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New"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style:font-face style:name="Times New Roman CE" svg:font-family="'Times New Roman CE'" style:font-family-generic="system" style:font-pitch="variable"/>
    <style:font-face style:name="Times New Roman Cyr" svg:font-family="'Times New Roman Cyr'" style:font-family-generic="system" style:font-pitch="variable"/>
  </office:font-face-decls>
  <office:automatic-styles>
    <style:style style:name="Table1" style:family="table">
      <style:table-properties style:width="3.1875in" fo:margin-left="-0.075in" fo:margin-top="0in" fo:margin-bottom="0in" table:align="left" style:writing-mode="lr-tb"/>
    </style:style>
    <style:style style:name="Table1.A" style:family="table-column">
      <style:table-column-properties style:column-width="1.5361in"/>
    </style:style>
    <style:style style:name="Table1.B" style:family="table-column">
      <style:table-column-properties style:column-width="0.9139in"/>
    </style:style>
    <style:style style:name="Table1.C" style:family="table-column">
      <style:table-column-properties style:column-width="0.7375in"/>
    </style:style>
    <style:style style:name="Table1.1" style:family="table-row">
      <style:table-row-properties fo:keep-together="auto"/>
    </style:style>
    <style:style style:name="Table1.A1" style:family="table-cell">
      <style:table-cell-properties style:vertical-align="bottom" fo:padding-left="0.075in" fo:padding-right="0.075in" fo:padding-top="0in" fo:padding-bottom="0in" fo:border-left="none" fo:border-right="none" fo:border-top="none" fo:border-bottom="0.5pt solid #000000"/>
    </style:style>
    <style:style style:name="Table1.A2" style:family="table-cell">
      <style:table-cell-properties style:vertical-align="" fo:padding-left="0.075in" fo:padding-right="0.075in" fo:padding-top="0in" fo:padding-bottom="0in" fo:border-left="none" fo:border-right="none" fo:border-top="0.5pt solid #000000" fo:border-bottom="0.5pt solid #000000"/>
    </style:style>
    <style:style style:name="Table1.A8" style:family="table-cell">
      <style:table-cell-properties style:vertical-align="" fo:padding-left="0.075in" fo:padding-right="0.075in" fo:padding-top="0in" fo:padding-bottom="0in" fo:border-left="none" fo:border-right="none" fo:border-top="0.5pt solid #000000" fo:border-bottom="none"/>
    </style:style>
    <style:style style:name="Table2" style:family="table">
      <style:table-properties style:width="3.2722in" fo:margin-left="-0.075in" fo:margin-top="0in" fo:margin-bottom="0in" table:align="left" style:writing-mode="lr-tb"/>
    </style:style>
    <style:style style:name="Table2.A" style:family="table-column">
      <style:table-column-properties style:column-width="1.3278in"/>
    </style:style>
    <style:style style:name="Table2.B" style:family="table-column">
      <style:table-column-properties style:column-width="0.9965in"/>
    </style:style>
    <style:style style:name="Table2.C" style:family="table-column">
      <style:table-column-properties style:column-width="0.9479in"/>
    </style:style>
    <style:style style:name="Table2.1" style:family="table-row">
      <style:table-row-properties fo:keep-together="auto"/>
    </style:style>
    <style:style style:name="Table2.A1" style:family="table-cell">
      <style:table-cell-properties style:vertical-align="bottom" fo:padding-left="0.075in" fo:padding-right="0.075in" fo:padding-top="0in" fo:padding-bottom="0in" fo:border-left="none" fo:border-right="none" fo:border-top="none" fo:border-bottom="0.5pt solid #000000"/>
    </style:style>
    <style:style style:name="Table2.A2" style:family="table-cell">
      <style:table-cell-properties style:vertical-align="" fo:padding-left="0.075in" fo:padding-right="0.075in" fo:padding-top="0in" fo:padding-bottom="0in" fo:border-left="none" fo:border-right="none" fo:border-top="0.5pt solid #000000" fo:border-bottom="0.5pt solid #000000"/>
    </style:style>
    <style:style style:name="Table2.8" style:family="table-row">
      <style:table-row-properties fo:keep-together="always"/>
    </style:style>
    <style:style style:name="Table2.A8" style:family="table-cell">
      <style:table-cell-properties style:vertical-align="" fo:padding-left="0.075in" fo:padding-right="0.075in" fo:padding-top="0in" fo:padding-bottom="0in" fo:border-left="none" fo:border-right="none" fo:border-top="0.5pt solid #000000" fo:border-bottom="none"/>
    </style:style>
    <style:style style:name="Table3" style:family="table">
      <style:table-properties style:width="3.3125in" fo:margin-left="-0.075in" fo:margin-top="0in" fo:margin-bottom="0in" table:align="left" style:writing-mode="lr-tb"/>
    </style:style>
    <style:style style:name="Table3.A" style:family="table-column">
      <style:table-column-properties style:column-width="1.5549in"/>
    </style:style>
    <style:style style:name="Table3.B" style:family="table-column">
      <style:table-column-properties style:column-width="1.0201in"/>
    </style:style>
    <style:style style:name="Table3.C" style:family="table-column">
      <style:table-column-properties style:column-width="0.7375in"/>
    </style:style>
    <style:style style:name="Table3.1" style:family="table-row">
      <style:table-row-properties fo:keep-together="auto"/>
    </style:style>
    <style:style style:name="Table3.A1" style:family="table-cell">
      <style:table-cell-properties style:vertical-align="bottom" fo:padding-left="0.075in" fo:padding-right="0.075in" fo:padding-top="0in" fo:padding-bottom="0in" fo:border-left="none" fo:border-right="none" fo:border-top="none" fo:border-bottom="0.5pt solid #000000"/>
    </style:style>
    <style:style style:name="Table3.A2" style:family="table-cell">
      <style:table-cell-properties style:vertical-align="" fo:padding-left="0.075in" fo:padding-right="0.075in" fo:padding-top="0in" fo:padding-bottom="0in" fo:border-left="none" fo:border-right="none" fo:border-top="0.5pt solid #000000" fo:border-bottom="0.5pt solid #000000"/>
    </style:style>
    <style:style style:name="Table3.A27" style:family="table-cell">
      <style:table-cell-properties style:vertical-align="" fo:padding-left="0.075in" fo:padding-right="0.075in" fo:padding-top="0in" fo:padding-bottom="0in" fo:border-left="none" fo:border-right="none" fo:border-top="0.5pt solid #000000" fo:border-bottom="none"/>
    </style:style>
    <style:style style:name="Table4" style:family="table">
      <style:table-properties style:width="4.075in" fo:margin-left="-0.075in" fo:margin-top="0in" fo:margin-bottom="0in" table:align="left" style:writing-mode="lr-tb"/>
    </style:style>
    <style:style style:name="Table4.A" style:family="table-column">
      <style:table-column-properties style:column-width="2.8694in"/>
    </style:style>
    <style:style style:name="Table4.B" style:family="table-column">
      <style:table-column-properties style:column-width="1.2049in"/>
    </style:style>
    <style:style style:name="Table4.1" style:family="table-row">
      <style:table-row-properties fo:keep-together="auto"/>
    </style:style>
    <style:style style:name="Table4.A1" style:family="table-cell">
      <style:table-cell-properties style:vertical-align="bottom" fo:padding-left="0.075in" fo:padding-right="0.075in" fo:padding-top="0in" fo:padding-bottom="0in" fo:border-left="none" fo:border-right="none" fo:border-top="none" fo:border-bottom="0.5pt solid #000000"/>
    </style:style>
    <style:style style:name="Table4.B1" style:family="table-cell">
      <style:table-cell-properties style:vertical-align="" fo:padding-left="0.075in" fo:padding-right="0.075in" fo:padding-top="0in" fo:padding-bottom="0in" fo:border-left="none" fo:border-right="none" fo:border-top="none" fo:border-bottom="0.5pt solid #000000"/>
    </style:style>
    <style:style style:name="Table4.A2" style:family="table-cell">
      <style:table-cell-properties style:vertical-align="" fo:padding-left="0.075in" fo:padding-right="0.075in" fo:padding-top="0in" fo:padding-bottom="0in" fo:border-left="none" fo:border-right="none" fo:border-top="0.5pt solid #000000" fo:border-bottom="0.5pt solid #000000"/>
    </style:style>
    <style:style style:name="Table4.7" style:family="table-row">
      <style:table-row-properties fo:keep-together="always"/>
    </style:style>
    <style:style style:name="Table4.A7" style:family="table-cell">
      <style:table-cell-properties style:vertical-align="" fo:padding-left="0.075in" fo:padding-right="0.075in" fo:padding-top="0in" fo:padding-bottom="0in" fo:border-left="none" fo:border-right="none" fo:border-top="0.5pt solid #000000" fo:border-bottom="none"/>
    </style:style>
    <style:style style:name="Table5" style:family="table">
      <style:table-properties style:width="2.9194in" fo:margin-left="-0.075in" fo:margin-top="0in" fo:margin-bottom="0in" table:align="left" style:writing-mode="lr-tb"/>
    </style:style>
    <style:style style:name="Table5.A" style:family="table-column">
      <style:table-column-properties style:column-width="0.7in"/>
    </style:style>
    <style:style style:name="Table5.B" style:family="table-column">
      <style:table-column-properties style:column-width="0.8264in"/>
    </style:style>
    <style:style style:name="Table5.C" style:family="table-column">
      <style:table-column-properties style:column-width="1.3931in"/>
    </style:style>
    <style:style style:name="Table5.1" style:family="table-row">
      <style:table-row-properties fo:keep-together="auto"/>
    </style:style>
    <style:style style:name="Table5.A1" style:family="table-cell">
      <style:table-cell-properties style:vertical-align="bottom" fo:padding-left="0.075in" fo:padding-right="0.075in" fo:padding-top="0in" fo:padding-bottom="0in" fo:border-left="none" fo:border-right="none" fo:border-top="none" fo:border-bottom="0.5pt solid #000000"/>
    </style:style>
    <style:style style:name="Table5.A2" style:family="table-cell">
      <style:table-cell-properties style:vertical-align="bottom" fo:padding-left="0.075in" fo:padding-right="0.075in" fo:padding-top="0in" fo:padding-bottom="0in" fo:border-left="none" fo:border-right="none" fo:border-top="0.5pt solid #000000" fo:border-bottom="0.5pt solid #000000"/>
    </style:style>
    <style:style style:name="Table5.B2" style:family="table-cell">
      <style:table-cell-properties style:vertical-align="" fo:padding-left="0.075in" fo:padding-right="0.075in" fo:padding-top="0in" fo:padding-bottom="0in" fo:border-left="none" fo:border-right="none" fo:border-top="0.5pt solid #000000" fo:border-bottom="0.5pt solid #000000"/>
    </style:style>
    <style:style style:name="Table5.A8" style:family="table-cell">
      <style:table-cell-properties style:vertical-align="bottom" fo:padding-left="0.075in" fo:padding-right="0.075in" fo:padding-top="0in" fo:padding-bottom="0in" fo:border-left="none" fo:border-right="none" fo:border-top="0.5pt solid #000000" fo:border-bottom="none"/>
    </style:style>
    <style:style style:name="Table5.B8" style:family="table-cell">
      <style:table-cell-properties style:vertical-align="" fo:padding-left="0.075in" fo:padding-right="0.075in" fo:padding-top="0in" fo:padding-bottom="0in" fo:border-left="none" fo:border-right="none" fo:border-top="0.5pt solid #000000" fo:border-bottom="none"/>
    </style:style>
    <style:style style:name="Table6" style:family="table">
      <style:table-properties style:width="1.7299in" fo:margin-left="-0.075in" fo:margin-top="0in" fo:margin-bottom="0in" table:align="left" style:writing-mode="lr-tb"/>
    </style:style>
    <style:style style:name="Table6.A" style:family="table-column">
      <style:table-column-properties style:column-width="0.7479in"/>
    </style:style>
    <style:style style:name="Table6.B" style:family="table-column">
      <style:table-column-properties style:column-width="0.9813in"/>
    </style:style>
    <style:style style:name="Table6.1" style:family="table-row">
      <style:table-row-properties fo:keep-together="auto"/>
    </style:style>
    <style:style style:name="Table6.A1" style:family="table-cell">
      <style:table-cell-properties style:vertical-align="" fo:padding-left="0.075in" fo:padding-right="0.075in" fo:padding-top="0in" fo:padding-bottom="0in" fo:border-left="none" fo:border-right="none" fo:border-top="none" fo:border-bottom="0.5pt solid #000000"/>
    </style:style>
    <style:style style:name="Table6.A2" style:family="table-cell">
      <style:table-cell-properties style:vertical-align="" fo:padding-left="0.075in" fo:padding-right="0.075in" fo:padding-top="0in" fo:padding-bottom="0in" fo:border-left="none" fo:border-right="none" fo:border-top="0.5pt solid #000000" fo:border-bottom="0.5pt solid #000000"/>
    </style:style>
    <style:style style:name="Table6.A4" style:family="table-cell">
      <style:table-cell-properties style:vertical-align="" fo:padding-left="0.075in" fo:padding-right="0.075in" fo:padding-top="0in" fo:padding-bottom="0in" fo:border-left="none" fo:border-right="none" fo:border-top="0.5pt solid #000000" fo:border-bottom="none"/>
    </style:style>
    <style:style style:name="Table7" style:family="table">
      <style:table-properties style:width="1.5201in" fo:margin-left="-0.075in" fo:margin-top="0in" fo:margin-bottom="0in" table:align="left" style:writing-mode="lr-tb"/>
    </style:style>
    <style:style style:name="Table7.A" style:family="table-column">
      <style:table-column-properties style:column-width="0.7479in"/>
    </style:style>
    <style:style style:name="Table7.B" style:family="table-column">
      <style:table-column-properties style:column-width="0.7715in"/>
    </style:style>
    <style:style style:name="Table7.1" style:family="table-row">
      <style:table-row-properties fo:keep-together="auto"/>
    </style:style>
    <style:style style:name="Table7.A1" style:family="table-cell">
      <style:table-cell-properties style:vertical-align="" fo:padding-left="0.075in" fo:padding-right="0.075in" fo:padding-top="0in" fo:padding-bottom="0in" fo:border-left="none" fo:border-right="none" fo:border-top="none" fo:border-bottom="0.5pt solid #000000"/>
    </style:style>
    <style:style style:name="Table7.A2" style:family="table-cell">
      <style:table-cell-properties style:vertical-align="" fo:padding-left="0.075in" fo:padding-right="0.075in" fo:padding-top="0in" fo:padding-bottom="0in" fo:border-left="none" fo:border-right="none" fo:border-top="0.5pt solid #000000" fo:border-bottom="0.5pt solid #000000"/>
    </style:style>
    <style:style style:name="Table7.A4" style:family="table-cell">
      <style:table-cell-properties style:vertical-align="" fo:padding-left="0.075in" fo:padding-right="0.075in" fo:padding-top="0in" fo:padding-bottom="0in" fo:border-left="none" fo:border-right="none" fo:border-top="0.5pt solid #000000" fo:border-bottom="none"/>
    </style:style>
    <style:style style:name="Table8" style:family="table">
      <style:table-properties style:width="5.5083in" fo:margin-left="-0.075in" fo:margin-top="0in" fo:margin-bottom="0in" table:align="left" style:writing-mode="lr-tb"/>
    </style:style>
    <style:style style:name="Table8.A" style:family="table-column">
      <style:table-column-properties style:column-width="0.366in"/>
    </style:style>
    <style:style style:name="Table8.B" style:family="table-column">
      <style:table-column-properties style:column-width="1.0146in"/>
    </style:style>
    <style:style style:name="Table8.C" style:family="table-column">
      <style:table-column-properties style:column-width="4.1278in"/>
    </style:style>
    <style:style style:name="Table8.1" style:family="table-row">
      <style:table-row-properties fo:keep-together="auto"/>
    </style:style>
    <style:style style:name="Table8.A1" style:family="table-cell">
      <style:table-cell-properties style:vertical-align="" fo:padding-left="0.075in" fo:padding-right="0.075in" fo:padding-top="0in" fo:padding-bottom="0in" fo:border-left="none" fo:border-right="none" fo:border-top="none" fo:border-bottom="0.5pt solid #000000"/>
    </style:style>
    <style:style style:name="Table8.A2" style:family="table-cell">
      <style:table-cell-properties style:vertical-align="" fo:padding-left="0.075in" fo:padding-right="0.075in" fo:padding-top="0in" fo:padding-bottom="0in" fo:border-left="none" fo:border-right="none" fo:border-top="0.5pt solid #000000" fo:border-bottom="0.5pt solid #000000"/>
    </style:style>
    <style:style style:name="Table8.9" style:family="table-row">
      <style:table-row-properties fo:keep-together="always"/>
    </style:style>
    <style:style style:name="Table8.A9" style:family="table-cell">
      <style:table-cell-properties style:vertical-align="" fo:padding-left="0.075in" fo:padding-right="0.075in" fo:padding-top="0in" fo:padding-bottom="0in" fo:border-left="none" fo:border-right="none" fo:border-top="0.5pt solid #000000" fo:border-bottom="none"/>
    </style:style>
    <style:style style:name="Table9" style:family="table">
      <style:table-properties style:width="7.15in" fo:margin-left="-0.075in" fo:margin-top="0in" fo:margin-bottom="0in" table:align="left" style:writing-mode="lr-tb"/>
    </style:style>
    <style:style style:name="Table9.A" style:family="table-column">
      <style:table-column-properties style:column-width="0.8507in"/>
    </style:style>
    <style:style style:name="Table9.B" style:family="table-column">
      <style:table-column-properties style:column-width="0.7931in"/>
    </style:style>
    <style:style style:name="Table9.C" style:family="table-column">
      <style:table-column-properties style:column-width="4.1479in"/>
    </style:style>
    <style:style style:name="Table9.D" style:family="table-column">
      <style:table-column-properties style:column-width="1.3576in"/>
    </style:style>
    <style:style style:name="Table9.1" style:family="table-row">
      <style:table-row-properties fo:keep-together="auto"/>
    </style:style>
    <style:style style:name="Table9.A1" style:family="table-cell">
      <style:table-cell-properties style:vertical-align="" fo:padding-left="0.075in" fo:padding-right="0.075in" fo:padding-top="0in" fo:padding-bottom="0in" fo:border-left="none" fo:border-right="none" fo:border-top="none" fo:border-bottom="0.5pt solid #000000"/>
    </style:style>
    <style:style style:name="Table9.A2" style:family="table-cell">
      <style:table-cell-properties style:vertical-align="" fo:padding-left="0.075in" fo:padding-right="0.075in" fo:padding-top="0in" fo:padding-bottom="0in" fo:border-left="none" fo:border-right="none" fo:border-top="0.5pt solid #000000" fo:border-bottom="0.5pt solid #000000"/>
    </style:style>
    <style:style style:name="Table9.9" style:family="table-row">
      <style:table-row-properties fo:keep-together="always"/>
    </style:style>
    <style:style style:name="Table9.A9" style:family="table-cell">
      <style:table-cell-properties style:vertical-align="" fo:padding-left="0.075in" fo:padding-right="0.075in" fo:padding-top="0in" fo:padding-bottom="0in" fo:border-left="none" fo:border-right="none" fo:border-top="0.5pt solid #000000" fo:border-bottom="none"/>
    </style:style>
    <style:style style:name="Table10" style:family="table">
      <style:table-properties style:width="2.4646in" fo:margin-left="-0.075in" fo:margin-top="0in" fo:margin-bottom="0in" table:align="left" style:writing-mode="lr-tb"/>
    </style:style>
    <style:style style:name="Table10.A" style:family="table-column">
      <style:table-column-properties style:column-width="0.4972in"/>
    </style:style>
    <style:style style:name="Table10.B" style:family="table-column">
      <style:table-column-properties style:column-width="0.8528in"/>
    </style:style>
    <style:style style:name="Table10.C" style:family="table-column">
      <style:table-column-properties style:column-width="0.3354in"/>
    </style:style>
    <style:style style:name="Table10.D" style:family="table-column">
      <style:table-column-properties style:column-width="0.3819in"/>
    </style:style>
    <style:style style:name="Table10.E" style:family="table-column">
      <style:table-column-properties style:column-width="0.3972in"/>
    </style:style>
    <style:style style:name="Table10.1" style:family="table-row">
      <style:table-row-properties fo:keep-together="auto"/>
    </style:style>
    <style:style style:name="Table10.A1" style:family="table-cell">
      <style:table-cell-properties style:vertical-align="" fo:padding-left="0.075in" fo:padding-right="0.075in" fo:padding-top="0in" fo:padding-bottom="0in" fo:border-left="none" fo:border-right="none" fo:border-top="none" fo:border-bottom="0.5pt solid #000000"/>
    </style:style>
    <style:style style:name="Table10.A2" style:family="table-cell">
      <style:table-cell-properties style:vertical-align="" fo:padding-left="0.075in" fo:padding-right="0.075in" fo:padding-top="0in" fo:padding-bottom="0in" fo:border-left="none" fo:border-right="none" fo:border-top="0.5pt solid #000000" fo:border-bottom="0.5pt solid #000000"/>
    </style:style>
    <style:style style:name="Table10.A16" style:family="table-cell">
      <style:table-cell-properties style:vertical-align="" fo:padding-left="0.075in" fo:padding-right="0.075in" fo:padding-top="0in" fo:padding-bottom="0in" fo:border-left="none" fo:border-right="none" fo:border-top="0.5pt solid #000000" fo:border-bottom="none"/>
    </style:style>
    <style:style style:name="P1" style:family="paragraph" style:parent-style-name="Heading_20_3">
      <style:paragraph-properties fo:margin-left="0in" fo:margin-right="0in" fo:text-indent="0in" style:auto-text-indent="false">
        <style:tab-stops/>
      </style:paragraph-properties>
    </style:style>
    <style:style style:name="P2" style:family="paragraph" style:parent-style-name="Heading_20_3">
      <style:paragraph-properties fo:margin-left="0in" fo:margin-right="0in" fo:text-align="center" style:justify-single-word="false" fo:text-indent="0in" style:auto-text-indent="false">
        <style:tab-stops/>
      </style:paragraph-properties>
    </style:style>
    <style:style style:name="P3" style:family="paragraph" style:parent-style-name="Heading_20_4" style:list-style-name="">
      <style:paragraph-properties fo:margin-left="0in" fo:margin-right="0in" fo:text-align="center" style:justify-single-word="false" fo:text-indent="0in" style:auto-text-indent="false">
        <style:tab-stops/>
      </style:paragraph-properties>
    </style:style>
    <style:style style:name="P4" style:family="paragraph" style:parent-style-name="Body_20_Text_20_2">
      <style:paragraph-properties fo:margin-left="0in" fo:margin-right="0in" fo:text-indent="0in" style:auto-text-indent="false"/>
    </style:style>
    <style:style style:name="P5" style:family="paragraph" style:parent-style-name="Standard">
      <style:paragraph-properties fo:margin-left="0in" fo:margin-right="0in" fo:text-indent="0in" style:auto-text-indent="false"/>
    </style:style>
    <style:style style:name="P6" style:family="paragraph" style:parent-style-name="Standard">
      <style:paragraph-properties fo:margin-left="0in" fo:margin-right="0in" fo:text-indent="0in" style:auto-text-indent="false"/>
      <style:text-properties style:use-window-font-color="true" style:font-name="Times New Roman"/>
    </style:style>
    <style:style style:name="P7" style:family="paragraph" style:parent-style-name="Standard">
      <style:paragraph-properties fo:margin-left="0in" fo:margin-right="0in" fo:text-indent="0in" style:auto-text-indent="false"/>
      <style:text-properties style:use-window-font-color="true" style:font-name="Times New Roman" fo:font-size="10pt" style:font-size-asian="10pt"/>
    </style:style>
    <style:style style:name="P8" style:family="paragraph" style:parent-style-name="Standard">
      <style:paragraph-properties fo:margin-left="0in" fo:margin-right="0in" fo:text-align="start" style:justify-single-word="false" fo:text-indent="0in" style:auto-text-indent="false">
        <style:tab-stops/>
      </style:paragraph-properties>
    </style:style>
    <style:style style:name="P9" style:family="paragraph" style:parent-style-name="Standard">
      <style:paragraph-properties fo:margin-left="0in" fo:margin-right="0in" fo:text-indent="0in" style:auto-text-indent="false">
        <style:tab-stops/>
      </style:paragraph-properties>
    </style:style>
    <style:style style:name="P10" style:family="paragraph" style:parent-style-name="Standard">
      <style:paragraph-properties fo:margin-left="0in" fo:margin-right="0in" fo:text-align="center" style:justify-single-word="false" fo:text-indent="0in" style:auto-text-indent="false"/>
    </style:style>
    <style:style style:name="P11" style:family="paragraph" style:parent-style-name="Standard">
      <style:paragraph-properties fo:margin-left="0in" fo:margin-right="0in" fo:text-align="center" style:justify-single-word="false" fo:text-indent="0in" style:auto-text-indent="false">
        <style:tab-stops/>
      </style:paragraph-properties>
    </style:style>
    <style:style style:name="P12" style:family="paragraph" style:parent-style-name="Standard">
      <style:paragraph-properties fo:margin-left="0in" fo:margin-right="0in" fo:text-align="end" style:justify-single-word="false" fo:text-indent="0in" style:auto-text-indent="false"/>
    </style:style>
    <style:style style:name="P13" style:family="paragraph" style:parent-style-name="Standard">
      <style:paragraph-properties fo:margin-left="0in" fo:margin-right="0in" fo:text-align="end" style:justify-single-word="false" fo:text-indent="0in" style:auto-text-indent="false">
        <style:tab-stops/>
      </style:paragraph-properties>
    </style:style>
    <style:style style:name="P14" style:family="paragraph" style:parent-style-name="Standard">
      <style:paragraph-properties fo:margin-left="0in" fo:margin-right="0in" fo:text-indent="0in" style:auto-text-indent="false"/>
      <style:text-properties fo:color="#ff00ff" style:font-name="Times New Roman" fo:font-size="10pt" style:font-size-asian="10pt"/>
    </style:style>
    <style:style style:name="P15" style:family="paragraph" style:parent-style-name="Preformatted" style:master-page-name="Standard">
      <style:paragraph-properties fo:margin-left="0in" fo:margin-right="0in" fo:orphans="2" fo:widows="2" fo:text-indent="0in" style:auto-text-indent="false" style:page-number="auto"/>
    </style:style>
    <style:style style:name="P16" style:family="paragraph" style:parent-style-name="Heading_20_2">
      <style:paragraph-properties fo:margin-left="0in" fo:margin-right="0in" fo:text-align="center" style:justify-single-word="false" fo:text-indent="0in" style:auto-text-indent="false">
        <style:tab-stops/>
      </style:paragraph-properties>
    </style:style>
    <style:style style:name="P17" style:family="paragraph" style:parent-style-name="Heading_20_2">
      <style:paragraph-properties fo:margin-left="0in" fo:margin-right="0in" fo:text-indent="0in" style:auto-text-indent="false">
        <style:tab-stops/>
      </style:paragraph-properties>
    </style:style>
    <style:style style:name="P18" style:family="paragraph" style:parent-style-name="Text_20_body">
      <style:paragraph-properties fo:margin-left="0in" fo:margin-right="0in" fo:text-indent="0in" style:auto-text-indent="false"/>
    </style:style>
    <style:style style:name="P19" style:family="paragraph" style:parent-style-name="Heading_20_1" style:list-style-name="">
      <style:paragraph-properties fo:margin-left="0in" fo:margin-right="0in" fo:text-align="center" style:justify-single-word="false" fo:text-indent="0in" style:auto-text-indent="false">
        <style:tab-stops/>
      </style:paragraph-properties>
    </style:style>
    <style:style style:name="T1" style:family="text">
      <style:text-properties style:font-name="Times New Roman"/>
    </style:style>
    <style:style style:name="T2" style:family="text">
      <style:text-properties style:font-name="Times New Roman" fo:font-size="10pt" style:font-size-asian="10pt"/>
    </style:style>
    <style:style style:name="T3" style:family="text">
      <style:text-properties style:font-name="Times New Roman" fo:font-size="10pt" fo:font-weight="bold" style:font-size-asian="10pt" style:font-weight-asian="bold"/>
    </style:style>
    <style:style style:name="T4" style:family="text">
      <style:text-properties style:use-window-font-color="true" style:font-name="Times New Roman" fo:font-size="18pt" style:font-size-asian="18pt"/>
    </style:style>
    <style:style style:name="T5" style:family="text">
      <style:text-properties style:use-window-font-color="true" style:font-name="Times New Roman"/>
    </style:style>
    <style:style style:name="T6" style:family="text">
      <style:text-properties style:use-window-font-color="true" style:font-name="Times New Roman" fo:font-size="10pt" style:font-size-asian="10pt"/>
    </style:style>
    <style:style style:name="T7" style:family="text">
      <style:text-properties style:use-window-font-color="true" style:font-name="Times New Roman" fo:font-size="10pt" fo:font-weight="bold" style:font-size-asian="10pt" style:font-weight-asian="bold"/>
    </style:style>
    <style:style style:name="T8" style:family="text">
      <style:text-properties style:use-window-font-color="true" style:font-name="Times New Roman" fo:font-size="10pt" fo:font-style="italic" style:font-size-asian="10pt" style:font-style-asian="italic"/>
    </style:style>
    <style:style style:name="T9" style:family="text">
      <style:text-properties style:use-window-font-color="true" style:text-position="super 58%" style:font-name="Times New Roman" fo:font-size="10pt" fo:font-weight="bold" style:font-size-asian="10pt" style:font-weight-asian="bold"/>
    </style:style>
    <style:style style:name="T10" style:family="text">
      <style:text-properties fo:font-weight="normal" style:font-weight-asian="normal"/>
    </style:style>
    <style:style style:name="T11" style:family="text">
      <style:text-properties fo:color="#000000" style:font-name="Times New Roman"/>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text:span text:style-name="T1">This material is Open Game Content, and is licensed for public use under the terms of the Open Game License v1.0a.</text:span></text:p>
      <text:p text:style-name="P5"><text:span text:style-name="T4">SPELLS (P-R)</text:span></text:p>
      <text:p text:style-name="P6"/>
      <text:p text:style-name="P5"><text:span text:style-name="T5">Passwall</text:span></text:p>
      <text:p text:style-name="P5"><text:span text:style-name="T6">Transmutation</text:span></text:p>
      <text:p text:style-name="P5"><text:span text:style-name="T7">Level:</text:span><text:span text:style-name="T6"> Sor/Wiz 5</text:span></text:p>
      <text:p text:style-name="P5"><text:span text:style-name="T7">Components:</text:span><text:span text:style-name="T6"> V, S, M</text:span></text:p>
      <text:p text:style-name="P5"><text:span text:style-name="T7">Casting Time:</text:span><text:span text:style-name="T6"> 1 standard action</text:span></text:p>
      <text:p text:style-name="P5"><text:span text:style-name="T7">Range:</text:span><text:span text:style-name="T6"> Touch</text:span></text:p>
      <text:p text:style-name="P5"><text:span text:style-name="T7">Effect:</text:span><text:span text:style-name="T6"> 5 ft. by 8 ft. opening, 10 ft. deep plus 5 ft. deep per three additional levels</text:span></text:p>
      <text:p text:style-name="P5"><text:span text:style-name="T7">Duration:</text:span><text:span text:style-name="T6"> 1 hour/level (D)</text:span></text:p>
      <text:p text:style-name="P5"><text:span text:style-name="T7">Saving Throw:</text:span><text:span text:style-name="T6"> None</text:span></text:p>
      <text:p text:style-name="P5"><text:span text:style-name="T7">Spell Resistance:</text:span><text:span text:style-name="T6"> No</text:span></text:p>
      <text:p text:style-name="P5"><text:span text:style-name="T6">You create a passage through wooden, plaster, or stone walls, but not through metal or other harder materials. The passage is 10 feet deep plus an additional 5 feet deep per three caster levels above 9th (15 feet at 12th, 20 feet at 15th, and a maximum of 25 feet deep at 18th level). If the wall’s thickness is more than the depth of the passage created, then a single </text:span><text:span text:style-name="T8">passwall </text:span><text:span text:style-name="T6">simply makes a niche or short tunnel. Several </text:span><text:span text:style-name="T8">passwall </text:span><text:span text:style-name="T6">spells can then form a continuing passage to breach very thick walls. When </text:span><text:span text:style-name="T8">passwall </text:span><text:span text:style-name="T6">ends, creatures within the passage are ejected out the nearest exit. If someone dispels the </text:span><text:span text:style-name="T8">passwall </text:span><text:span text:style-name="T6">or you dismiss it, creatures in the passage are ejected out the far exit, if there is one, or out the sole exit if there is only one.</text:span></text:p>
      <text:p text:style-name="P5"><text:span text:style-name="T8">Material Component: </text:span><text:span text:style-name="T6">A pinch of sesame seeds.</text:span></text:p>
      <text:p text:style-name="P7"/>
      <text:p text:style-name="P5"><text:span text:style-name="T5">Pass without Trace</text:span></text:p>
      <text:p text:style-name="P5"><text:span text:style-name="T6">Transmutation</text:span></text:p>
      <text:p text:style-name="P5"><text:span text:style-name="T7">Level:</text:span><text:span text:style-name="T6"> Drd 1, Rgr 1</text:span></text:p>
      <text:p text:style-name="P5"><text:span text:style-name="T7">Components:</text:span><text:span text:style-name="T6"> V, S, DF</text:span></text:p>
      <text:p text:style-name="P5"><text:span text:style-name="T7">Casting Time:</text:span><text:span text:style-name="T6"> 1 standard action</text:span></text:p>
      <text:p text:style-name="P5"><text:span text:style-name="T7">Range:</text:span><text:span text:style-name="T6"> Touch</text:span></text:p>
      <text:p text:style-name="P5"><text:span text:style-name="T7">Targets:</text:span><text:span text:style-name="T6"> One creature/level touched</text:span></text:p>
      <text:p text:style-name="P5"><text:soft-page-break/><text:span text:style-name="T7">Duration:</text:span><text:span text:style-name="T6"> 1 hour/level (D)</text:span></text:p>
      <text:p text:style-name="P5"><text:span text:style-name="T7">Saving Throw: </text:span><text:span text:style-name="T6">Will negates (harmless)</text:span></text:p>
      <text:p text:style-name="P5"><text:span text:style-name="T7">Spell Resistance:</text:span><text:span text:style-name="T6"> Yes (harmless)</text:span></text:p>
      <text:p text:style-name="P5"><text:span text:style-name="T6">The subject or subjects can move through any type of terrain and leave neither footprints nor scent. Tracking the subjects is impossible by nonmagical means.</text:span></text:p>
      <text:p text:style-name="P7"/>
      <text:p text:style-name="P5"><text:span text:style-name="T5">Permanency</text:span></text:p>
      <text:p text:style-name="P5"><text:span text:style-name="T6">Universal</text:span></text:p>
      <text:p text:style-name="P5"><text:span text:style-name="T7">Level:</text:span><text:span text:style-name="T6"> Sor/Wiz 5</text:span></text:p>
      <text:p text:style-name="P5"><text:span text:style-name="T7">Components:</text:span><text:span text:style-name="T6"> V, S, XP</text:span></text:p>
      <text:p text:style-name="P5"><text:span text:style-name="T7">Casting Time:</text:span><text:span text:style-name="T6"> 2 rounds</text:span></text:p>
      <text:p text:style-name="P5"><text:span text:style-name="T7">Range:</text:span><text:span text:style-name="T6"> See text</text:span></text:p>
      <text:p text:style-name="P5"><text:span text:style-name="T7">Target, Effect, or Area: </text:span><text:span text:style-name="T6">See text</text:span></text:p>
      <text:p text:style-name="P5"><text:span text:style-name="T7">Duration:</text:span><text:span text:style-name="T6"> Permanent; see text</text:span></text:p>
      <text:p text:style-name="P5"><text:span text:style-name="T7">Saving Throw:</text:span><text:span text:style-name="T6"> None</text:span></text:p>
      <text:p text:style-name="P5"><text:span text:style-name="T7">Spell Resistance:</text:span><text:span text:style-name="T6"> No</text:span></text:p>
      <text:p text:style-name="P5"><text:span text:style-name="T6">This spell makes certain other spells permanent.</text:span></text:p>
      <text:p text:style-name="P18"><text:span text:style-name="T2">Depending on the spell, you must be of a minimum caster level and must expend a number of XP.</text:span></text:p>
      <text:p text:style-name="P5"><text:span text:style-name="T6">You can make the following spells permanent in regard to yourself.</text:span></text:p>
      <table:table table:name="Table1" table:style-name="Table1">
        <table:table-column table:style-name="Table1.A"/>
        <table:table-column table:style-name="Table1.B"/>
        <table:table-column table:style-name="Table1.C"/>
        <text:soft-page-break/>
        <table:table-row table:style-name="Table1.1">
          <table:table-cell table:style-name="Table1.A1" office:value-type="string">
            <text:p text:style-name="P8"><text:span text:style-name="T5">Spell</text:span></text:p>
          </table:table-cell>
          <table:table-cell table:style-name="Table1.A1" office:value-type="string">
            <text:h text:style-name="P3" text:outline-level="4"><text:span text:style-name="T1">Minimum Caster Level</text:span></text:h>
          </table:table-cell>
          <table:table-cell table:style-name="Table1.A1" office:value-type="string">
            <text:h text:style-name="P1" text:outline-level="3"><text:span text:style-name="T1">XP Cost</text:span></text:h>
          </table:table-cell>
        </table:table-row>
        <table:table-row table:style-name="Table1.1">
          <table:table-cell table:style-name="Table1.A2" office:value-type="string">
            <text:p text:style-name="P9"><text:span text:style-name="T8">Arcane sight</text:span></text:p>
          </table:table-cell>
          <table:table-cell table:style-name="Table1.A2" office:value-type="string">
            <text:p text:style-name="P11"><text:span text:style-name="T6">11th</text:span></text:p>
          </table:table-cell>
          <table:table-cell table:style-name="Table1.A2" office:value-type="string">
            <text:p text:style-name="P13"><text:span text:style-name="T6">1,500 XP</text:span></text:p>
          </table:table-cell>
        </table:table-row>
        <table:table-row table:style-name="Table1.1">
          <table:table-cell table:style-name="Table1.A2" office:value-type="string">
            <text:p text:style-name="P5"><text:span text:style-name="T8">Comprehend languages</text:span></text:p>
          </table:table-cell>
          <table:table-cell table:style-name="Table1.A2" office:value-type="string">
            <text:p text:style-name="P10"><text:span text:style-name="T6">9th</text:span></text:p>
          </table:table-cell>
          <table:table-cell table:style-name="Table1.A2" office:value-type="string">
            <text:p text:style-name="P12"><text:span text:style-name="T6">500 XP</text:span></text:p>
          </table:table-cell>
        </table:table-row>
        <table:table-row table:style-name="Table1.1">
          <table:table-cell table:style-name="Table1.A2" office:value-type="string">
            <text:p text:style-name="P5"><text:span text:style-name="T8">Darkvision</text:span></text:p>
          </table:table-cell>
          <table:table-cell table:style-name="Table1.A2" office:value-type="string">
            <text:p text:style-name="P10"><text:span text:style-name="T6">10th</text:span></text:p>
          </table:table-cell>
          <table:table-cell table:style-name="Table1.A2" office:value-type="string">
            <text:p text:style-name="P12"><text:span text:style-name="T6">1,000 XP</text:span></text:p>
          </table:table-cell>
        </table:table-row>
        <table:table-row table:style-name="Table1.1">
          <table:table-cell table:style-name="Table1.A2" office:value-type="string">
            <text:p text:style-name="P5"><text:span text:style-name="T8">Detect magic</text:span></text:p>
          </table:table-cell>
          <table:table-cell table:style-name="Table1.A2" office:value-type="string">
            <text:p text:style-name="P10"><text:span text:style-name="T6">9th</text:span></text:p>
          </table:table-cell>
          <table:table-cell table:style-name="Table1.A2" office:value-type="string">
            <text:p text:style-name="P12"><text:span text:style-name="T6">500 XP</text:span></text:p>
          </table:table-cell>
        </table:table-row>
        <table:table-row table:style-name="Table1.1">
          <table:table-cell table:style-name="Table1.A2" office:value-type="string">
            <text:p text:style-name="P5"><text:span text:style-name="T8">Read magic</text:span></text:p>
          </table:table-cell>
          <table:table-cell table:style-name="Table1.A2" office:value-type="string">
            <text:p text:style-name="P10"><text:span text:style-name="T6">9th</text:span></text:p>
          </table:table-cell>
          <table:table-cell table:style-name="Table1.A2" office:value-type="string">
            <text:p text:style-name="P12"><text:span text:style-name="T6">500 XP</text:span></text:p>
          </table:table-cell>
        </table:table-row>
        <table:table-row table:style-name="Table1.1">
          <table:table-cell table:style-name="Table1.A2" office:value-type="string">
            <text:p text:style-name="P5"><text:span text:style-name="T8">See invisibility</text:span></text:p>
          </table:table-cell>
          <table:table-cell table:style-name="Table1.A2" office:value-type="string">
            <text:p text:style-name="P10"><text:span text:style-name="T6">10th</text:span></text:p>
          </table:table-cell>
          <table:table-cell table:style-name="Table1.A2" office:value-type="string">
            <text:p text:style-name="P12"><text:span text:style-name="T6">1,000 XP</text:span></text:p>
          </table:table-cell>
        </table:table-row>
        <table:table-row table:style-name="Table1.1">
          <table:table-cell table:style-name="Table1.A8" office:value-type="string">
            <text:p text:style-name="P9"><text:span text:style-name="T8">Tongues</text:span></text:p>
          </table:table-cell>
          <table:table-cell table:style-name="Table1.A8" office:value-type="string">
            <text:p text:style-name="P11"><text:span text:style-name="T6">11th</text:span></text:p>
          </table:table-cell>
          <table:table-cell table:style-name="Table1.A8" office:value-type="string">
            <text:p text:style-name="P13"><text:span text:style-name="T6">1,500 XP</text:span></text:p>
          </table:table-cell>
        </table:table-row>
      </table:table>
      <text:p text:style-name="P5"><text:span text:style-name="T6">You cast the desired spell and then follow it with the </text:span><text:span text:style-name="T8">permanency </text:span><text:span text:style-name="T6">spell. You cannot cast these spells on other creatures. This application of </text:span><text:span text:style-name="T8">permanency </text:span><text:span text:style-name="T6">can be dispelled only by a caster of higher level than you were when you cast the spell.</text:span></text:p>
      <text:p text:style-name="P5"><text:span text:style-name="T6">In addition to personal use, </text:span><text:span text:style-name="T8">permanency </text:span><text:span text:style-name="T6">can be used to make the following spells permanent on yourself, another creature, or an object (as appropriate).</text:span></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8"><text:span text:style-name="T5">Spell</text:span></text:p>
          </table:table-cell>
          <table:table-cell table:style-name="Table2.A1" office:value-type="string">
            <text:h text:style-name="P3" text:outline-level="4"><text:span text:style-name="T1">Minimum Caster Level</text:span></text:h>
          </table:table-cell>
          <table:table-cell table:style-name="Table2.A1" office:value-type="string">
            <text:h text:style-name="P2" text:outline-level="3"><text:span text:style-name="T1">XP Cost</text:span></text:h>
          </table:table-cell>
        </table:table-row>
        <table:table-row table:style-name="Table2.1">
          <table:table-cell table:style-name="Table2.A2" office:value-type="string">
            <text:p text:style-name="P9"><text:span text:style-name="T8">Enlarge person</text:span></text:p>
          </table:table-cell>
          <table:table-cell table:style-name="Table2.A2" office:value-type="string">
            <text:p text:style-name="P11"><text:span text:style-name="T6">9th</text:span></text:p>
          </table:table-cell>
          <table:table-cell table:style-name="Table2.A2" office:value-type="string">
            <text:p text:style-name="P13"><text:span text:style-name="T6">500 XP</text:span></text:p>
          </table:table-cell>
        </table:table-row>
        <table:table-row table:style-name="Table2.1">
          <table:table-cell table:style-name="Table2.A2" office:value-type="string">
            <text:p text:style-name="P5"><text:span text:style-name="T8">Magic fang</text:span></text:p>
          </table:table-cell>
          <table:table-cell table:style-name="Table2.A2" office:value-type="string">
            <text:p text:style-name="P10"><text:span text:style-name="T6">9th</text:span></text:p>
          </table:table-cell>
          <table:table-cell table:style-name="Table2.A2" office:value-type="string">
            <text:p text:style-name="P12"><text:span text:style-name="T6">500 XP</text:span></text:p>
          </table:table-cell>
        </table:table-row>
        <table:table-row table:style-name="Table2.1">
          <table:table-cell table:style-name="Table2.A2" office:value-type="string">
            <text:p text:style-name="P5"><text:span text:style-name="T8">Magic fang, greater</text:span></text:p>
          </table:table-cell>
          <table:table-cell table:style-name="Table2.A2" office:value-type="string">
            <text:p text:style-name="P10"><text:span text:style-name="T6">11th</text:span></text:p>
          </table:table-cell>
          <table:table-cell table:style-name="Table2.A2" office:value-type="string">
            <text:p text:style-name="P12"><text:span text:style-name="T6">1,500 XP</text:span></text:p>
          </table:table-cell>
        </table:table-row>
        <table:table-row table:style-name="Table2.1">
          <table:table-cell table:style-name="Table2.A2" office:value-type="string">
            <text:p text:style-name="P5"><text:span text:style-name="T8">Reduce person</text:span></text:p>
          </table:table-cell>
          <table:table-cell table:style-name="Table2.A2" office:value-type="string">
            <text:p text:style-name="P10"><text:span text:style-name="T6">9th</text:span></text:p>
          </table:table-cell>
          <table:table-cell table:style-name="Table2.A2" office:value-type="string">
            <text:p text:style-name="P12"><text:span text:style-name="T6">500 XP</text:span></text:p>
          </table:table-cell>
        </table:table-row>
        <table:table-row table:style-name="Table2.1">
          <table:table-cell table:style-name="Table2.A2" office:value-type="string">
            <text:p text:style-name="P5"><text:span text:style-name="T8">Resistance</text:span></text:p>
          </table:table-cell>
          <table:table-cell table:style-name="Table2.A2" office:value-type="string">
            <text:p text:style-name="P10"><text:span text:style-name="T6">9th</text:span></text:p>
          </table:table-cell>
          <table:table-cell table:style-name="Table2.A2" office:value-type="string">
            <text:p text:style-name="P12"><text:span text:style-name="T6">500 XP</text:span></text:p>
          </table:table-cell>
        </table:table-row>
        <table:table-row table:style-name="Table2.1">
          <table:table-cell table:style-name="Table2.A2" office:value-type="string">
            <text:p text:style-name="P5"><text:span text:style-name="T8">Telepathic bond</text:span><text:span text:style-name="T9">1</text:span></text:p>
          </table:table-cell>
          <table:table-cell table:style-name="Table2.A2" office:value-type="string">
            <text:p text:style-name="P10"><text:span text:style-name="T6">13th</text:span></text:p>
          </table:table-cell>
          <table:table-cell table:style-name="Table2.A2" office:value-type="string">
            <text:p text:style-name="P12"><text:span text:style-name="T6">2,500 XP</text:span></text:p>
          </table:table-cell>
        </table:table-row>
        <table:table-row table:style-name="Table2.8">
          <table:table-cell table:style-name="Table2.A8" table:number-columns-spanned="3" office:value-type="string">
            <text:p text:style-name="P9"><text:span text:style-name="T6">1 Only bonds two creatures per casting of </text:span><text:span text:style-name="T8">permanency</text:span><text:span text:style-name="T6">.</text:span></text:p>
          </table:table-cell>
          <table:covered-table-cell/>
          <table:covered-table-cell/>
        </table:table-row>
      </table:table>
      <text:p text:style-name="P5"><text:span text:style-name="T6">Additionally, the following spells can be cast upon objects or areas only and rendered permanent.</text:span></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8"><text:span text:style-name="T5">Spell</text:span></text:p>
          </table:table-cell>
          <table:table-cell table:style-name="Table3.A1" office:value-type="string">
            <text:h text:style-name="P19" text:outline-level="1"><text:span text:style-name="T1">Minimum Caster Level</text:span></text:h>
          </table:table-cell>
          <table:table-cell table:style-name="Table3.A1" office:value-type="string">
            <text:h text:style-name="P1" text:outline-level="3"><text:span text:style-name="T1">XP Cost</text:span></text:h>
          </table:table-cell>
        </table:table-row>
        <table:table-row table:style-name="Table3.1">
          <table:table-cell table:style-name="Table3.A2" office:value-type="string">
            <text:p text:style-name="P9"><text:span text:style-name="T8">Alarm</text:span></text:p>
          </table:table-cell>
          <table:table-cell table:style-name="Table3.A2" office:value-type="string">
            <text:p text:style-name="P11"><text:span text:style-name="T6">9th</text:span></text:p>
          </table:table-cell>
          <table:table-cell table:style-name="Table3.A2" office:value-type="string">
            <text:p text:style-name="P13"><text:span text:style-name="T6">500 XP</text:span></text:p>
          </table:table-cell>
        </table:table-row>
        <table:table-row table:style-name="Table3.1">
          <table:table-cell table:style-name="Table3.A2" office:value-type="string">
            <text:p text:style-name="P5"><text:span text:style-name="T8">Animate objects</text:span></text:p>
          </table:table-cell>
          <table:table-cell table:style-name="Table3.A2" office:value-type="string">
            <text:p text:style-name="P10"><text:span text:style-name="T6">14th</text:span></text:p>
          </table:table-cell>
          <table:table-cell table:style-name="Table3.A2" office:value-type="string">
            <text:p text:style-name="P12"><text:span text:style-name="T6">3,000 XP</text:span></text:p>
          </table:table-cell>
        </table:table-row>
        <table:table-row table:style-name="Table3.1">
          <table:table-cell table:style-name="Table3.A2" office:value-type="string">
            <text:p text:style-name="P5"><text:span text:style-name="T8">Dancing lights</text:span></text:p>
          </table:table-cell>
          <table:table-cell table:style-name="Table3.A2" office:value-type="string">
            <text:p text:style-name="P10"><text:span text:style-name="T6">9th</text:span></text:p>
          </table:table-cell>
          <table:table-cell table:style-name="Table3.A2" office:value-type="string">
            <text:p text:style-name="P12"><text:span text:style-name="T6">500 XP</text:span></text:p>
          </table:table-cell>
        </table:table-row>
        <table:table-row table:style-name="Table3.1">
          <table:table-cell table:style-name="Table3.A2" office:value-type="string">
            <text:p text:style-name="P5"><text:span text:style-name="T8">Ghost sound</text:span></text:p>
          </table:table-cell>
          <table:table-cell table:style-name="Table3.A2" office:value-type="string">
            <text:p text:style-name="P10"><text:span text:style-name="T6">9th</text:span></text:p>
          </table:table-cell>
          <table:table-cell table:style-name="Table3.A2" office:value-type="string">
            <text:p text:style-name="P12"><text:span text:style-name="T6">500 XP</text:span></text:p>
          </table:table-cell>
        </table:table-row>
        <table:table-row table:style-name="Table3.1">
          <table:table-cell table:style-name="Table3.A2" office:value-type="string">
            <text:p text:style-name="P5"><text:span text:style-name="T8">Gust of wind</text:span></text:p>
          </table:table-cell>
          <table:table-cell table:style-name="Table3.A2" office:value-type="string">
            <text:p text:style-name="P10"><text:span text:style-name="T6">11th</text:span></text:p>
          </table:table-cell>
          <table:table-cell table:style-name="Table3.A2" office:value-type="string">
            <text:p text:style-name="P12"><text:span text:style-name="T6">1,500 XP</text:span></text:p>
          </table:table-cell>
        </table:table-row>
        <table:table-row table:style-name="Table3.1">
          <table:table-cell table:style-name="Table3.A2" office:value-type="string">
            <text:p text:style-name="P5"><text:span text:style-name="T8">Invisibility</text:span></text:p>
          </table:table-cell>
          <table:table-cell table:style-name="Table3.A2" office:value-type="string">
            <text:p text:style-name="P10"><text:span text:style-name="T6">10th</text:span></text:p>
          </table:table-cell>
          <table:table-cell table:style-name="Table3.A2" office:value-type="string">
            <text:p text:style-name="P12"><text:span text:style-name="T6">1,000 XP</text:span></text:p>
          </table:table-cell>
        </table:table-row>
        <text:soft-page-break/>
        <table:table-row table:style-name="Table3.1">
          <table:table-cell table:style-name="Table3.A2" office:value-type="string">
            <text:p text:style-name="P5"><text:span text:style-name="T8">Mage’s private sanctum</text:span></text:p>
          </table:table-cell>
          <table:table-cell table:style-name="Table3.A2" office:value-type="string">
            <text:p text:style-name="P10"><text:span text:style-name="T6">13th</text:span></text:p>
          </table:table-cell>
          <table:table-cell table:style-name="Table3.A2" office:value-type="string">
            <text:p text:style-name="P12"><text:span text:style-name="T6">2,500 XP</text:span></text:p>
          </table:table-cell>
        </table:table-row>
        <table:table-row table:style-name="Table3.1">
          <table:table-cell table:style-name="Table3.A2" office:value-type="string">
            <text:p text:style-name="P5"><text:span text:style-name="T8">Magic mouth</text:span></text:p>
          </table:table-cell>
          <table:table-cell table:style-name="Table3.A2" office:value-type="string">
            <text:p text:style-name="P10"><text:span text:style-name="T6">10th</text:span></text:p>
          </table:table-cell>
          <table:table-cell table:style-name="Table3.A2" office:value-type="string">
            <text:p text:style-name="P12"><text:span text:style-name="T6">1,000 XP</text:span></text:p>
          </table:table-cell>
        </table:table-row>
        <table:table-row table:style-name="Table3.1">
          <table:table-cell table:style-name="Table3.A2" office:value-type="string">
            <text:p text:style-name="P5"><text:span text:style-name="T8">Phase door</text:span></text:p>
          </table:table-cell>
          <table:table-cell table:style-name="Table3.A2" office:value-type="string">
            <text:p text:style-name="P10"><text:span text:style-name="T6">15th</text:span></text:p>
          </table:table-cell>
          <table:table-cell table:style-name="Table3.A2" office:value-type="string">
            <text:p text:style-name="P12"><text:span text:style-name="T6">3,500 XP</text:span></text:p>
          </table:table-cell>
        </table:table-row>
        <table:table-row table:style-name="Table3.1">
          <table:table-cell table:style-name="Table3.A2" office:value-type="string">
            <text:p text:style-name="P5"><text:span text:style-name="T8">Prismatic sphere</text:span></text:p>
          </table:table-cell>
          <table:table-cell table:style-name="Table3.A2" office:value-type="string">
            <text:p text:style-name="P10"><text:span text:style-name="T6">17th</text:span></text:p>
          </table:table-cell>
          <table:table-cell table:style-name="Table3.A2" office:value-type="string">
            <text:p text:style-name="P12"><text:span text:style-name="T6">4,500 XP</text:span></text:p>
          </table:table-cell>
        </table:table-row>
        <table:table-row table:style-name="Table3.1">
          <table:table-cell table:style-name="Table3.A2" office:value-type="string">
            <text:p text:style-name="P5"><text:span text:style-name="T8">Prismatic wall</text:span></text:p>
          </table:table-cell>
          <table:table-cell table:style-name="Table3.A2" office:value-type="string">
            <text:p text:style-name="P10"><text:span text:style-name="T6">16th</text:span></text:p>
          </table:table-cell>
          <table:table-cell table:style-name="Table3.A2" office:value-type="string">
            <text:p text:style-name="P12"><text:span text:style-name="T6">4,000 XP</text:span></text:p>
          </table:table-cell>
        </table:table-row>
        <table:table-row table:style-name="Table3.1">
          <table:table-cell table:style-name="Table3.A2" office:value-type="string">
            <text:p text:style-name="P5"><text:span text:style-name="T8">Shrink item</text:span></text:p>
          </table:table-cell>
          <table:table-cell table:style-name="Table3.A2" office:value-type="string">
            <text:p text:style-name="P10"><text:span text:style-name="T6">11th</text:span></text:p>
          </table:table-cell>
          <table:table-cell table:style-name="Table3.A2" office:value-type="string">
            <text:p text:style-name="P12"><text:span text:style-name="T6">1,500 XP</text:span></text:p>
          </table:table-cell>
        </table:table-row>
        <table:table-row table:style-name="Table3.1">
          <table:table-cell table:style-name="Table3.A2" office:value-type="string">
            <text:p text:style-name="P5"><text:span text:style-name="T8">Solid fog</text:span></text:p>
          </table:table-cell>
          <table:table-cell table:style-name="Table3.A2" office:value-type="string">
            <text:p text:style-name="P10"><text:span text:style-name="T6">12th</text:span></text:p>
          </table:table-cell>
          <table:table-cell table:style-name="Table3.A2" office:value-type="string">
            <text:p text:style-name="P12"><text:span text:style-name="T6">2,000 XP</text:span></text:p>
          </table:table-cell>
        </table:table-row>
        <text:soft-page-break/>
        <table:table-row table:style-name="Table3.1">
          <table:table-cell table:style-name="Table3.A2" office:value-type="string">
            <text:p text:style-name="P5"><text:span text:style-name="T8">Stinking cloud</text:span></text:p>
          </table:table-cell>
          <table:table-cell table:style-name="Table3.A2" office:value-type="string">
            <text:p text:style-name="P10"><text:span text:style-name="T6">11th</text:span></text:p>
          </table:table-cell>
          <table:table-cell table:style-name="Table3.A2" office:value-type="string">
            <text:p text:style-name="P12"><text:span text:style-name="T6">1,500 XP</text:span></text:p>
          </table:table-cell>
        </table:table-row>
        <table:table-row table:style-name="Table3.1">
          <table:table-cell table:style-name="Table3.A2" office:value-type="string">
            <text:p text:style-name="P5"><text:span text:style-name="T8">Symbol of death</text:span></text:p>
          </table:table-cell>
          <table:table-cell table:style-name="Table3.A2" office:value-type="string">
            <text:p text:style-name="P10"><text:span text:style-name="T6">16th</text:span></text:p>
          </table:table-cell>
          <table:table-cell table:style-name="Table3.A2" office:value-type="string">
            <text:p text:style-name="P12"><text:span text:style-name="T6">4,000 XP</text:span></text:p>
          </table:table-cell>
        </table:table-row>
        <table:table-row table:style-name="Table3.1">
          <table:table-cell table:style-name="Table3.A2" office:value-type="string">
            <text:p text:style-name="P5"><text:span text:style-name="T8">Symbol of fear</text:span></text:p>
          </table:table-cell>
          <table:table-cell table:style-name="Table3.A2" office:value-type="string">
            <text:p text:style-name="P10"><text:span text:style-name="T6">14th</text:span></text:p>
          </table:table-cell>
          <table:table-cell table:style-name="Table3.A2" office:value-type="string">
            <text:p text:style-name="P12"><text:span text:style-name="T6">3,000 XP</text:span></text:p>
          </table:table-cell>
        </table:table-row>
        <table:table-row table:style-name="Table3.1">
          <table:table-cell table:style-name="Table3.A2" office:value-type="string">
            <text:p text:style-name="P5"><text:span text:style-name="T8">Symbol of insanity</text:span></text:p>
          </table:table-cell>
          <table:table-cell table:style-name="Table3.A2" office:value-type="string">
            <text:p text:style-name="P10"><text:span text:style-name="T6">16th</text:span></text:p>
          </table:table-cell>
          <table:table-cell table:style-name="Table3.A2" office:value-type="string">
            <text:p text:style-name="P12"><text:span text:style-name="T6">4,000 XP</text:span></text:p>
          </table:table-cell>
        </table:table-row>
        <table:table-row table:style-name="Table3.1">
          <table:table-cell table:style-name="Table3.A2" office:value-type="string">
            <text:p text:style-name="P5"><text:span text:style-name="T8">Symbol of pain</text:span></text:p>
          </table:table-cell>
          <table:table-cell table:style-name="Table3.A2" office:value-type="string">
            <text:p text:style-name="P10"><text:span text:style-name="T6">13th</text:span></text:p>
          </table:table-cell>
          <table:table-cell table:style-name="Table3.A2" office:value-type="string">
            <text:p text:style-name="P12"><text:span text:style-name="T6">2,500 XP</text:span></text:p>
          </table:table-cell>
        </table:table-row>
        <table:table-row table:style-name="Table3.1">
          <table:table-cell table:style-name="Table3.A2" office:value-type="string">
            <text:p text:style-name="P5"><text:span text:style-name="T8">Symbol of persuasion</text:span></text:p>
          </table:table-cell>
          <table:table-cell table:style-name="Table3.A2" office:value-type="string">
            <text:p text:style-name="P10"><text:span text:style-name="T6">14th</text:span></text:p>
          </table:table-cell>
          <table:table-cell table:style-name="Table3.A2" office:value-type="string">
            <text:p text:style-name="P12"><text:span text:style-name="T6">3,000 XP</text:span></text:p>
          </table:table-cell>
        </table:table-row>
        <table:table-row table:style-name="Table3.1">
          <table:table-cell table:style-name="Table3.A2" office:value-type="string">
            <text:p text:style-name="P5"><text:span text:style-name="T8">Symbol of sleep</text:span></text:p>
          </table:table-cell>
          <table:table-cell table:style-name="Table3.A2" office:value-type="string">
            <text:p text:style-name="P10"><text:span text:style-name="T6">16th</text:span></text:p>
          </table:table-cell>
          <table:table-cell table:style-name="Table3.A2" office:value-type="string">
            <text:p text:style-name="P12"><text:span text:style-name="T6">4,000 XP</text:span></text:p>
          </table:table-cell>
        </table:table-row>
        <text:soft-page-break/>
        <table:table-row table:style-name="Table3.1">
          <table:table-cell table:style-name="Table3.A2" office:value-type="string">
            <text:p text:style-name="P5"><text:span text:style-name="T8">Symbol of stunning</text:span></text:p>
          </table:table-cell>
          <table:table-cell table:style-name="Table3.A2" office:value-type="string">
            <text:p text:style-name="P10"><text:span text:style-name="T6">15th</text:span></text:p>
          </table:table-cell>
          <table:table-cell table:style-name="Table3.A2" office:value-type="string">
            <text:p text:style-name="P12"><text:span text:style-name="T6">3,500 XP</text:span></text:p>
          </table:table-cell>
        </table:table-row>
        <table:table-row table:style-name="Table3.1">
          <table:table-cell table:style-name="Table3.A2" office:value-type="string">
            <text:p text:style-name="P5"><text:span text:style-name="T8">Symbol of weakness</text:span></text:p>
          </table:table-cell>
          <table:table-cell table:style-name="Table3.A2" office:value-type="string">
            <text:p text:style-name="P10"><text:span text:style-name="T6">15th</text:span></text:p>
          </table:table-cell>
          <table:table-cell table:style-name="Table3.A2" office:value-type="string">
            <text:p text:style-name="P12"><text:span text:style-name="T6">3,500 XP</text:span></text:p>
          </table:table-cell>
        </table:table-row>
        <table:table-row table:style-name="Table3.1">
          <table:table-cell table:style-name="Table3.A2" office:value-type="string">
            <text:p text:style-name="P5"><text:span text:style-name="T8">Teleportation circle</text:span></text:p>
          </table:table-cell>
          <table:table-cell table:style-name="Table3.A2" office:value-type="string">
            <text:p text:style-name="P10"><text:span text:style-name="T6">17th</text:span></text:p>
          </table:table-cell>
          <table:table-cell table:style-name="Table3.A2" office:value-type="string">
            <text:p text:style-name="P12"><text:span text:style-name="T6">4,500 XP</text:span></text:p>
          </table:table-cell>
        </table:table-row>
        <table:table-row table:style-name="Table3.1">
          <table:table-cell table:style-name="Table3.A2" office:value-type="string">
            <text:p text:style-name="P5"><text:span text:style-name="T8">Wall of fire</text:span></text:p>
          </table:table-cell>
          <table:table-cell table:style-name="Table3.A2" office:value-type="string">
            <text:p text:style-name="P10"><text:span text:style-name="T6">12th</text:span></text:p>
          </table:table-cell>
          <table:table-cell table:style-name="Table3.A2" office:value-type="string">
            <text:p text:style-name="P12"><text:span text:style-name="T6">2,000 XP</text:span></text:p>
          </table:table-cell>
        </table:table-row>
        <table:table-row table:style-name="Table3.1">
          <table:table-cell table:style-name="Table3.A2" office:value-type="string">
            <text:p text:style-name="P5"><text:span text:style-name="T8">Wall of force</text:span></text:p>
          </table:table-cell>
          <table:table-cell table:style-name="Table3.A2" office:value-type="string">
            <text:p text:style-name="P10"><text:span text:style-name="T6">13th</text:span></text:p>
          </table:table-cell>
          <table:table-cell table:style-name="Table3.A2" office:value-type="string">
            <text:p text:style-name="P12"><text:span text:style-name="T6">2,500 XP</text:span></text:p>
          </table:table-cell>
        </table:table-row>
        <table:table-row table:style-name="Table3.1">
          <table:table-cell table:style-name="Table3.A27" office:value-type="string">
            <text:p text:style-name="P9"><text:span text:style-name="T8">Web</text:span></text:p>
          </table:table-cell>
          <table:table-cell table:style-name="Table3.A27" office:value-type="string">
            <text:p text:style-name="P11"><text:span text:style-name="T6">10th</text:span></text:p>
          </table:table-cell>
          <table:table-cell table:style-name="Table3.A27" office:value-type="string">
            <text:p text:style-name="P13"><text:span text:style-name="T6">1,000 XP</text:span></text:p>
          </table:table-cell>
        </table:table-row>
      </table:table>
      <text:p text:style-name="P5"><text:span text:style-name="T6">Spells cast on other creatures, objects, or locations (not on you) are vulnerable to </text:span><text:span text:style-name="T8">dispel magic </text:span><text:span text:style-name="T6">as normal.</text:span></text:p>
      <text:p text:style-name="P5"><text:span text:style-name="T8">XP Cost: </text:span><text:span text:style-name="T6">See tables above.</text:span></text:p>
      <text:p text:style-name="P7"/>
      <text:p text:style-name="P5"><text:span text:style-name="T5">Permanent Image</text:span></text:p>
      <text:p text:style-name="P5"><text:span text:style-name="T6">Illusion (Figment)</text:span></text:p>
      <text:p text:style-name="P5"><text:span text:style-name="T7">Level:</text:span><text:span text:style-name="T6"> Brd 6, Sor/Wiz 6</text:span></text:p>
      <text:p text:style-name="P5"><text:span text:style-name="T7">Effect:</text:span><text:span text:style-name="T6"> Figment that cannot extend beyond a 20-ft. cube + one 10-ft. cube/level (S)</text:span></text:p>
      <text:p text:style-name="P5"><text:span text:style-name="T7">Duration:</text:span><text:span text:style-name="T6"> Permanent (D)</text:span></text:p>
      <text:p text:style-name="P5"><text:span text:style-name="T6">This spell functions like </text:span><text:span text:style-name="T8">silent image, </text:span><text:span text:style-name="T6">except that the figment includes visual, auditory, olfactory, and thermal elements, and the spell is permanent. By concentrating, you can move the image within the limits of the range, but it is static while you are not concentrating.</text:span></text:p>
      <text:p text:style-name="P5"><text:span text:style-name="T8">Material Component: </text:span><text:span text:style-name="T6">A bit of fleece plus powdered jade worth 100 gp.</text:span></text:p>
      <text:p text:style-name="P7"/>
      <text:p text:style-name="P5"><text:span text:style-name="T5">Persistent Image</text:span></text:p>
      <text:p text:style-name="P5"><text:span text:style-name="T6">Illusion (Figment)</text:span></text:p>
      <text:p text:style-name="P5"><text:span text:style-name="T7">Level:</text:span><text:span text:style-name="T6"> Brd 5, Sor/Wiz 5</text:span></text:p>
      <text:p text:style-name="P5"><text:span text:style-name="T7">Duration:</text:span><text:span text:style-name="T6"> 1 min./level (D)</text:span></text:p>
      <text:p text:style-name="P5"><text:span text:style-name="T6">This spell functions like </text:span><text:span text:style-name="T8">silent image, </text:span><text:span text:style-name="T6">except that the figment includes visual, auditory, olfactory, and thermal components, and the figment follows a script determined by you. The figment follows that script without your having to concentrate on it. The illusion can include intelligible speech if you wish. </text:span></text:p>
      <text:p text:style-name="P5"><text:span text:style-name="T8">Material Component: </text:span><text:span text:style-name="T6">A bit of fleece and several grains of sand.</text:span></text:p>
      <text:p text:style-name="P7"/>
      <text:p text:style-name="P5"><text:span text:style-name="T5">Phantasmal Killer</text:span></text:p>
      <text:p text:style-name="P5"><text:span text:style-name="T6">Illusion (Phantasm) [Fear, Mind-Affecting]</text:span></text:p>
      <text:p text:style-name="P5"><text:span text:style-name="T7">Level:</text:span><text:span text:style-name="T6"> Sor/Wiz 4</text:span></text:p>
      <text:p text:style-name="P5"><text:span text:style-name="T7">Components:</text:span><text:span text:style-name="T6"> V, S</text:span></text:p>
      <text:p text:style-name="P5"><text:span text:style-name="T7">Casting Time:</text:span><text:span text:style-name="T6"> 1 standard action</text:span></text:p>
      <text:p text:style-name="P5"><text:soft-page-break/><text:span text:style-name="T7">Range: </text:span><text:span text:style-name="T6">Medium (100 ft. + 10 ft./level)</text:span></text:p>
      <text:p text:style-name="P5"><text:span text:style-name="T7">Target:</text:span><text:span text:style-name="T6"> One living creature</text:span></text:p>
      <text:p text:style-name="P5"><text:span text:style-name="T7">Duration:</text:span><text:span text:style-name="T6"> Instantaneous</text:span></text:p>
      <text:p text:style-name="P5"><text:span text:style-name="T7">Saving Throw: </text:span><text:span text:style-name="T6">Will disbelief (if interacted with), then Fortitude partial; see text</text:span></text:p>
      <text:p text:style-name="P5"><text:span text:style-name="T7">Spell Resistance:</text:span><text:span text:style-name="T6"> Yes</text:span></text:p>
      <text:p text:style-name="P5"><text:span text:style-name="T6">You create a phantasmal image of the most fearsome creature imaginable to the subject simply by forming the fears of the subject’s subconscious mind into something that its conscious mind can visualize: this most horrible beast. Only the spell’s subject can see the phantasmal killer. You see only a vague shape. The target first gets a Will save to recognize the image as unreal. If that save fails, the phantasm touches the subject, and the subject must succeed on a Fortitude save or die from fear. Even if the Fortitude save is successful, the subject takes 3d6 points of damage.</text:span></text:p>
      <text:p text:style-name="P5"><text:span text:style-name="T6">If the subject of a </text:span><text:span text:style-name="T8">phantasmal killer </text:span><text:span text:style-name="T6">attack succeeds in disbelieving and is wearing a </text:span><text:span text:style-name="T8">helm of telepathy, </text:span><text:span text:style-name="T6">the beast can be turned upon you. You must then disbelieve it or become subject to its deadly fear attack.</text:span></text:p>
      <text:p text:style-name="P7"/>
      <text:p text:style-name="P5"><text:span text:style-name="T5">Phantom Steed</text:span></text:p>
      <text:p text:style-name="P5"><text:span text:style-name="T6">Conjuration (Creation)</text:span></text:p>
      <text:p text:style-name="P5"><text:span text:style-name="T7">Level:</text:span><text:span text:style-name="T6"> Brd 3, Sor/Wiz 3</text:span></text:p>
      <text:p text:style-name="P5"><text:span text:style-name="T7">Components:</text:span><text:span text:style-name="T6"> V, S</text:span></text:p>
      <text:p text:style-name="P5"><text:span text:style-name="T7">Casting Time:</text:span><text:span text:style-name="T6"> 10 minutes</text:span></text:p>
      <text:p text:style-name="P5"><text:span text:style-name="T7">Range:</text:span><text:span text:style-name="T6"> 0 ft.</text:span></text:p>
      <text:p text:style-name="P5"><text:span text:style-name="T7">Effect:</text:span><text:span text:style-name="T6"> One quasi-real, horselike creature</text:span></text:p>
      <text:p text:style-name="P5"><text:span text:style-name="T7">Duration:</text:span><text:span text:style-name="T6"> 1 hour/level (D)</text:span></text:p>
      <text:p text:style-name="P5"><text:span text:style-name="T7">Saving Throw:</text:span><text:span text:style-name="T6"> None</text:span></text:p>
      <text:p text:style-name="P5"><text:span text:style-name="T7">Spell Resistance:</text:span><text:span text:style-name="T6"> No</text:span></text:p>
      <text:p text:style-name="P5"><text:span text:style-name="T6">You conjure a Large, quasi-real, horselike creature. The steed can be ridden only by you or by the one person for whom you specifically created the mount. A phantom steed has a black head and body, gray mane and tail, and smoke-colored, insubstantial hooves that make no sound. It has what seems to be a saddle, bit, and bridle. It does not fight, but animals shun it and refuse to attack it.</text:span></text:p>
      <text:p text:style-name="P5"><text:span text:style-name="T6">The mount has an AC of 18 (–1 size, +4 natural armor, +5 Dex) and 7 hit points +1 hit point per caster level. If it loses all its hit points, the phantom steed disappears. A phantom steed has a speed of 20 feet per caster level, to a maximum of 240 feet. It can bear its rider’s weight plus up to 10 pounds per caster level.</text:span></text:p>
      <text:p text:style-name="P18"><text:span text:style-name="T2">These mounts gain certain powers according to caster level. A mount’s abilities include those of mounts of lower caster levels. </text:span></text:p>
      <text:p text:style-name="P5"><text:span text:style-name="T8">8th Level: </text:span><text:span text:style-name="T6">The mount can ride over sandy, muddy, or even swampy ground without difficulty or decrease in speed.</text:span></text:p>
      <text:p text:style-name="P5"><text:span text:style-name="T8">10th Level: </text:span><text:span text:style-name="T6">The mount can use </text:span><text:span text:style-name="T8">water walk </text:span><text:span text:style-name="T6">at will (as the spell, no action required to activate this ability).</text:span></text:p>
      <text:p text:style-name="P5"><text:span text:style-name="T8">12th Level: </text:span><text:span text:style-name="T6">The mount can use </text:span><text:span text:style-name="T8">air walk </text:span><text:span text:style-name="T6">at will (as the spell, no action required to activate this ability) for up to 1 round at a time, after which it falls to the ground.</text:span></text:p>
      <text:p text:style-name="P5"><text:soft-page-break/><text:span text:style-name="T8">14th Level: </text:span><text:span text:style-name="T6">The mount can fly at its speed (average maneuverability).</text:span></text:p>
      <text:p text:style-name="P7"/>
      <text:p text:style-name="P5"><text:span text:style-name="T5">Phantom Trap</text:span></text:p>
      <text:p text:style-name="P5"><text:span text:style-name="T6">Illusion (Glamer)</text:span></text:p>
      <text:p text:style-name="P5"><text:span text:style-name="T7">Level:</text:span><text:span text:style-name="T6"> Sor/Wiz 2</text:span></text:p>
      <text:p text:style-name="P5"><text:span text:style-name="T7">Components:</text:span><text:span text:style-name="T6"> V, S, M</text:span></text:p>
      <text:p text:style-name="P5"><text:span text:style-name="T7">Casting Time:</text:span><text:span text:style-name="T6"> 1 standard action</text:span></text:p>
      <text:p text:style-name="P5"><text:span text:style-name="T7">Range:</text:span><text:span text:style-name="T6"> Touch</text:span></text:p>
      <text:p text:style-name="P5"><text:span text:style-name="T7">Target:</text:span><text:span text:style-name="T6"> Object touched</text:span></text:p>
      <text:p text:style-name="P5"><text:span text:style-name="T7">Duration:</text:span><text:span text:style-name="T6"> Permanent (D)</text:span></text:p>
      <text:p text:style-name="P5"><text:span text:style-name="T7">Saving Throw:</text:span><text:span text:style-name="T6"> None</text:span></text:p>
      <text:p text:style-name="P5"><text:span text:style-name="T7">Spell Resistance:</text:span><text:span text:style-name="T6"> No</text:span></text:p>
      <text:p text:style-name="P4"><text:span text:style-name="T1">This spell makes a lock or other small mechanism seem to be trapped to anyone who can detect traps. You place the spell upon any small mechanism or device, such as a lock, hinge, hasp, cork, cap, or ratchet. Any character able to detect traps, or who uses any spell or device enabling trap detection, is 100% certain a real trap exists. Of course, the effect is illusory and nothing happens if the trap is “sprung”; its primary purpose is to frighten away thieves or make them waste precious time.</text:span></text:p>
      <text:p text:style-name="P5"><text:span text:style-name="T6">If another </text:span><text:span text:style-name="T8">phantom trap </text:span><text:span text:style-name="T6">is active within 50 feet when the spell is cast, the casting fails.</text:span></text:p>
      <text:p text:style-name="P5"><text:span text:style-name="T8">Material Component: </text:span><text:span text:style-name="T6">A piece of iron pyrite touched to the object to be trapped while the object is sprinkled with a special dust requiring 50 gp to prepare.</text:span></text:p>
      <text:p text:style-name="P7"/>
      <text:p text:style-name="P5"><text:span text:style-name="T5">Phase Door</text:span></text:p>
      <text:p text:style-name="P5"><text:span text:style-name="T6">Conjuration (Creation)</text:span></text:p>
      <text:p text:style-name="P5"><text:span text:style-name="T7">Level:</text:span><text:span text:style-name="T6"> Sor/Wiz 7, Travel 8</text:span></text:p>
      <text:p text:style-name="P5"><text:span text:style-name="T7">Components:</text:span><text:span text:style-name="T6"> V</text:span></text:p>
      <text:p text:style-name="P5"><text:span text:style-name="T7">Casting Time:</text:span><text:span text:style-name="T6"> 1 standard action</text:span></text:p>
      <text:p text:style-name="P5"><text:span text:style-name="T7">Range:</text:span><text:span text:style-name="T6"> 0 ft.</text:span></text:p>
      <text:p text:style-name="P5"><text:span text:style-name="T7">Effect:</text:span><text:span text:style-name="T6"> Ethereal 5 ft. by 8 ft. opening, 10 ft. deep + 5 ft. deep per three levels</text:span></text:p>
      <text:p text:style-name="P5"><text:span text:style-name="T7">Duration:</text:span><text:span text:style-name="T6"> One usage per two levels</text:span></text:p>
      <text:p text:style-name="P5"><text:soft-page-break/><text:span text:style-name="T7">Saving Throw:</text:span><text:span text:style-name="T6"> None</text:span></text:p>
      <text:p text:style-name="P5"><text:span text:style-name="T7">Spell Resistance:</text:span><text:span text:style-name="T6"> No</text:span></text:p>
      <text:p text:style-name="P5"><text:span text:style-name="T6">This spell creates an ethereal passage through wooden, plaster, or stone walls, but not other materials. The </text:span><text:span text:style-name="T8">phase door </text:span><text:span text:style-name="T6">is invisible and inaccessible to all creatures except you, and only you can use the passage. You disappear when you enter the </text:span><text:span text:style-name="T8">phase door </text:span><text:span text:style-name="T6">and appear when you exit. If you desire, you can take one other creature (Medium or smaller) through the door. This counts as two uses of the door. The door does not allow light, sound, or spell effects through it, nor can you see through it without using it. Thus, the spell can provide an escape route, though certain creatures, such as phase spiders, can follow with ease. A </text:span><text:span text:style-name="T8">gem of true seeing </text:span><text:span text:style-name="T6">or similar magic reveals the presence of a </text:span><text:span text:style-name="T8">phase door </text:span><text:span text:style-name="T6">but does not allow its use.</text:span></text:p>
      <text:p text:style-name="P5"><text:span text:style-name="T6">A </text:span><text:span text:style-name="T8">phase door </text:span><text:span text:style-name="T6">is subject to </text:span><text:span text:style-name="T8">dispel magic. </text:span><text:span text:style-name="T6">If anyone is within the passage when it is dispelled, he is harmlessly ejected just as if he were inside a </text:span><text:span text:style-name="T8">passwall </text:span><text:span text:style-name="T6">effect.</text:span></text:p>
      <text:p text:style-name="P5"><text:span text:style-name="T6">You can allow other creatures to use the </text:span><text:span text:style-name="T8">phase door </text:span><text:span text:style-name="T6">by setting some triggering condition for the door. Such conditions can be as simple or elaborate as you desire. They can be based on a creature’s name, identity, or alignment, but otherwise must be based on observable actions or qualities. Intangibles such as level, class, Hit Dice, and hit points don’t qualify.</text:span></text:p>
      <text:p text:style-name="P5"><text:span text:style-name="T8">Phase door </text:span><text:span text:style-name="T6">can be made permanent with a </text:span><text:span text:style-name="T8">permanency </text:span><text:span text:style-name="T6">spell.</text:span></text:p>
      <text:p text:style-name="P7"/>
      <text:p text:style-name="P5"><text:span text:style-name="T5">Planar Ally</text:span></text:p>
      <text:p text:style-name="P5"><text:span text:style-name="T6">Conjuration (Calling) [see text for </text:span><text:span text:style-name="T8">lesser planar ally</text:span><text:span text:style-name="T6">]</text:span></text:p>
      <text:p text:style-name="P5"><text:span text:style-name="T7">Level:</text:span><text:span text:style-name="T6"> Clr 6</text:span></text:p>
      <text:p text:style-name="P5"><text:span text:style-name="T7">Effect:</text:span><text:span text:style-name="T6"> One or two called elementals or outsiders, totaling no more than 12 HD, which cannot be more than 30 ft. apart when they appear</text:span></text:p>
      <text:p text:style-name="P5"><text:span text:style-name="T6">This spell functions like </text:span><text:span text:style-name="T8">lesser planar ally</text:span><text:span text:style-name="T6">, except you may call a single creature of 12 HD or less, or two creatures of the same kind whose Hit Dice total no more than 12. The creatures agree to help you and request your return payment together.</text:span></text:p>
      <text:p text:style-name="P5"><text:span text:style-name="T8">XP Cost: </text:span><text:span text:style-name="T6">250 XP.</text:span></text:p>
      <text:p text:style-name="P7"/>
      <text:p text:style-name="P5"><text:span text:style-name="T5">Planar Ally, Greater</text:span></text:p>
      <text:p text:style-name="P5"><text:span text:style-name="T6">Conjuration (Calling) [see text for </text:span><text:span text:style-name="T8">lesser planar ally</text:span><text:span text:style-name="T6">]</text:span></text:p>
      <text:p text:style-name="P5"><text:span text:style-name="T7">Level:</text:span><text:span text:style-name="T6"> Clr 8</text:span></text:p>
      <text:p text:style-name="P5"><text:span text:style-name="T7">Effect:</text:span><text:span text:style-name="T6"> Up to three called elementals or outsiders, totaling no more than 18 HD, no two of which can be more than 30 ft. apart when they appear.</text:span></text:p>
      <text:p text:style-name="P5"><text:span text:style-name="T6">This spell functions like </text:span><text:span text:style-name="T8">lesser planar ally</text:span><text:span text:style-name="T6">, except that you may call a single creature of 18 HD or less, or up to three creatures of the same kind whose Hit Dice total no more than 18. The creatures agree to help you and request your return payment together.</text:span></text:p>
      <text:p text:style-name="P5"><text:span text:style-name="T8">XP Cost: </text:span><text:span text:style-name="T6">500 XP.</text:span></text:p>
      <text:p text:style-name="P7"/>
      <text:p text:style-name="P5"><text:span text:style-name="T5">Planar Ally, Lesser</text:span></text:p>
      <text:p text:style-name="P5"><text:span text:style-name="T6">Conjuration (Calling) [see text]</text:span></text:p>
      <text:p text:style-name="P5"><text:span text:style-name="T7">Level:</text:span><text:span text:style-name="T6"> Clr 4</text:span></text:p>
      <text:p text:style-name="P5"><text:soft-page-break/><text:span text:style-name="T7">Components:</text:span><text:span text:style-name="T6"> V, S, DF, XP</text:span></text:p>
      <text:p text:style-name="P5"><text:span text:style-name="T7">Casting Time:</text:span><text:span text:style-name="T6"> 10 minutes</text:span></text:p>
      <text:p text:style-name="P5"><text:span text:style-name="T7">Range:</text:span><text:span text:style-name="T6"> Close (25 ft. + 5 ft./2 levels)</text:span></text:p>
      <text:p text:style-name="P5"><text:span text:style-name="T7">Effect:</text:span><text:span text:style-name="T6"> One called elemental or outsider of 6 HD or less</text:span></text:p>
      <text:p text:style-name="P5"><text:span text:style-name="T7">Duration:</text:span><text:span text:style-name="T6"> Instantaneous</text:span></text:p>
      <text:p text:style-name="P5"><text:span text:style-name="T7">Saving Throw:</text:span><text:span text:style-name="T6"> None</text:span></text:p>
      <text:p text:style-name="P5"><text:span text:style-name="T7">Spell Resistance:</text:span><text:span text:style-name="T6"> No</text:span></text:p>
      <text:p text:style-name="P5"><text:span text:style-name="T6">By casting this spell, you request your deity to send you an elemental or outsider (of 6 HD or less) of the deity’s choice. If you serve no particular deity, the spell is a general plea answered by a creature sharing your philosophical alignment. If you know an individual creature’s name, you may request that individual by speaking the name during the spell (though you might get a different creature anyway).</text:span></text:p>
      <text:p text:style-name="P5"><text:span text:style-name="T6">You may ask the creature to perform one task in exchange for a payment from you. Tasks might range from the simple to the complex. You must be able to communicate with the creature called in order to bargain for its services.</text:span></text:p>
      <text:p text:style-name="P5"><text:span text:style-name="T6">The creature called requires a payment for its services. This payment can take a variety of forms, from donating gold or magic items to an allied temple, to a gift given directly to the creature, to some other action on your part that matches the creature’s alignment and goals. Regardless, this payment must be made before the creature agrees to perform any services. The bargaining takes at least 1 round, so any actions by the creature begin in the round after it arrives.</text:span></text:p>
      <text:p text:style-name="P5"><text:span text:style-name="T6">A task taking up to 1 minute per caster level requires a payment of 100 gp per HD of the creature called. For a task taking up to 1 hour per caster level, the creature requires a payment of 500 gp per HD. A long-term task, one requiring up to one day per caster level, requires a payment of 1,000 gp per HD.</text:span></text:p>
      <text:p text:style-name="P5"><text:span text:style-name="T6">A nonhazardous task requires only half the indicated payment, while an especially hazardous task might require a greater gift. Few if any creatures will accept a task that seems suicidal (remember, a called creature actually dies when it is killed, unlike a summoned creature). However, if the task is strongly aligned with the creature’s ethos, it may halve or even waive the payment. </text:span></text:p>
      <text:p text:style-name="P5"><text:span text:style-name="T6">At the end of its task, or when the duration bargained for expires, the creature returns to its home plane (after reporting back to you, if appropriate and possible).</text:span></text:p>
      <text:p text:style-name="P5"><text:span text:style-name="T8">Note: </text:span><text:span text:style-name="T6">When you use a calling spell that calls an air, chaotic, earth, evil, fire, good, lawful, or water creature, it is a spell of that type.</text:span></text:p>
      <text:p text:style-name="P5"><text:span text:style-name="T8">XP Cost: </text:span><text:span text:style-name="T6">100 XP.</text:span></text:p>
      <text:p text:style-name="P7"/>
      <text:p text:style-name="P5"><text:span text:style-name="T5">Planar Binding</text:span></text:p>
      <text:p text:style-name="P5"><text:span text:style-name="T6">Conjuration (Calling) [see text for </text:span><text:span text:style-name="T8">lesser planar binding</text:span><text:span text:style-name="T6">]</text:span></text:p>
      <text:p text:style-name="P5"><text:span text:style-name="T7">Level:</text:span><text:span text:style-name="T6"> Sor/Wiz 6</text:span></text:p>
      <text:p text:style-name="P5"><text:span text:style-name="T7">Components:</text:span><text:span text:style-name="T6"> V, S</text:span></text:p>
      <text:p text:style-name="P5"><text:span text:style-name="T7">Targets:</text:span><text:span text:style-name="T6"> Up to three elementals or outsiders, totaling no more than 12 HD, no two of which can be more than 30 ft. apart when they appear</text:span></text:p>
      <text:p text:style-name="P5"><text:span text:style-name="T6">This spell functions like </text:span><text:span text:style-name="T8">lesser planar binding, </text:span><text:span text:style-name="T6">except that you may call a single creature of 12 HD or less, or up to three creatures of the same kind whose Hit Dice total no more than 12. Each creature gets a save, makes an independent attempt to escape, and must be individually persuaded to aid you.</text:span></text:p>
      <text:p text:style-name="P7"/>
      <text:p text:style-name="P5"><text:span text:style-name="T5">Planar Binding, Greater</text:span></text:p>
      <text:p text:style-name="P5"><text:soft-page-break/><text:span text:style-name="T6">Conjuration (Calling) [see text for </text:span><text:span text:style-name="T8">lesser planar binding</text:span><text:span text:style-name="T6">]</text:span></text:p>
      <text:p text:style-name="P5"><text:span text:style-name="T7">Level:</text:span><text:span text:style-name="T6"> Sor/Wiz 8</text:span></text:p>
      <text:p text:style-name="P5"><text:span text:style-name="T7">Components:</text:span><text:span text:style-name="T6"> V, S</text:span></text:p>
      <text:p text:style-name="P5"><text:span text:style-name="T7">Targets:</text:span><text:span text:style-name="T6"> Up to three elementals or outsiders, totaling no more than 18 HD, no two of which can be more than 30 ft. apart when they appear.</text:span></text:p>
      <text:p text:style-name="P5"><text:span text:style-name="T6">This spell functions like </text:span><text:span text:style-name="T8">lesser planar binding, </text:span><text:span text:style-name="T6">except that you may call a single creature of 18 HD or less, or up to three creatures of the same kind whose Hit Dice total no more than 18. Each creature gets a saving throw, makes independent attempts to escape, and must be persuaded to aid you individually.</text:span></text:p>
      <text:p text:style-name="P7"/>
      <text:p text:style-name="P5"><text:span text:style-name="T5">Planar Binding, Lesser</text:span></text:p>
      <text:p text:style-name="P5"><text:span text:style-name="T6">Conjuration (Calling) [see text]</text:span></text:p>
      <text:p text:style-name="P5"><text:span text:style-name="T7">Level:</text:span><text:span text:style-name="T6"> Sor/Wiz 5</text:span></text:p>
      <text:p text:style-name="P5"><text:span text:style-name="T7">Components:</text:span><text:span text:style-name="T6"> V, S</text:span></text:p>
      <text:p text:style-name="P5"><text:span text:style-name="T7">Casting Time:</text:span><text:span text:style-name="T6"> 10 minutes</text:span></text:p>
      <text:p text:style-name="P5"><text:span text:style-name="T7">Range:</text:span><text:span text:style-name="T6"> Close (25 ft. + 5 ft./2 levels); see text</text:span></text:p>
      <text:p text:style-name="P5"><text:span text:style-name="T7">Target:</text:span><text:span text:style-name="T6"> One elemental or outsider with 6 HD or less</text:span></text:p>
      <text:p text:style-name="P5"><text:span text:style-name="T7">Duration:</text:span><text:span text:style-name="T6"> Instantaneous</text:span></text:p>
      <text:p text:style-name="P5"><text:span text:style-name="T7">Saving Throw: </text:span><text:span text:style-name="T6">Will negates</text:span></text:p>
      <text:p text:style-name="P5"><text:span text:style-name="T7">Spell Resistance:</text:span><text:span text:style-name="T6"> No and Yes; see text</text:span></text:p>
      <text:p text:style-name="P5"><text:span text:style-name="T6">Casting this spell attempts a dangerous act: to lure a creature from another plane to a specifically prepared trap, which must lie within the spell’s range. The called creature is held in the trap until it agrees to perform one service in return for its freedom.</text:span></text:p>
      <text:p text:style-name="P5"><text:span text:style-name="T6">To create the trap, you must use a </text:span><text:span text:style-name="T8">magic circle </text:span><text:span text:style-name="T6">spell, focused inward. The kind of creature to be bound must be known and stated. If you wish to call a specific individual, you must use that individual’s proper name in casting the spell.</text:span></text:p>
      <text:p text:style-name="P5"><text:span text:style-name="T6">The target creature is allowed a Will saving throw. If the saving throw succeeds, the creature resists the spell. If the saving throw fails, the creature is immediately drawn to the trap (spell resistance does not keep it from being called). The creature can escape from the trap with by successfully pitting its spell resistance against your caster level check, by dimensional travel, or with a successful Charisma check (DC 15 + 1/2 your caster level + your Cha modifier). It can try each method once per day. If it breaks loose, it can flee or attack you. A </text:span><text:span text:style-name="T8">dimensional anchor </text:span><text:span text:style-name="T6">cast on the creature prevents its escape via dimensional travel. You can also employ a calling diagram (see </text:span><text:span text:style-name="T8">magic circle against evil</text:span><text:span text:style-name="T6">) to make the trap more secure.</text:span></text:p>
      <text:p text:style-name="P5"><text:span text:style-name="T6">If the creature does not break free of the trap, you can keep it bound for as long as you dare. You can attempt to compel the creature to perform a service by describing the service and perhaps offering some sort of reward. You make a Charisma check opposed by the creature’s Charisma check. The check is assigned a bonus of +0 to +6 based on the nature of the service and the reward. If the creature wins the opposed check, it refuses service. New offers, bribes, and the like can be made or the old ones reoffered every 24 hours. This process can be repeated until the creature promises to serve, until it breaks free, or until you decide to get rid of it by means of some other spell. Impossible demands or unreasonable commands are never agreed to. If you roll a 1 on the Charisma check, the creature breaks free of the binding and can escape or attack you.</text:span></text:p>
      <text:p text:style-name="P5"><text:span text:style-name="T6">Once the requested service is completed, the creature need only so inform you to be instantly sent back whence it came. The creature might later seek revenge. If you assign some open-ended task that the creature cannot complete though its own actions the spell remains in effect for a maximum of one day per caster level, and the creature gains an immediate chance to break free. Note that a clever recipient can subvert some instructions.</text:span></text:p>
      <text:p text:style-name="P5"><text:span text:style-name="T6">When you use a calling spell to call an air, chaotic, earth, evil, fire, good, lawful, or water creature, it is a spell of that type. </text:span></text:p>
      <text:p text:style-name="P7"/>
      <text:p text:style-name="P5"><text:span text:style-name="T5">Plane Shift</text:span></text:p>
      <text:p text:style-name="P5"><text:soft-page-break/><text:span text:style-name="T6">Conjuration (Teleportation)</text:span></text:p>
      <text:p text:style-name="P5"><text:span text:style-name="T7">Level:</text:span><text:span text:style-name="T6"> Clr 5, Sor/Wiz 7</text:span></text:p>
      <text:p text:style-name="P5"><text:span text:style-name="T7">Components:</text:span><text:span text:style-name="T6"> V, S, F</text:span></text:p>
      <text:p text:style-name="P5"><text:span text:style-name="T7">Casting Time:</text:span><text:span text:style-name="T6"> 1 standard action</text:span></text:p>
      <text:p text:style-name="P5"><text:span text:style-name="T7">Range:</text:span><text:span text:style-name="T6"> Touch</text:span></text:p>
      <text:p text:style-name="P5"><text:span text:style-name="T7">Target:</text:span><text:span text:style-name="T6"> Creature touched, or up to eight willing creatures joining hands</text:span></text:p>
      <text:p text:style-name="P5"><text:span text:style-name="T7">Duration:</text:span><text:span text:style-name="T6"> Instantaneous</text:span></text:p>
      <text:p text:style-name="P5"><text:span text:style-name="T7">Saving Throw: </text:span><text:span text:style-name="T6">Will negates</text:span></text:p>
      <text:p text:style-name="P5"><text:span text:style-name="T7">Spell Resistance:</text:span><text:span text:style-name="T6"> Yes</text:span></text:p>
      <text:p text:style-name="P5"><text:span text:style-name="T6">You move yourself or some other creature to another plane of existence or alternate dimension. If several willing persons link hands in a circle, as many as eight can be affected by the </text:span><text:span text:style-name="T8">plane shift </text:span><text:span text:style-name="T6">at the same time. Precise accuracy as to a particular arrival location on the intended plane is nigh impossible. From the Material Plane, you can reach any other plane, though you appear 5 to 500 miles (5d%) from your intended destination.</text:span></text:p>
      <text:p text:style-name="P5"><text:span text:style-name="T8">Note: Plane shift </text:span><text:span text:style-name="T6">transports creatures instantaneously and then ends. The creatures need to find other means if they are to travel back.</text:span></text:p>
      <text:p text:style-name="P5"><text:span text:style-name="T8">Focus: </text:span><text:span text:style-name="T6">A small, forked metal rod. The size and metal type dictates to which plane of existence or alternate dimension the spell sends the affected creatures. </text:span></text:p>
      <text:p text:style-name="P7"/>
      <text:p text:style-name="P5"><text:span text:style-name="T5">Plant Growth</text:span></text:p>
      <text:p text:style-name="P5"><text:span text:style-name="T6">Transmutation</text:span></text:p>
      <text:p text:style-name="P5"><text:span text:style-name="T7">Level:</text:span><text:span text:style-name="T6"> Drd 3, Plant 3, Rgr 3</text:span></text:p>
      <text:p text:style-name="P5"><text:span text:style-name="T7">Components:</text:span><text:span text:style-name="T6"> V, S, DF</text:span></text:p>
      <text:p text:style-name="P5"><text:span text:style-name="T7">Casting Time:</text:span><text:span text:style-name="T6"> 1 standard action</text:span></text:p>
      <text:p text:style-name="P5"><text:span text:style-name="T7">Range:</text:span><text:span text:style-name="T6"> See text</text:span></text:p>
      <text:p text:style-name="P5"><text:span text:style-name="T7">Target or Area:</text:span><text:span text:style-name="T6"> See text</text:span></text:p>
      <text:p text:style-name="P5"><text:span text:style-name="T7">Duration:</text:span><text:span text:style-name="T6"> Instantaneous</text:span></text:p>
      <text:p text:style-name="P5"><text:span text:style-name="T7">Saving Throw:</text:span><text:span text:style-name="T6"> None</text:span></text:p>
      <text:p text:style-name="P5"><text:span text:style-name="T7">Spell Resistance:</text:span><text:span text:style-name="T6"> No</text:span></text:p>
      <text:p text:style-name="P5"><text:span text:style-name="T8">Plant growth </text:span><text:span text:style-name="T6">has different effects depending on the version chosen.</text:span></text:p>
      <text:p text:style-name="P5"><text:soft-page-break/><text:span text:style-name="T8">Overgrowth: </text:span><text:span text:style-name="T6">This effect causes normal vegetation (grasses, briars, bushes, creepers, thistles, trees, vines) within long range (400 feet + 40 feet per caster level) to become thick and overgrown. The plants entwine to form a thicket or jungle that creatures must hack or force a way through. Speed drops to 5 feet, or 10 feet for Large or larger creatures. The area must have brush and trees in it for this spell to take effect.</text:span></text:p>
      <text:p text:style-name="P5"><text:span text:style-name="T6">At your option, the area can be a 100-foot-radius circle, a 150-foot-radius semicircle, or a 200-foot-radius quarter circle.</text:span></text:p>
      <text:p text:style-name="P5"><text:span text:style-name="T6">You may designate places within the area that are not affected.</text:span></text:p>
      <text:p text:style-name="P5"><text:span text:style-name="T8">Enrichment: </text:span><text:span text:style-name="T6">This effect targets plants within a range of one-half mile, raising their potential productivity over the course of the next year to one-third above normal.</text:span></text:p>
      <text:p text:style-name="P5"><text:span text:style-name="T8">Plant growth </text:span><text:span text:style-name="T6">counters </text:span><text:span text:style-name="T8">diminish plants</text:span><text:span text:style-name="T6">.</text:span></text:p>
      <text:p text:style-name="P5"><text:span text:style-name="T6">This spell has no effect on plant creatures.</text:span></text:p>
      <text:p text:style-name="P7"/>
      <text:p text:style-name="P5"><text:span text:style-name="T5">Poison</text:span></text:p>
      <text:p text:style-name="P5"><text:span text:style-name="T6">Necromancy</text:span></text:p>
      <text:p text:style-name="P5"><text:span text:style-name="T7">Level:</text:span><text:span text:style-name="T6"> Clr 4, Drd 3</text:span></text:p>
      <text:p text:style-name="P5"><text:span text:style-name="T7">Components:</text:span><text:span text:style-name="T6"> V, S, DF</text:span></text:p>
      <text:p text:style-name="P5"><text:span text:style-name="T7">Casting Time:</text:span><text:span text:style-name="T6"> 1 standard action</text:span></text:p>
      <text:p text:style-name="P5"><text:span text:style-name="T7">Range:</text:span><text:span text:style-name="T6"> Touch</text:span></text:p>
      <text:p text:style-name="P5"><text:span text:style-name="T7">Target:</text:span><text:span text:style-name="T6"> Living creature touched</text:span></text:p>
      <text:p text:style-name="P5"><text:span text:style-name="T7">Duration:</text:span><text:span text:style-name="T6"> Instantaneous; see text</text:span></text:p>
      <text:p text:style-name="P5"><text:span text:style-name="T7">Saving Throw:</text:span><text:span text:style-name="T6"> Fortitude negates; see text</text:span></text:p>
      <text:p text:style-name="P5"><text:span text:style-name="T7">Spell Resistance:</text:span><text:span text:style-name="T6"> Yes</text:span></text:p>
      <text:p text:style-name="P5"><text:span text:style-name="T6">Calling upon the venomous powers of natural predators, you infect the subject with a horrible poison by making a successful melee touch attack. The poison deals 1d10 points of temporary Constitution damage immediately and another 1d10 points of temporary Constitution damage 1 minute later. Each instance of damage can be negated by a Fortitude save (DC 10 + 1/2 your caster level + your Wis modifier).</text:span></text:p>
      <text:p text:style-name="P7"/>
      <text:p text:style-name="P5"><text:span text:style-name="T5">Polar Ray</text:span></text:p>
      <text:p text:style-name="P5"><text:span text:style-name="T6">Evocation [Cold]</text:span></text:p>
      <text:p text:style-name="P5"><text:span text:style-name="T7">Level:</text:span><text:span text:style-name="T6"> Sor/Wiz 8</text:span></text:p>
      <text:p text:style-name="P5"><text:span text:style-name="T7">Components:</text:span><text:span text:style-name="T6"> V, S, F</text:span></text:p>
      <text:p text:style-name="P5"><text:span text:style-name="T7">Casting Time:</text:span><text:span text:style-name="T6"> 1 standard action</text:span></text:p>
      <text:p text:style-name="P5"><text:soft-page-break/><text:span text:style-name="T7">Range:</text:span><text:span text:style-name="T6"> Close (25 ft. + 5 ft./2 levels)</text:span></text:p>
      <text:p text:style-name="P5"><text:span text:style-name="T7">Effect:</text:span><text:span text:style-name="T6"> Ray</text:span></text:p>
      <text:p text:style-name="P5"><text:span text:style-name="T7">Duration:</text:span><text:span text:style-name="T6"> Instantaneous</text:span></text:p>
      <text:p text:style-name="P5"><text:span text:style-name="T7">Saving Throw:</text:span><text:span text:style-name="T6"> None</text:span></text:p>
      <text:p text:style-name="P5"><text:span text:style-name="T7">Spell Resistance:</text:span><text:span text:style-name="T6"> Yes</text:span></text:p>
      <text:p text:style-name="P5"><text:span text:style-name="T6">A blue-white ray of freezing air and ice springs from your hand. You must succeed on a ranged touch attack with the ray to deal damage to a target. The ray deals 1d6 points of cold damage per caster level (maximum 25d6).</text:span></text:p>
      <text:p text:style-name="P5"><text:span text:style-name="T8">Focus: </text:span><text:span text:style-name="T6">A small, white ceramic cone or prism.</text:span></text:p>
      <text:p text:style-name="P7"/>
      <text:p text:style-name="P5"><text:span text:style-name="T5">Polymorph</text:span></text:p>
      <text:p text:style-name="P5"><text:span text:style-name="T6">Transmutation</text:span></text:p>
      <text:p text:style-name="P5"><text:span text:style-name="T7">Level:</text:span><text:span text:style-name="T6"> Sor/Wiz 4</text:span></text:p>
      <text:p text:style-name="P5"><text:span text:style-name="T7">Components:</text:span><text:span text:style-name="T6"> V, S, M</text:span></text:p>
      <text:p text:style-name="P5"><text:span text:style-name="T7">Casting Time:</text:span><text:span text:style-name="T6"> 1 standard action</text:span></text:p>
      <text:p text:style-name="P5"><text:span text:style-name="T7">Range:</text:span><text:span text:style-name="T6"> Touch</text:span></text:p>
      <text:p text:style-name="P5"><text:span text:style-name="T7">Target: </text:span><text:span text:style-name="T6">Willing living creature touched</text:span></text:p>
      <text:p text:style-name="P5"><text:span text:style-name="T7">Duration:</text:span><text:span text:style-name="T6"> 1 min./level (D)</text:span></text:p>
      <text:p text:style-name="P5"><text:span text:style-name="T7">Saving Throw:</text:span><text:span text:style-name="T6"> None</text:span></text:p>
      <text:p text:style-name="P5"><text:span text:style-name="T7">Spell Resistance:</text:span><text:span text:style-name="T6"> No</text:span></text:p>
      <text:p text:style-name="P5"><text:span text:style-name="T6">This spell functions like </text:span><text:span text:style-name="T8">alter self, </text:span><text:span text:style-name="T6">except that you change the willing subject into another form of living creature. The new form may be of the same type as the subject or any of the following types: aberration, animal, dragon, fey, giant, humanoid, magical beast, monstrous humanoid, ooze, plant, or vermin. The assumed form can’t have more Hit Dice than your caster level (or the subject’s HD, whichever is lower), to a maximum of 15 HD at 15th level. You can’t cause a subject to assume a form smaller than Fine, nor can you cause a subject to assume an incorporeal or gaseous form. The subject’s creature type and subtype (if any) change to match the new form.</text:span></text:p>
      <text:p text:style-name="P5"><text:span text:style-name="T6">Upon changing, the subject regains lost hit points as if it had rested for a night (though this healing does not restore temporary ability damage and provide other benefits of resting; and changing back does not heal the subject further). If slain, the subject reverts to its original form, though it remains dead.</text:span></text:p>
      <text:p text:style-name="P5"><text:span text:style-name="T6">The subject gains the Strength, Dexterity, and Constitution scores of the new form but retains its own Intelligence, Wisdom, and Charisma scores. It also gains all extraordinary special attacks possessed by the form but does not gain the extraordinary special qualities possessed by the new form or any supernatural or spell-like abilities.</text:span></text:p>
      <text:p text:style-name="P5"><text:span text:style-name="T6">Incorporeal or gaseous creatures are immune to being </text:span><text:span text:style-name="T8">polymorphed</text:span><text:span text:style-name="T6">, and a creature with the shapechanger subtype can revert to its natural form as a standard action.</text:span></text:p>
      <text:p text:style-name="P5"><text:span text:style-name="T8">Material Component: </text:span><text:span text:style-name="T6">An empty cocoon.</text:span></text:p>
      <text:p text:style-name="P7"/>
      <text:p text:style-name="P5"><text:soft-page-break/><text:span text:style-name="T5">Polymorph Any Object</text:span></text:p>
      <text:p text:style-name="P5"><text:span text:style-name="T6">Transmutation</text:span></text:p>
      <text:p text:style-name="P5"><text:span text:style-name="T7">Level:</text:span><text:span text:style-name="T6"> Sor/Wiz 8, Trickery 8</text:span></text:p>
      <text:p text:style-name="P5"><text:span text:style-name="T7">Components:</text:span><text:span text:style-name="T6"> V, S, M/DF</text:span></text:p>
      <text:p text:style-name="P5"><text:span text:style-name="T7">Casting Time:</text:span><text:span text:style-name="T6"> 1 standard action</text:span></text:p>
      <text:p text:style-name="P5"><text:span text:style-name="T7">Range:</text:span><text:span text:style-name="T6"> Close (25 ft. + 5 ft./2 levels)</text:span></text:p>
      <text:p text:style-name="P5"><text:span text:style-name="T7">Target:</text:span><text:span text:style-name="T6"> One creature, or one nonmagical object of up to 100 cu. ft./level</text:span></text:p>
      <text:p text:style-name="P5"><text:span text:style-name="T7">Duration:</text:span><text:span text:style-name="T6"> See text</text:span></text:p>
      <text:p text:style-name="P5"><text:span text:style-name="T7">Saving Throw:</text:span><text:span text:style-name="T6"> Fortitude negates (object); see text</text:span></text:p>
      <text:p text:style-name="P5"><text:span text:style-name="T7">Spell Resistance:</text:span><text:span text:style-name="T6"> Yes (object)</text:span></text:p>
      <text:p text:style-name="P5"><text:span text:style-name="T6">This spell functions like </text:span><text:span text:style-name="T8">polymorph, </text:span><text:span text:style-name="T6">except that it changes one object or creature into another. The duration of the spell depends on how radical a change is made from the original state to its enchanted state. The duration is determined by using the following guidelines.</text:span></text:p>
      <table:table table:name="Table4" table:style-name="Table4">
        <table:table-column table:style-name="Table4.A"/>
        <table:table-column table:style-name="Table4.B"/>
        <table:table-row table:style-name="Table4.1">
          <table:table-cell table:style-name="Table4.A1" office:value-type="string">
            <text:p text:style-name="P9"><text:span text:style-name="T7">Changed Subject Is:</text:span></text:p>
          </table:table-cell>
          <table:table-cell table:style-name="Table4.B1" office:value-type="string">
            <text:p text:style-name="P13"><text:span text:style-name="T7">Increase to Duration Factor</text:span><text:span text:style-name="T9">1</text:span></text:p>
          </table:table-cell>
        </table:table-row>
        <table:table-row table:style-name="Table4.1">
          <table:table-cell table:style-name="Table4.A2" office:value-type="string">
            <text:p text:style-name="P9"><text:span text:style-name="T6">Same kingdom (animal, vegetable, mineral)</text:span></text:p>
          </table:table-cell>
          <table:table-cell table:style-name="Table4.A2" office:value-type="string">
            <text:p text:style-name="P13"><text:span text:style-name="T6">+5</text:span></text:p>
          </table:table-cell>
        </table:table-row>
        <table:table-row table:style-name="Table4.1">
          <table:table-cell table:style-name="Table4.A2" office:value-type="string">
            <text:p text:style-name="P5"><text:span text:style-name="T6">Same class (mammals, fungi, metals, etc.)</text:span></text:p>
          </table:table-cell>
          <table:table-cell table:style-name="Table4.A2" office:value-type="string">
            <text:p text:style-name="P12"><text:span text:style-name="T6">+2</text:span></text:p>
          </table:table-cell>
        </table:table-row>
        <table:table-row table:style-name="Table4.1">
          <table:table-cell table:style-name="Table4.A2" office:value-type="string">
            <text:p text:style-name="P5"><text:span text:style-name="T6">Same size</text:span></text:p>
          </table:table-cell>
          <table:table-cell table:style-name="Table4.A2" office:value-type="string">
            <text:p text:style-name="P12"><text:span text:style-name="T6">+2</text:span></text:p>
          </table:table-cell>
        </table:table-row>
        <table:table-row table:style-name="Table4.1">
          <table:table-cell table:style-name="Table4.A2" office:value-type="string">
            <text:p text:style-name="P5"><text:span text:style-name="T6">Related (twig is to tree, wolf fur is to wolf, etc.)</text:span></text:p>
          </table:table-cell>
          <table:table-cell table:style-name="Table4.A2" office:value-type="string">
            <text:p text:style-name="P12"><text:span text:style-name="T6">+2</text:span></text:p>
          </table:table-cell>
        </table:table-row>
        <table:table-row table:style-name="Table4.1">
          <table:table-cell table:style-name="Table4.A2" office:value-type="string">
            <text:p text:style-name="P5"><text:span text:style-name="T6">Same or lower Intelligence</text:span></text:p>
          </table:table-cell>
          <table:table-cell table:style-name="Table4.A2" office:value-type="string">
            <text:p text:style-name="P12"><text:span text:style-name="T6">+2</text:span></text:p>
          </table:table-cell>
        </table:table-row>
        <table:table-row table:style-name="Table4.7">
          <table:table-cell table:style-name="Table4.A7" table:number-columns-spanned="2" office:value-type="string">
            <text:p text:style-name="P9"><text:span text:style-name="T6">1 Add all that apply. Look up the total on the next table.</text:span></text:p>
          </table:table-cell>
          <table:covered-table-cell/>
        </table:table-row>
      </table:table>
      <text:p text:style-name="P7"/>
      <table:table table:name="Table5" table:style-name="Table5">
        <table:table-column table:style-name="Table5.A"/>
        <table:table-column table:style-name="Table5.B"/>
        <table:table-column table:style-name="Table5.C"/>
        <text:soft-page-break/>
        <table:table-row table:style-name="Table5.1">
          <table:table-cell table:style-name="Table5.A1" office:value-type="string">
            <text:h text:style-name="P16" text:outline-level="2"><text:span text:style-name="T2">Duration Factor</text:span></text:h>
          </table:table-cell>
          <table:table-cell table:style-name="Table5.A1" office:value-type="string">
            <text:h text:style-name="P17" text:outline-level="2"><text:span text:style-name="T2">Duration</text:span></text:h>
          </table:table-cell>
          <table:table-cell table:style-name="Table5.A1" office:value-type="string">
            <text:h text:style-name="P17" text:outline-level="2"><text:span text:style-name="T2">Example</text:span></text:h>
          </table:table-cell>
        </table:table-row>
        <table:table-row table:style-name="Table5.1">
          <table:table-cell table:style-name="Table5.A2" office:value-type="string">
            <text:p text:style-name="P11"><text:span text:style-name="T6">0</text:span></text:p>
          </table:table-cell>
          <table:table-cell table:style-name="Table5.B2" office:value-type="string">
            <text:p text:style-name="P9"><text:span text:style-name="T6">20 minutes</text:span></text:p>
          </table:table-cell>
          <table:table-cell table:style-name="Table5.B2" office:value-type="string">
            <text:p text:style-name="P9"><text:span text:style-name="T6">Pebble to human</text:span></text:p>
          </table:table-cell>
        </table:table-row>
        <table:table-row table:style-name="Table5.1">
          <table:table-cell table:style-name="Table5.A2" office:value-type="string">
            <text:p text:style-name="P10"><text:span text:style-name="T6">2</text:span></text:p>
          </table:table-cell>
          <table:table-cell table:style-name="Table5.B2" office:value-type="string">
            <text:p text:style-name="P5"><text:span text:style-name="T6">1 hour</text:span></text:p>
          </table:table-cell>
          <table:table-cell table:style-name="Table5.B2" office:value-type="string">
            <text:p text:style-name="P5"><text:span text:style-name="T6">Marionette to human</text:span></text:p>
          </table:table-cell>
        </table:table-row>
        <table:table-row table:style-name="Table5.1">
          <table:table-cell table:style-name="Table5.A2" office:value-type="string">
            <text:p text:style-name="P10"><text:span text:style-name="T6">4</text:span></text:p>
          </table:table-cell>
          <table:table-cell table:style-name="Table5.B2" office:value-type="string">
            <text:p text:style-name="P5"><text:span text:style-name="T6">3 hours</text:span></text:p>
          </table:table-cell>
          <table:table-cell table:style-name="Table5.B2" office:value-type="string">
            <text:p text:style-name="P5"><text:span text:style-name="T6">Human to marionette</text:span></text:p>
          </table:table-cell>
        </table:table-row>
        <table:table-row table:style-name="Table5.1">
          <table:table-cell table:style-name="Table5.A2" office:value-type="string">
            <text:p text:style-name="P10"><text:span text:style-name="T6">5</text:span></text:p>
          </table:table-cell>
          <table:table-cell table:style-name="Table5.B2" office:value-type="string">
            <text:p text:style-name="P5"><text:span text:style-name="T6">12 hours</text:span></text:p>
          </table:table-cell>
          <table:table-cell table:style-name="Table5.B2" office:value-type="string">
            <text:p text:style-name="P5"><text:span text:style-name="T6">Lizard to manticore</text:span></text:p>
          </table:table-cell>
        </table:table-row>
        <table:table-row table:style-name="Table5.1">
          <table:table-cell table:style-name="Table5.A2" office:value-type="string">
            <text:p text:style-name="P10"><text:span text:style-name="T6">6</text:span></text:p>
          </table:table-cell>
          <table:table-cell table:style-name="Table5.B2" office:value-type="string">
            <text:p text:style-name="P5"><text:span text:style-name="T6">2 days</text:span></text:p>
          </table:table-cell>
          <table:table-cell table:style-name="Table5.B2" office:value-type="string">
            <text:p text:style-name="P5"><text:span text:style-name="T6">Sheep to wool coat</text:span></text:p>
          </table:table-cell>
        </table:table-row>
        <table:table-row table:style-name="Table5.1">
          <table:table-cell table:style-name="Table5.A2" office:value-type="string">
            <text:p text:style-name="P10"><text:span text:style-name="T6">7</text:span></text:p>
          </table:table-cell>
          <table:table-cell table:style-name="Table5.B2" office:value-type="string">
            <text:p text:style-name="P5"><text:span text:style-name="T6">1 week</text:span></text:p>
          </table:table-cell>
          <table:table-cell table:style-name="Table5.B2" office:value-type="string">
            <text:p text:style-name="P5"><text:span text:style-name="T6">Shrew to manticore</text:span></text:p>
          </table:table-cell>
        </table:table-row>
        <table:table-row table:style-name="Table5.1">
          <table:table-cell table:style-name="Table5.A8" office:value-type="string">
            <text:p text:style-name="P11"><text:span text:style-name="T6">9+</text:span></text:p>
          </table:table-cell>
          <table:table-cell table:style-name="Table5.B8" office:value-type="string">
            <text:p text:style-name="P9"><text:span text:style-name="T6">Permanent</text:span></text:p>
          </table:table-cell>
          <table:table-cell table:style-name="Table5.B8" office:value-type="string">
            <text:p text:style-name="P9"><text:span text:style-name="T6">Manticore to shrew</text:span></text:p>
          </table:table-cell>
        </table:table-row>
      </table:table>
      <text:p text:style-name="P5"><text:span text:style-name="T6">Unlike </text:span><text:span text:style-name="T8">polymorph, polymorph any object </text:span><text:span text:style-name="T6">does grant the creature the Intelligence score of its new form. If the original form didn’t have a Wisdom or Charisma score, it gains those scores as appropriate for the new form.</text:span></text:p>
      <text:p text:style-name="P5"><text:span text:style-name="T6">Damage taken by the new form can result in the injury or death of the polymorphed creature. In general, damage occurs when the new form is changed through physical force.</text:span></text:p>
      <text:p text:style-name="P5"><text:span text:style-name="T6">A nonmagical object cannot be made into a magic item with this spell. Magic items aren’t affected by this spell.</text:span></text:p>
      <text:p text:style-name="P5"><text:span text:style-name="T6">This spell cannot create material of great intrinsic value, such as copper, silver, gems, silk, gold, platinum, mithral, or adamantine. It also cannot reproduce the special properties of cold iron in order to overcome the damage reduction of certain creatures.</text:span></text:p>
      <text:p text:style-name="P5"><text:span text:style-name="T6">This spell can also be used to duplicate the effects of </text:span><text:span text:style-name="T8">baleful polymorph, polymorph, flesh to stone</text:span><text:span text:style-name="T6">, </text:span><text:span text:style-name="T8">stone to flesh</text:span><text:span text:style-name="T6">, </text:span><text:span text:style-name="T8">transmute mud to rock</text:span><text:span text:style-name="T6">, </text:span><text:span text:style-name="T8">transmute metal to wood, </text:span><text:span text:style-name="T6">or </text:span><text:span text:style-name="T8">transmute rock to mud.</text:span></text:p>
      <text:p text:style-name="P5"><text:span text:style-name="T8">Arcane Material Component: </text:span><text:span text:style-name="T6">Mercury, gum arabic, and smoke.</text:span></text:p>
      <text:p text:style-name="P7"/>
      <text:p text:style-name="P5"><text:span text:style-name="T5">Power Word Blind</text:span></text:p>
      <text:p text:style-name="P5"><text:span text:style-name="T6">Enchantment (Compulsion) [Mind-Affecting]</text:span></text:p>
      <text:p text:style-name="P5"><text:span text:style-name="T7">Level:</text:span><text:span text:style-name="T6"> Sor/Wiz 7, War 7</text:span></text:p>
      <text:p text:style-name="P5"><text:span text:style-name="T7">Components:</text:span><text:span text:style-name="T6"> V</text:span></text:p>
      <text:p text:style-name="P5"><text:span text:style-name="T7">Casting Time:</text:span><text:span text:style-name="T6"> 1 standard action</text:span></text:p>
      <text:p text:style-name="P5"><text:span text:style-name="T7">Range:</text:span><text:span text:style-name="T6"> Close (25 ft. + 5 ft./2 levels)</text:span></text:p>
      <text:p text:style-name="P5"><text:span text:style-name="T7">Target:</text:span><text:span text:style-name="T6"> One creature with 200 hp or less</text:span></text:p>
      <text:p text:style-name="P5"><text:span text:style-name="T7">Duration:</text:span><text:span text:style-name="T6"> See text</text:span></text:p>
      <text:p text:style-name="P5"><text:span text:style-name="T7">Saving Throw:</text:span><text:span text:style-name="T6"> None</text:span></text:p>
      <text:p text:style-name="P5"><text:span text:style-name="T7">Spell Resistance:</text:span><text:span text:style-name="T6"> Yes</text:span></text:p>
      <text:p text:style-name="P5"><text:span text:style-name="T6">You utter a single word of power that causes one creature of your choice to become blinded, whether the creature can hear the word or not. The duration of the spell depends on the target’s current hit point total. Any creature that currently has 201 or more hit points is unaffected by </text:span><text:span text:style-name="T8">power word blind</text:span><text:span text:style-name="T6">.</text:span></text:p>
      <table:table table:name="Table6" table:style-name="Table6">
        <table:table-column table:style-name="Table6.A"/>
        <table:table-column table:style-name="Table6.B"/>
        <table:table-row table:style-name="Table6.1">
          <table:table-cell table:style-name="Table6.A1" office:value-type="string">
            <text:h text:style-name="P17" text:outline-level="2"><text:span text:style-name="T2">Hit Points</text:span></text:h>
          </table:table-cell>
          <table:table-cell table:style-name="Table6.A1" office:value-type="string">
            <text:h text:style-name="P17" text:outline-level="2"><text:span text:style-name="T2">Duration</text:span></text:h>
          </table:table-cell>
        </table:table-row>
        <table:table-row table:style-name="Table6.1">
          <table:table-cell table:style-name="Table6.A2" office:value-type="string">
            <text:p text:style-name="P9"><text:span text:style-name="T6">50 or less</text:span></text:p>
          </table:table-cell>
          <table:table-cell table:style-name="Table6.A2" office:value-type="string">
            <text:p text:style-name="P9"><text:span text:style-name="T6">Permanent</text:span></text:p>
          </table:table-cell>
        </table:table-row>
        <table:table-row table:style-name="Table6.1">
          <table:table-cell table:style-name="Table6.A2" office:value-type="string">
            <text:p text:style-name="P5"><text:span text:style-name="T6">51–100</text:span></text:p>
          </table:table-cell>
          <table:table-cell table:style-name="Table6.A2" office:value-type="string">
            <text:p text:style-name="P5"><text:span text:style-name="T6">1d4+1 minutes</text:span></text:p>
          </table:table-cell>
        </table:table-row>
        <table:table-row table:style-name="Table6.1">
          <table:table-cell table:style-name="Table6.A4" office:value-type="string">
            <text:p text:style-name="P9"><text:span text:style-name="T6">101–200</text:span></text:p>
          </table:table-cell>
          <table:table-cell table:style-name="Table6.A4" office:value-type="string">
            <text:p text:style-name="P9"><text:span text:style-name="T6">1d4+1 rounds</text:span></text:p>
          </table:table-cell>
        </table:table-row>
      </table:table>
      <text:p text:style-name="P7"/>
      <text:p text:style-name="P5"><text:soft-page-break/><text:span text:style-name="T5">Power Word Kill</text:span></text:p>
      <text:p text:style-name="P5"><text:span text:style-name="T6">Enchantment (Compulsion) [Death, Mind-Affecting]</text:span></text:p>
      <text:p text:style-name="P5"><text:span text:style-name="T7">Level:</text:span><text:span text:style-name="T6"> Sor/Wiz 9, War 9</text:span></text:p>
      <text:p text:style-name="P5"><text:span text:style-name="T7">Components:</text:span><text:span text:style-name="T6"> V</text:span></text:p>
      <text:p text:style-name="P5"><text:span text:style-name="T7">Casting Time:</text:span><text:span text:style-name="T6"> 1 standard action</text:span></text:p>
      <text:p text:style-name="P5"><text:span text:style-name="T7">Range:</text:span><text:span text:style-name="T6"> Close (25 ft. + 5 ft./2 levels)</text:span></text:p>
      <text:p text:style-name="P5"><text:span text:style-name="T7">Target:</text:span><text:span text:style-name="T6"> One living creature with 100 hp or less</text:span></text:p>
      <text:p text:style-name="P5"><text:span text:style-name="T7">Duration:</text:span><text:span text:style-name="T6"> Instantaneous</text:span></text:p>
      <text:p text:style-name="P5"><text:span text:style-name="T7">Saving Throw:</text:span><text:span text:style-name="T6"> None</text:span></text:p>
      <text:p text:style-name="P5"><text:span text:style-name="T7">Spell Resistance:</text:span><text:span text:style-name="T6"> Yes</text:span></text:p>
      <text:p text:style-name="P5"><text:span text:style-name="T6">You utter a single word of power that instantly kills one creature of your choice, whether the creature can hear the word or not. Any creature that currently has 101 or more hit points is unaffected by </text:span><text:span text:style-name="T8">power word kill</text:span><text:span text:style-name="T6">.</text:span></text:p>
      <text:p text:style-name="P7"/>
      <text:p text:style-name="P5"><text:span text:style-name="T5">Power Word Stun</text:span></text:p>
      <text:p text:style-name="P5"><text:span text:style-name="T6">Enchantment (Compulsion) [Mind-Affecting]</text:span></text:p>
      <text:p text:style-name="P5"><text:span text:style-name="T7">Level:</text:span><text:span text:style-name="T6"> Sor/Wiz 8, War 8</text:span></text:p>
      <text:p text:style-name="P5"><text:span text:style-name="T7">Components:</text:span><text:span text:style-name="T6"> V</text:span></text:p>
      <text:p text:style-name="P5"><text:span text:style-name="T7">Casting Time:</text:span><text:span text:style-name="T6"> 1 standard action</text:span></text:p>
      <text:p text:style-name="P5"><text:span text:style-name="T7">Range:</text:span><text:span text:style-name="T6"> Close (25 ft. + 5 ft./2 levels)</text:span></text:p>
      <text:p text:style-name="P5"><text:span text:style-name="T7">Target:</text:span><text:span text:style-name="T6"> One creature with 150 hp or less</text:span></text:p>
      <text:p text:style-name="P5"><text:span text:style-name="T7">Duration:</text:span><text:span text:style-name="T6"> See text</text:span></text:p>
      <text:p text:style-name="P5"><text:span text:style-name="T7">Saving Throw:</text:span><text:span text:style-name="T6"> None</text:span></text:p>
      <text:p text:style-name="P5"><text:span text:style-name="T7">Spell Resistance:</text:span><text:span text:style-name="T6"> Yes</text:span></text:p>
      <text:p text:style-name="P5"><text:span text:style-name="T6">You utter a single word of power that instantly causes one creature of your choice to become stunned, whether the creature can hear the word or not. The duration of the spell depends on the target’s current hit point total. Any creature that currently has 151 or more hit points is unaffected by </text:span><text:span text:style-name="T8">power word stun</text:span><text:span text:style-name="T6">.</text:span></text:p>
      <table:table table:name="Table7" table:style-name="Table7">
        <table:table-column table:style-name="Table7.A"/>
        <table:table-column table:style-name="Table7.B"/>
        <text:soft-page-break/>
        <table:table-row table:style-name="Table7.1">
          <table:table-cell table:style-name="Table7.A1" office:value-type="string">
            <text:h text:style-name="P17" text:outline-level="2"><text:span text:style-name="T2">Hit Points</text:span></text:h>
          </table:table-cell>
          <table:table-cell table:style-name="Table7.A1" office:value-type="string">
            <text:h text:style-name="P17" text:outline-level="2"><text:span text:style-name="T2">Duration</text:span></text:h>
          </table:table-cell>
        </table:table-row>
        <table:table-row table:style-name="Table7.1">
          <table:table-cell table:style-name="Table7.A2" office:value-type="string">
            <text:p text:style-name="P9"><text:span text:style-name="T6">50 or less</text:span></text:p>
          </table:table-cell>
          <table:table-cell table:style-name="Table7.A2" office:value-type="string">
            <text:p text:style-name="P9"><text:span text:style-name="T6">4d4 rounds</text:span></text:p>
          </table:table-cell>
        </table:table-row>
        <table:table-row table:style-name="Table7.1">
          <table:table-cell table:style-name="Table7.A2" office:value-type="string">
            <text:p text:style-name="P5"><text:span text:style-name="T6">51–100</text:span></text:p>
          </table:table-cell>
          <table:table-cell table:style-name="Table7.A2" office:value-type="string">
            <text:p text:style-name="P5"><text:span text:style-name="T6">2d4 rounds</text:span></text:p>
          </table:table-cell>
        </table:table-row>
        <table:table-row table:style-name="Table7.1">
          <table:table-cell table:style-name="Table7.A4" office:value-type="string">
            <text:p text:style-name="P9"><text:span text:style-name="T6">101–150</text:span></text:p>
          </table:table-cell>
          <table:table-cell table:style-name="Table7.A4" office:value-type="string">
            <text:p text:style-name="P9"><text:span text:style-name="T6">1d4 rounds</text:span></text:p>
          </table:table-cell>
        </table:table-row>
      </table:table>
      <text:p text:style-name="P7"/>
      <text:p text:style-name="P5"><text:span text:style-name="T5">Prayer</text:span></text:p>
      <text:p text:style-name="P5"><text:span text:style-name="T6">Enchantment (Compulsion) [Mind-Affecting]</text:span></text:p>
      <text:p text:style-name="P5"><text:span text:style-name="T7">Level:</text:span><text:span text:style-name="T6"> Clr 3, Pal 3</text:span></text:p>
      <text:p text:style-name="P5"><text:span text:style-name="T7">Components:</text:span><text:span text:style-name="T6"> V, S, DF</text:span></text:p>
      <text:p text:style-name="P5"><text:span text:style-name="T7">Casting Time:</text:span><text:span text:style-name="T6"> 1 standard action</text:span></text:p>
      <text:p text:style-name="P5"><text:span text:style-name="T7">Range:</text:span><text:span text:style-name="T6"> 40 ft.</text:span></text:p>
      <text:p text:style-name="P5"><text:span text:style-name="T7">Area:</text:span><text:span text:style-name="T6"> All allies and foes within a 40-ft.-radius burst centered on you</text:span></text:p>
      <text:p text:style-name="P5"><text:span text:style-name="T7">Duration:</text:span><text:span text:style-name="T6"> 1 round/level</text:span></text:p>
      <text:p text:style-name="P5"><text:span text:style-name="T7">Saving Throw:</text:span><text:span text:style-name="T6"> None</text:span></text:p>
      <text:p text:style-name="P5"><text:span text:style-name="T7">Spell Resistance:</text:span><text:span text:style-name="T6"> Yes</text:span></text:p>
      <text:p text:style-name="P5"><text:span text:style-name="T6">You bring special favor upon yourself and your allies while bringing disfavor to your enemies. You and your each of your allies gain a +1 luck bonus on attack rolls, weapon damage rolls, saves, and skill checks, while each of your foes takes a –1 penalty on such rolls.</text:span></text:p>
      <text:p text:style-name="P7"/>
      <text:p text:style-name="P5"><text:span text:style-name="T5">Prestidigitation</text:span></text:p>
      <text:p text:style-name="P5"><text:span text:style-name="T6">Universal</text:span></text:p>
      <text:p text:style-name="P5"><text:span text:style-name="T7">Level:</text:span><text:span text:style-name="T6"> Brd 0, Sor/Wiz 0</text:span></text:p>
      <text:p text:style-name="P5"><text:span text:style-name="T7">Components:</text:span><text:span text:style-name="T6"> V, S</text:span></text:p>
      <text:p text:style-name="P5"><text:span text:style-name="T7">Casting Time:</text:span><text:span text:style-name="T6"> 1 standard action</text:span></text:p>
      <text:p text:style-name="P5"><text:span text:style-name="T7">Range:</text:span><text:span text:style-name="T6"> 10 ft.</text:span></text:p>
      <text:p text:style-name="P5"><text:span text:style-name="T7">Target, Effect, or Area: </text:span><text:span text:style-name="T6">See text</text:span></text:p>
      <text:p text:style-name="P5"><text:span text:style-name="T7">Duration:</text:span><text:span text:style-name="T6"> 1 hour</text:span></text:p>
      <text:p text:style-name="P5"><text:span text:style-name="T7">Saving Throw:</text:span><text:span text:style-name="T6"> See text</text:span></text:p>
      <text:p text:style-name="P5"><text:span text:style-name="T7">Spell Resistance:</text:span><text:span text:style-name="T6"> No</text:span></text:p>
      <text:p text:style-name="P5"><text:soft-page-break/><text:span text:style-name="T6">Prestidigitations are minor tricks that novice spellcasters use for practice. Once cast, a </text:span><text:span text:style-name="T8">prestidigitation </text:span><text:span text:style-name="T6">spell enables you to perform simple magical effects for 1 hour. The effects are minor and have severe limitations. A prestidigitation can slowly lift 1 pound of material. It can color, clean, or soil items in a 1-foot cube each round. It can chill, warm, or flavor 1 pound of nonliving material. It cannot deal damage or affect the concentration of spellcasters. </text:span><text:span text:style-name="T8">Prestidigitation </text:span><text:span text:style-name="T6">can create small objects, but they look crude and artificial. The materials created by a </text:span><text:span text:style-name="T8">prestidigitation </text:span><text:span text:style-name="T6">spell are extremely fragile, and they cannot be used as tools, weapons, or spell components. Finally, a </text:span><text:span text:style-name="T8">prestidigitation </text:span><text:span text:style-name="T6">lacks the power to duplicate any other spell effects. Any actual change to an object (beyond just moving, cleaning, or soiling it) persists only 1 hour.</text:span></text:p>
      <text:p text:style-name="P7"/>
      <text:p text:style-name="P5"><text:span text:style-name="T5">Prismatic Sphere</text:span></text:p>
      <text:p text:style-name="P5"><text:span text:style-name="T6">Abjuration</text:span></text:p>
      <text:p text:style-name="P5"><text:span text:style-name="T7">Level:</text:span><text:span text:style-name="T6"> Protection 9, Sor/Wiz 9, Sun 9</text:span></text:p>
      <text:p text:style-name="P5"><text:span text:style-name="T7">Components:</text:span><text:span text:style-name="T6"> V</text:span></text:p>
      <text:p text:style-name="P5"><text:span text:style-name="T7">Range:</text:span><text:span text:style-name="T6"> 10 ft.</text:span></text:p>
      <text:p text:style-name="P5"><text:span text:style-name="T7">Effect:</text:span><text:span text:style-name="T6"> 10-ft.-radius sphere centered on you</text:span></text:p>
      <text:p text:style-name="P5"><text:span text:style-name="T6">This spell functions like </text:span><text:span text:style-name="T8">prismatic wall, </text:span><text:span text:style-name="T6">except you conjure up an immobile, opaque globe of shimmering, multicolored light that surrounds you and protects you from all forms of attack. The sphere flashes in all colors of the visible spectrum. </text:span></text:p>
      <text:p text:style-name="P5"><text:span text:style-name="T6">The sphere’s </text:span><text:span text:style-name="T8">blindness </text:span><text:span text:style-name="T6">effect on creatures with less than 8 HD lasts 2d4x10 minutes.</text:span></text:p>
      <text:p text:style-name="P5"><text:span text:style-name="T6">You can pass into and out of the </text:span><text:span text:style-name="T8">prismatic sphere </text:span><text:span text:style-name="T6">and remain near it without harm. However, when you’re inside it, the sphere blocks any attempt to project something through the sphere (including spells). Other creatures that attempt to attack you or pass through suffer the effects of each color, one at a time.</text:span></text:p>
      <text:p text:style-name="P5"><text:span text:style-name="T6">Typically, only the upper hemisphere of the globe will exist, since you are at the center of the sphere, so the lower half is usually excluded by the floor surface you are standing on.</text:span></text:p>
      <text:p text:style-name="P5"><text:span text:style-name="T6">The colors of the sphere have the same effects as the colors of a </text:span><text:span text:style-name="T8">prismatic wall.</text:span></text:p>
      <text:p text:style-name="P5"><text:span text:style-name="T8">Prismatic sphere </text:span><text:span text:style-name="T6">can be made permanent with a </text:span><text:span text:style-name="T8">permanency </text:span><text:span text:style-name="T6">spell.</text:span></text:p>
      <text:p text:style-name="P7"/>
      <text:p text:style-name="P5"><text:span text:style-name="T5">Prismatic Spray</text:span></text:p>
      <text:p text:style-name="P5"><text:span text:style-name="T6">Evocation</text:span></text:p>
      <text:p text:style-name="P5"><text:span text:style-name="T7">Level:</text:span><text:span text:style-name="T6"> Sor/Wiz 7</text:span></text:p>
      <text:p text:style-name="P5"><text:span text:style-name="T7">Components:</text:span><text:span text:style-name="T6"> V, S</text:span></text:p>
      <text:p text:style-name="P5"><text:span text:style-name="T7">Casting Time:</text:span><text:span text:style-name="T6"> 1 standard action</text:span></text:p>
      <text:p text:style-name="P5"><text:span text:style-name="T7">Range:</text:span><text:span text:style-name="T6"> 60 ft.</text:span></text:p>
      <text:p text:style-name="P5"><text:span text:style-name="T7">Area:</text:span><text:span text:style-name="T6"> Cone-shaped burst</text:span></text:p>
      <text:p text:style-name="P5"><text:span text:style-name="T7">Duration:</text:span><text:span text:style-name="T6"> Instantaneous</text:span></text:p>
      <text:p text:style-name="P5"><text:span text:style-name="T7">Saving Throw:</text:span><text:span text:style-name="T6"> See text</text:span></text:p>
      <text:p text:style-name="P5"><text:soft-page-break/><text:span text:style-name="T7">Spell Resistance:</text:span><text:span text:style-name="T6"> Yes</text:span></text:p>
      <text:p text:style-name="P5"><text:span text:style-name="T6">This spell causes seven shimmering, intertwined, multicolored beams of light to spray from your hand. Each beam has a different power. Creatures in the area of the spell with 8 HD or less are automatically blinded for 2d4 rounds. Every creature in the area is randomly struck by one or more beams, which have additional effects.</text:span></text:p>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9"><text:span text:style-name="T7">1d8</text:span></text:p>
          </table:table-cell>
          <table:table-cell table:style-name="Table8.A1" office:value-type="string">
            <text:p text:style-name="P9"><text:span text:style-name="T7">Color of Beam</text:span></text:p>
          </table:table-cell>
          <table:table-cell table:style-name="Table8.A1" office:value-type="string">
            <text:p text:style-name="P9"><text:span text:style-name="T7">Effect</text:span></text:p>
          </table:table-cell>
        </table:table-row>
        <table:table-row table:style-name="Table8.1">
          <table:table-cell table:style-name="Table8.A2" office:value-type="string">
            <text:p text:style-name="P9"><text:span text:style-name="T6">1</text:span></text:p>
          </table:table-cell>
          <table:table-cell table:style-name="Table8.A2" office:value-type="string">
            <text:p text:style-name="P9"><text:span text:style-name="T6">Red</text:span></text:p>
          </table:table-cell>
          <table:table-cell table:style-name="Table8.A2" office:value-type="string">
            <text:p text:style-name="P9"><text:span text:style-name="T6">20 points fire damage (Reflex half)</text:span></text:p>
          </table:table-cell>
        </table:table-row>
        <table:table-row table:style-name="Table8.1">
          <table:table-cell table:style-name="Table8.A2" office:value-type="string">
            <text:p text:style-name="P5"><text:span text:style-name="T6">2</text:span></text:p>
          </table:table-cell>
          <table:table-cell table:style-name="Table8.A2" office:value-type="string">
            <text:p text:style-name="P5"><text:span text:style-name="T6">Orange</text:span></text:p>
          </table:table-cell>
          <table:table-cell table:style-name="Table8.A2" office:value-type="string">
            <text:p text:style-name="P5"><text:span text:style-name="T6">40 points acid damage (Reflex half)</text:span></text:p>
          </table:table-cell>
        </table:table-row>
        <table:table-row table:style-name="Table8.1">
          <table:table-cell table:style-name="Table8.A2" office:value-type="string">
            <text:p text:style-name="P5"><text:span text:style-name="T6">3</text:span></text:p>
          </table:table-cell>
          <table:table-cell table:style-name="Table8.A2" office:value-type="string">
            <text:p text:style-name="P5"><text:span text:style-name="T6">Yellow</text:span></text:p>
          </table:table-cell>
          <table:table-cell table:style-name="Table8.A2" office:value-type="string">
            <text:p text:style-name="P5"><text:span text:style-name="T6">80 points electricity damage (Reflex half)</text:span></text:p>
          </table:table-cell>
        </table:table-row>
        <table:table-row table:style-name="Table8.1">
          <table:table-cell table:style-name="Table8.A2" office:value-type="string">
            <text:p text:style-name="P5"><text:span text:style-name="T6">4</text:span></text:p>
          </table:table-cell>
          <table:table-cell table:style-name="Table8.A2" office:value-type="string">
            <text:p text:style-name="P5"><text:span text:style-name="T6">Green</text:span></text:p>
          </table:table-cell>
          <table:table-cell table:style-name="Table8.A2" office:value-type="string">
            <text:p text:style-name="P5"><text:span text:style-name="T6">Poison (Kills; Fortitude partial, take 1d6 points of Con damage instead)</text:span></text:p>
          </table:table-cell>
        </table:table-row>
        <table:table-row table:style-name="Table8.1">
          <table:table-cell table:style-name="Table8.A2" office:value-type="string">
            <text:p text:style-name="P5"><text:span text:style-name="T6">5</text:span></text:p>
          </table:table-cell>
          <table:table-cell table:style-name="Table8.A2" office:value-type="string">
            <text:p text:style-name="P5"><text:span text:style-name="T6">Blue</text:span></text:p>
          </table:table-cell>
          <table:table-cell table:style-name="Table8.A2" office:value-type="string">
            <text:p text:style-name="P5"><text:span text:style-name="T6">Turned to stone (Fortitude negates)</text:span></text:p>
          </table:table-cell>
        </table:table-row>
        <table:table-row table:style-name="Table8.1">
          <table:table-cell table:style-name="Table8.A2" office:value-type="string">
            <text:p text:style-name="P5"><text:span text:style-name="T6">6</text:span></text:p>
          </table:table-cell>
          <table:table-cell table:style-name="Table8.A2" office:value-type="string">
            <text:p text:style-name="P5"><text:span text:style-name="T6">Indigo</text:span></text:p>
          </table:table-cell>
          <table:table-cell table:style-name="Table8.A2" office:value-type="string">
            <text:p text:style-name="P5"><text:span text:style-name="T6">Insane, as </text:span><text:span text:style-name="T8">insanity </text:span><text:span text:style-name="T6">spell (Will negates)</text:span></text:p>
          </table:table-cell>
        </table:table-row>
        <table:table-row table:style-name="Table8.1">
          <table:table-cell table:style-name="Table8.A2" office:value-type="string">
            <text:p text:style-name="P5"><text:span text:style-name="T6">7</text:span></text:p>
          </table:table-cell>
          <table:table-cell table:style-name="Table8.A2" office:value-type="string">
            <text:p text:style-name="P5"><text:span text:style-name="T6">Violet</text:span></text:p>
          </table:table-cell>
          <table:table-cell table:style-name="Table8.A2" office:value-type="string">
            <text:p text:style-name="P5"><text:span text:style-name="T6">Sent to another plane (Will negates)</text:span></text:p>
          </table:table-cell>
        </table:table-row>
        <table:table-row table:style-name="Table8.9">
          <table:table-cell table:style-name="Table8.A9" office:value-type="string">
            <text:p text:style-name="P9"><text:span text:style-name="T6">8</text:span></text:p>
          </table:table-cell>
          <table:table-cell table:style-name="Table8.A9" table:number-columns-spanned="2" office:value-type="string">
            <text:p text:style-name="P9"><text:span text:style-name="T6">Struck by two rays; roll twice more, ignoring any “8” results.</text:span></text:p>
          </table:table-cell>
          <table:covered-table-cell/>
        </table:table-row>
      </table:table>
      <text:p text:style-name="P7"/>
      <text:p text:style-name="P5"><text:span text:style-name="T5">Prismatic Wall</text:span></text:p>
      <text:p text:style-name="P5"><text:span text:style-name="T6">Abjuration</text:span></text:p>
      <text:p text:style-name="P5"><text:span text:style-name="T7">Level:</text:span><text:span text:style-name="T6"> Sor/Wiz 8</text:span></text:p>
      <text:p text:style-name="P5"><text:span text:style-name="T7">Components:</text:span><text:span text:style-name="T6"> V, S</text:span></text:p>
      <text:p text:style-name="P5"><text:span text:style-name="T7">Casting Time:</text:span><text:span text:style-name="T6"> 1 standard action</text:span></text:p>
      <text:p text:style-name="P5"><text:span text:style-name="T7">Range:</text:span><text:span text:style-name="T6"> Close (25 ft. + 5 ft./2 levels)</text:span></text:p>
      <text:p text:style-name="P5"><text:span text:style-name="T7">Effect:</text:span><text:span text:style-name="T6">Wall 4 ft./level wide, 2 ft./level high</text:span></text:p>
      <text:p text:style-name="P5"><text:span text:style-name="T7">Duration:</text:span><text:span text:style-name="T6"> 10 min./level (D)</text:span></text:p>
      <text:p text:style-name="P5"><text:span text:style-name="T7">Saving Throw:</text:span><text:span text:style-name="T6"> See text</text:span></text:p>
      <text:p text:style-name="P5"><text:span text:style-name="T7">Spell Resistance:</text:span><text:span text:style-name="T6"> See text</text:span></text:p>
      <text:p text:style-name="P5"><text:span text:style-name="T8">Prismatic wall </text:span><text:span text:style-name="T6">creates a vertical, opaque wall—a shimmering, multicolored plane of light that protects you from all forms of attack. The wall flashes with seven colors, each of which has a distinct power and purpose. The wall is immobile, and you can pass through and remain near the wall without harm. However, any other creature with less than 8 HD that is within 20 feet of the wall is blinded for 2d4 rounds by the colors if it looks at the wall.</text:span></text:p>
      <text:p text:style-name="P5"><text:span text:style-name="T6">The wall’s maximum proportions are 4 feet wide per caster level and 2 feet high per caster level. A </text:span><text:span text:style-name="T8">prismatic wall </text:span><text:span text:style-name="T6">spell cast to materialize in a space occupied by a creature is disrupted, and the spell is wasted.</text:span></text:p>
      <text:p text:style-name="P5"><text:soft-page-break/><text:span text:style-name="T6">Each color in the wall has a special effect. The accompanying table shows the seven colors of the wall, the order in which they appear, their effects on creatures trying to attack you or pass through the wall, and the magic needed to negate each color.</text:span></text:p>
      <text:p text:style-name="P5"><text:span text:style-name="T6">The wall can be destroyed, color by color, in consecutive order, by various magical effects; however, the first color must be brought down before the second can be affected, and so on. A </text:span><text:span text:style-name="T8">rod of cancellation </text:span><text:span text:style-name="T6">or a m</text:span><text:span text:style-name="T8">age’s disjunction </text:span><text:span text:style-name="T6">spell destroys a </text:span><text:span text:style-name="T8">prismatic wall</text:span><text:span text:style-name="T6">, but an </text:span><text:span text:style-name="T8">antimagic field </text:span><text:span text:style-name="T6">fails to penetrate it. </text:span><text:span text:style-name="T8">Dispel magic </text:span><text:span text:style-name="T6">and </text:span><text:span text:style-name="T8">greater dispel magic </text:span><text:span text:style-name="T6">cannot dispel the wall or anything beyond it. Spell resistance is effective against a </text:span><text:span text:style-name="T8">prismatic wall</text:span><text:span text:style-name="T6">, but the caster level check must be repeated for each color present.</text:span></text:p>
      <text:p text:style-name="P5"><text:span text:style-name="T8">Prismatic wall </text:span><text:span text:style-name="T6">can be made permanent with a </text:span><text:span text:style-name="T8">permanency </text:span><text:span text:style-name="T6">spell.</text:span></text:p>
      <table:table table:name="Table9" table:style-name="Table9">
        <table:table-column table:style-name="Table9.A"/>
        <table:table-column table:style-name="Table9.B"/>
        <table:table-column table:style-name="Table9.C"/>
        <table:table-column table:style-name="Table9.D"/>
        <table:table-row table:style-name="Table9.1">
          <table:table-cell table:style-name="Table9.A1" office:value-type="string">
            <text:h text:style-name="P17" text:outline-level="2"><text:span text:style-name="T2">Color</text:span></text:h>
          </table:table-cell>
          <table:table-cell table:style-name="Table9.A1" office:value-type="string">
            <text:h text:style-name="P17" text:outline-level="2"><text:span text:style-name="T2">Order</text:span></text:h>
          </table:table-cell>
          <table:table-cell table:style-name="Table9.A1" office:value-type="string">
            <text:h text:style-name="P17" text:outline-level="2"><text:span text:style-name="T2">Effect of Color</text:span></text:h>
          </table:table-cell>
          <table:table-cell table:style-name="Table9.A1" office:value-type="string">
            <text:h text:style-name="P17" text:outline-level="2"><text:span text:style-name="T2">Negated By</text:span></text:h>
          </table:table-cell>
        </table:table-row>
        <table:table-row table:style-name="Table9.1">
          <table:table-cell table:style-name="Table9.A2" office:value-type="string">
            <text:p text:style-name="P9"><text:span text:style-name="T6">Red</text:span></text:p>
          </table:table-cell>
          <table:table-cell table:style-name="Table9.A2" office:value-type="string">
            <text:p text:style-name="P9"><text:span text:style-name="T6">1st</text:span></text:p>
          </table:table-cell>
          <table:table-cell table:style-name="Table9.A2" office:value-type="string">
            <text:p text:style-name="P9"><text:span text:style-name="T6">Stops nonmagical ranged weapons.</text:span></text:p>
            <text:p text:style-name="P9"><text:span text:style-name="T6">Deals 20 points of fire damage (Reflex half).</text:span></text:p>
          </table:table-cell>
          <table:table-cell table:style-name="Table9.A2" office:value-type="string">
            <text:p text:style-name="P9"><text:span text:style-name="T8">Cone of cold</text:span></text:p>
          </table:table-cell>
        </table:table-row>
        <table:table-row table:style-name="Table9.1">
          <table:table-cell table:style-name="Table9.A2" office:value-type="string">
            <text:p text:style-name="P5"><text:span text:style-name="T6">Orange</text:span></text:p>
          </table:table-cell>
          <table:table-cell table:style-name="Table9.A2" office:value-type="string">
            <text:p text:style-name="P5"><text:span text:style-name="T6">2nd</text:span></text:p>
          </table:table-cell>
          <table:table-cell table:style-name="Table9.A2" office:value-type="string">
            <text:p text:style-name="P5"><text:span text:style-name="T6">Stops magical ranged weapons.</text:span></text:p>
            <text:p text:style-name="P5"><text:span text:style-name="T6">Deals 40 points of acid damage (Reflex half).</text:span></text:p>
          </table:table-cell>
          <table:table-cell table:style-name="Table9.A2" office:value-type="string">
            <text:p text:style-name="P5"><text:span text:style-name="T8">Gust of wind</text:span></text:p>
          </table:table-cell>
        </table:table-row>
        <table:table-row table:style-name="Table9.1">
          <table:table-cell table:style-name="Table9.A2" office:value-type="string">
            <text:p text:style-name="P5"><text:span text:style-name="T6">Yellow</text:span></text:p>
          </table:table-cell>
          <table:table-cell table:style-name="Table9.A2" office:value-type="string">
            <text:p text:style-name="P5"><text:span text:style-name="T6">3rd</text:span></text:p>
          </table:table-cell>
          <table:table-cell table:style-name="Table9.A2" office:value-type="string">
            <text:p text:style-name="P5"><text:span text:style-name="T6">Stops poisons, gases, and petrification.</text:span></text:p>
            <text:p text:style-name="P5"><text:span text:style-name="T6">Deals 80 points of electricity damage (Reflex half).</text:span></text:p>
          </table:table-cell>
          <table:table-cell table:style-name="Table9.A2" office:value-type="string">
            <text:p text:style-name="P5"><text:span text:style-name="T8">Disintegrate</text:span></text:p>
          </table:table-cell>
        </table:table-row>
        <table:table-row table:style-name="Table9.1">
          <table:table-cell table:style-name="Table9.A2" office:value-type="string">
            <text:p text:style-name="P5"><text:span text:style-name="T6">Green</text:span></text:p>
          </table:table-cell>
          <table:table-cell table:style-name="Table9.A2" office:value-type="string">
            <text:p text:style-name="P5"><text:span text:style-name="T6">4th</text:span></text:p>
          </table:table-cell>
          <table:table-cell table:style-name="Table9.A2" office:value-type="string">
            <text:p text:style-name="P5"><text:span text:style-name="T6">Stops breath weapons.</text:span></text:p>
            <text:p text:style-name="P5"><text:span text:style-name="T6">Poison (Kills; Fortitude partial for 1d6 points of Con damage instead).</text:span></text:p>
          </table:table-cell>
          <table:table-cell table:style-name="Table9.A2" office:value-type="string">
            <text:p text:style-name="P5"><text:span text:style-name="T8">Passwall</text:span></text:p>
          </table:table-cell>
        </table:table-row>
        <table:table-row table:style-name="Table9.1">
          <table:table-cell table:style-name="Table9.A2" office:value-type="string">
            <text:p text:style-name="P5"><text:span text:style-name="T6">Blue</text:span></text:p>
          </table:table-cell>
          <table:table-cell table:style-name="Table9.A2" office:value-type="string">
            <text:p text:style-name="P5"><text:span text:style-name="T6">5th</text:span></text:p>
          </table:table-cell>
          <table:table-cell table:style-name="Table9.A2" office:value-type="string">
            <text:p text:style-name="P5"><text:span text:style-name="T6">Stops divination and mental attacks.</text:span></text:p>
            <text:p text:style-name="P5"><text:span text:style-name="T6">Turned to stone (Fortitude negates).</text:span></text:p>
          </table:table-cell>
          <table:table-cell table:style-name="Table9.A2" office:value-type="string">
            <text:p text:style-name="P5"><text:span text:style-name="T8">Magic missile</text:span></text:p>
          </table:table-cell>
        </table:table-row>
        <table:table-row table:style-name="Table9.1">
          <table:table-cell table:style-name="Table9.A2" office:value-type="string">
            <text:p text:style-name="P5"><text:span text:style-name="T6">Indigo</text:span></text:p>
          </table:table-cell>
          <table:table-cell table:style-name="Table9.A2" office:value-type="string">
            <text:p text:style-name="P5"><text:span text:style-name="T6">6th</text:span></text:p>
          </table:table-cell>
          <table:table-cell table:style-name="Table9.A2" office:value-type="string">
            <text:p text:style-name="P5"><text:span text:style-name="T6">Stops all spells.</text:span></text:p>
            <text:p text:style-name="P5"><text:span text:style-name="T6">Will save or become insane (as </text:span><text:span text:style-name="T8">insanity </text:span><text:span text:style-name="T6">spell).</text:span></text:p>
          </table:table-cell>
          <table:table-cell table:style-name="Table9.A2" office:value-type="string">
            <text:p text:style-name="P5"><text:span text:style-name="T8">Daylight</text:span></text:p>
          </table:table-cell>
        </table:table-row>
        <table:table-row table:style-name="Table9.1">
          <table:table-cell table:style-name="Table9.A2" office:value-type="string">
            <text:p text:style-name="P5"><text:span text:style-name="T6">Violet</text:span></text:p>
          </table:table-cell>
          <table:table-cell table:style-name="Table9.A2" office:value-type="string">
            <text:p text:style-name="P5"><text:span text:style-name="T6">7th</text:span></text:p>
          </table:table-cell>
          <table:table-cell table:style-name="Table9.A2" office:value-type="string">
            <text:p text:style-name="P5"><text:span text:style-name="T6">Energy field destroys all objects and effects.</text:span><text:span text:style-name="T9">1</text:span></text:p>
            <text:p text:style-name="P5"><text:span text:style-name="T6">Creatures sent to another plane (Will negates).</text:span></text:p>
          </table:table-cell>
          <table:table-cell table:style-name="Table9.A2" office:value-type="string">
            <text:p text:style-name="P5"><text:span text:style-name="T8">Dispel magic</text:span></text:p>
          </table:table-cell>
        </table:table-row>
        <table:table-row table:style-name="Table9.9">
          <table:table-cell table:style-name="Table9.A9" table:number-columns-spanned="4" office:value-type="string">
            <text:p text:style-name="P9"><text:span text:style-name="T6">1 The violet effect makes the special effects of the other six colors redundant, but these six effects are included here because certain magic items can create prismatic effects one color at a time, and spell resistance might render some colors ineffective (see above).</text:span></text:p>
          </table:table-cell>
          <table:covered-table-cell/>
          <table:covered-table-cell/>
          <table:covered-table-cell/>
        </table:table-row>
      </table:table>
      <text:p text:style-name="P7"/>
      <text:p text:style-name="P5"><text:span text:style-name="T5">Produce Flame</text:span></text:p>
      <text:p text:style-name="P5"><text:span text:style-name="T6">Evocation [Fire]</text:span></text:p>
      <text:p text:style-name="P5"><text:span text:style-name="T7">Level:</text:span><text:span text:style-name="T6"> Drd 1, Fire 2</text:span></text:p>
      <text:p text:style-name="P5"><text:span text:style-name="T7">Components:</text:span><text:span text:style-name="T6"> V, S</text:span></text:p>
      <text:p text:style-name="P5"><text:span text:style-name="T7">Casting Time:</text:span><text:span text:style-name="T6"> 1 standard action</text:span></text:p>
      <text:p text:style-name="P5"><text:span text:style-name="T7">Range:</text:span><text:span text:style-name="T6"> 0 ft.</text:span></text:p>
      <text:p text:style-name="P5"><text:span text:style-name="T7">Effect:</text:span><text:span text:style-name="T6"> Flame in your palm</text:span></text:p>
      <text:p text:style-name="P5"><text:span text:style-name="T7">Duration:</text:span><text:span text:style-name="T6"> 1 min./level (D)</text:span></text:p>
      <text:p text:style-name="P5"><text:span text:style-name="T7">Saving Throw:</text:span><text:span text:style-name="T6"> None</text:span></text:p>
      <text:p text:style-name="P5"><text:span text:style-name="T7">Spell Resistance:</text:span><text:span text:style-name="T6"> Yes</text:span></text:p>
      <text:p text:style-name="P5"><text:span text:style-name="T6">Flames as bright as a torch appear in your open hand. The flames harm neither you nor your equipment.</text:span></text:p>
      <text:p text:style-name="P5"><text:soft-page-break/><text:span text:style-name="T6">In addition to providing illumination, the flames can be hurled or used to touch enemies. You can strike an opponent with a melee touch attack, dealing fire damage equal to 1d6 +1 point per caster level (maximum +5). Alternatively, you can hurl the flames up to 120 feet as a thrown weapon. When doing so, you attack with a ranged touch attack (with no range penalty) and deal the same damage as with the melee attack. No sooner do you hurl the flames than a new set appears in your hand. Each attack you make reduces the remaining duration by 1 minute. If an attack reduces the remaining duration to 0 minutes or less, the spell ends after the attack resolves.</text:span></text:p>
      <text:p text:style-name="P5"><text:span text:style-name="T6">This spell does not function underwater.</text:span></text:p>
      <text:p text:style-name="P7"/>
      <text:p text:style-name="P5"><text:span text:style-name="T5">Programmed Image</text:span></text:p>
      <text:p text:style-name="P5"><text:span text:style-name="T6">Illusion (Figment)</text:span></text:p>
      <text:p text:style-name="P5"><text:span text:style-name="T7">Level:</text:span><text:span text:style-name="T6"> Brd 6, Sor/Wiz 6</text:span></text:p>
      <text:p text:style-name="P5"><text:span text:style-name="T7">Effect:</text:span><text:span text:style-name="T6"> Visual figment that cannot extend beyond a 20-ft. cube + one 10-ft. cube/level (S)</text:span></text:p>
      <text:p text:style-name="P5"><text:span text:style-name="T7">Duration:</text:span><text:span text:style-name="T6"> Permanent until triggered, then 1 round/level</text:span></text:p>
      <text:p text:style-name="P5"><text:span text:style-name="T6">This spell functions like </text:span><text:span text:style-name="T8">silent image, </text:span><text:span text:style-name="T6">except that this spell’s figment activates when a specific condition occurs. The figment includes visual, auditory, olfactory, and thermal elements, including intelligible speech.</text:span></text:p>
      <text:p text:style-name="P5"><text:span text:style-name="T6">You set the triggering condition (which may be a special word) when casting the spell. The event that triggers the illusion can be as general or as specific and detailed as desired but must be based on an audible, tactile, olfactory, or visual trigger. The trigger cannot be based on some quality not normally obvious to the senses, such as alignment. (See </text:span><text:span text:style-name="T8">magic mouth </text:span><text:span text:style-name="T6">for more details about such triggers.)</text:span></text:p>
      <text:p text:style-name="P5"><text:span text:style-name="T8">Material Component: </text:span><text:span text:style-name="T6">A bit of fleece and jade dust worth 25 gp.</text:span></text:p>
      <text:p text:style-name="P7"/>
      <text:p text:style-name="P5"><text:span text:style-name="T5">Project Image</text:span></text:p>
      <text:p text:style-name="P5"><text:span text:style-name="T6">Illusion (Shadow)</text:span></text:p>
      <text:p text:style-name="P5"><text:span text:style-name="T7">Level:</text:span><text:span text:style-name="T6"> Brd 6, Sor/Wiz 7</text:span></text:p>
      <text:p text:style-name="P5"><text:span text:style-name="T7">Components:</text:span><text:span text:style-name="T6"> V, S, M</text:span></text:p>
      <text:p text:style-name="P5"><text:span text:style-name="T7">Casting Time:</text:span><text:span text:style-name="T6"> 1 standard action</text:span></text:p>
      <text:p text:style-name="P5"><text:span text:style-name="T7">Range:</text:span><text:span text:style-name="T6"> Medium (100 ft. + 10 ft./level)</text:span></text:p>
      <text:p text:style-name="P5"><text:span text:style-name="T7">Effect:</text:span><text:span text:style-name="T6"> One shadow duplicate</text:span></text:p>
      <text:p text:style-name="P5"><text:span text:style-name="T7">Duration:</text:span><text:span text:style-name="T6"> 1 round/level (D)</text:span></text:p>
      <text:p text:style-name="P5"><text:span text:style-name="T7">Saving Throw: </text:span><text:span text:style-name="T6">Will disbelief (if interacted with)</text:span></text:p>
      <text:p text:style-name="P5"><text:span text:style-name="T7">Spell Resistance:</text:span><text:span text:style-name="T6"> No</text:span></text:p>
      <text:p text:style-name="P4"><text:span text:style-name="T11">You tap energy from the Plane of Shadow to create a quasi-real, illusory version of yourself. The projected image looks, sounds, and smells like you but is intangible. The projected image mimics your actions (including speech) unless you direct it to act differently (which is a move action).</text:span></text:p>
      <text:p text:style-name="P5"><text:span text:style-name="T6">You can see through its eyes and hear through its ears as if you were standing where it is, and during your turn you can switch from using its senses to using your own, or back again, as a free action. While you are using its senses, your body is considered blinded and deafened.</text:span></text:p>
      <text:p text:style-name="P5"><text:soft-page-break/><text:span text:style-name="T6">If you desire, any spell you cast whose range is touch or greater can originate from the projected image instead of from you. The projected image can’t cast any spells on itself except for illusion spells. The spells affect other targets normally, despite originating from the projected image.</text:span></text:p>
      <text:p text:style-name="P5"><text:span text:style-name="T6">Objects are affected by the projected image as if they had succeeded on their Will save.</text:span></text:p>
      <text:p text:style-name="P5"><text:span text:style-name="T6">You must maintain line of effect to the projected image at all times. If your line of effect is obstructed, the spell ends. If you use </text:span><text:span text:style-name="T8">dimension door, teleport, plane shift, </text:span><text:span text:style-name="T6">or a similar spell that breaks your line of effect, even momentarily, the spell ends.</text:span></text:p>
      <text:p text:style-name="P5"><text:span text:style-name="T8">Material Component: </text:span><text:span text:style-name="T6">A small replica of you (a doll), which costs 5 gp to create.</text:span></text:p>
      <text:p text:style-name="P7"/>
      <text:p text:style-name="P5"><text:span text:style-name="T5">Protection from Arrows</text:span></text:p>
      <text:p text:style-name="P5"><text:span text:style-name="T6">Abjuration</text:span></text:p>
      <text:p text:style-name="P5"><text:span text:style-name="T7">Level:</text:span><text:span text:style-name="T6"> Sor/Wiz 2</text:span></text:p>
      <text:p text:style-name="P5"><text:span text:style-name="T7">Components:</text:span><text:span text:style-name="T6"> V, S, F</text:span></text:p>
      <text:p text:style-name="P5"><text:span text:style-name="T7">Casting Time:</text:span><text:span text:style-name="T6"> 1 standard action</text:span></text:p>
      <text:p text:style-name="P5"><text:span text:style-name="T7">Range:</text:span><text:span text:style-name="T6"> Touch</text:span></text:p>
      <text:p text:style-name="P5"><text:span text:style-name="T7">Target:</text:span><text:span text:style-name="T6"> Creature touched</text:span></text:p>
      <text:p text:style-name="P5"><text:span text:style-name="T7">Duration:</text:span><text:span text:style-name="T6"> 1 hour/level or until discharged</text:span></text:p>
      <text:p text:style-name="P5"><text:span text:style-name="T7">Saving Throw: </text:span><text:span text:style-name="T6">Will negates (harmless)</text:span></text:p>
      <text:p text:style-name="P5"><text:span text:style-name="T7">Spell Resistance:</text:span><text:span text:style-name="T6"> Yes (harmless)</text:span></text:p>
      <text:p text:style-name="P5"><text:span text:style-name="T6">The warded creature gains resistance to ranged weapons. The subject gains damage reduction 10/magic against ranged weapons. (This spell doesn’t grant you the ability to damage creatures with similar damage reduction.) Once the spell has prevented a total of 10 points of damage per caster level (maximum 100 points), it is discharged.</text:span></text:p>
      <text:p text:style-name="P5"><text:span text:style-name="T8">Focus: </text:span><text:span text:style-name="T6">A piece of shell from a tortoise or a turtle.</text:span></text:p>
      <text:p text:style-name="P7"/>
      <text:p text:style-name="P5"><text:span text:style-name="T5">Protection from Chaos</text:span></text:p>
      <text:p text:style-name="P5"><text:span text:style-name="T6">Abjuration [Lawful]</text:span></text:p>
      <text:p text:style-name="P5"><text:span text:style-name="T7">Level:</text:span><text:span text:style-name="T6"> Clr 1, Law 1, Pal 1, Sor/Wiz 1</text:span></text:p>
      <text:p text:style-name="P5"><text:span text:style-name="T6">This spell functions like </text:span><text:span text:style-name="T8">protection from evil</text:span><text:span text:style-name="T6">, except that the deflection and resistance bonuses apply to attacks from chaotic creatures, and chaotic summoned creatures cannot touch the subject.</text:span></text:p>
      <text:p text:style-name="P7"/>
      <text:p text:style-name="P5"><text:span text:style-name="T5">Protection from Energy</text:span></text:p>
      <text:p text:style-name="P5"><text:soft-page-break/><text:span text:style-name="T6">Abjuration</text:span></text:p>
      <text:p text:style-name="P5"><text:span text:style-name="T7">Level:</text:span><text:span text:style-name="T6"> Clr 3, Drd 3, Luck 3, Protection 3, Rgr 2, Sor/Wiz 3</text:span></text:p>
      <text:p text:style-name="P5"><text:span text:style-name="T7">Components:</text:span><text:span text:style-name="T6"> V, S, DF</text:span></text:p>
      <text:p text:style-name="P5"><text:span text:style-name="T7">Casting Time:</text:span><text:span text:style-name="T6"> 1 standard action</text:span></text:p>
      <text:p text:style-name="P5"><text:span text:style-name="T7">Range:</text:span><text:span text:style-name="T6"> Touch</text:span></text:p>
      <text:p text:style-name="P5"><text:span text:style-name="T7">Target:</text:span><text:span text:style-name="T6"> Creature touched</text:span></text:p>
      <text:p text:style-name="P5"><text:span text:style-name="T7">Duration:</text:span><text:span text:style-name="T6"> 10 min./level or until discharged</text:span></text:p>
      <text:p text:style-name="P5"><text:span text:style-name="T7">Saving Throw:</text:span><text:span text:style-name="T6"> Fortitude negates (harmless)</text:span></text:p>
      <text:p text:style-name="P5"><text:span text:style-name="T7">Spell Resistance:</text:span><text:span text:style-name="T6"> Yes (harmless)</text:span></text:p>
      <text:p text:style-name="P5"><text:span text:style-name="T8">Protection from energy </text:span><text:span text:style-name="T6">grants temporary immunity to the type of energy you specify when you cast it (acid, cold, electricity, fire, or sonic). When the spell absorbs 12 points per caster level of energy damage (to a maximum of 120 points at 10th level), it is discharged.</text:span></text:p>
      <text:p text:style-name="P5"><text:span text:style-name="T8">Note: Protection from energy </text:span><text:span text:style-name="T6">overlaps (and does not stack with) </text:span><text:span text:style-name="T8">resist energy. </text:span><text:span text:style-name="T6">If a character is warded by </text:span><text:span text:style-name="T8">protection from energy </text:span><text:span text:style-name="T6">and </text:span><text:span text:style-name="T8">resist energy, </text:span><text:span text:style-name="T6">the </text:span><text:span text:style-name="T8">protection </text:span><text:span text:style-name="T6">spell absorbs damage until its power is exhausted.</text:span></text:p>
      <text:p text:style-name="P7"/>
      <text:p text:style-name="P5"><text:span text:style-name="T5">Protection from Evil</text:span></text:p>
      <text:p text:style-name="P5"><text:span text:style-name="T6">Abjuration [Good]</text:span></text:p>
      <text:p text:style-name="P5"><text:span text:style-name="T7">Level:</text:span><text:span text:style-name="T6"> Clr 1, Good 1, Pal 1, Sor/Wiz 1</text:span></text:p>
      <text:p text:style-name="P5"><text:span text:style-name="T7">Components:</text:span><text:span text:style-name="T6"> V, S, M/DF</text:span></text:p>
      <text:p text:style-name="P5"><text:span text:style-name="T7">Casting Time:</text:span><text:span text:style-name="T6"> 1 standard action</text:span></text:p>
      <text:p text:style-name="P5"><text:span text:style-name="T7">Range:</text:span><text:span text:style-name="T6"> Touch</text:span></text:p>
      <text:p text:style-name="P5"><text:span text:style-name="T7">Target:</text:span><text:span text:style-name="T6"> Creature touched</text:span></text:p>
      <text:p text:style-name="P5"><text:span text:style-name="T7">Duration:</text:span><text:span text:style-name="T6"> 1 min./level (D)</text:span></text:p>
      <text:p text:style-name="P5"><text:span text:style-name="T7">Saving Throw: </text:span><text:span text:style-name="T6">Will negates (harmless)</text:span></text:p>
      <text:p text:style-name="P5"><text:span text:style-name="T7">Spell Resistance:</text:span><text:span text:style-name="T6"> No; see text</text:span></text:p>
      <text:p text:style-name="P5"><text:span text:style-name="T6">This spell wards a creature from attacks by evil creatures, from mental control, and from summoned creatures. It creates a magical barrier around the subject at a distance of 1 foot. The barrier moves with the subject and has three major effects.</text:span></text:p>
      <text:p text:style-name="P5"><text:span text:style-name="T6">First, the subject gains a +2 deflection bonus to AC and a +2 resistance bonus on saves. Both these bonuses apply against attacks made or effects created by evil creatures.</text:span></text:p>
      <text:p text:style-name="P5"><text:soft-page-break/><text:span text:style-name="T6">Second, the barrier blocks any attempt to possess the warded creature (by a </text:span><text:span text:style-name="T8">magic jar </text:span><text:span text:style-name="T6">attack, for example) or to exercise mental control over the creature (including enchantment (charm) effects and enchantment (compulsion) effects that grant the caster ongoing control over the subject, such as </text:span><text:span text:style-name="T8">dominate person</text:span><text:span text:style-name="T6">). The protection does not prevent such effects from targeting the protected creature, but it suppresses the effect for the duration of the </text:span><text:span text:style-name="T8">protection from evil </text:span><text:span text:style-name="T6">effect. If the </text:span><text:span text:style-name="T8">protection from evil </text:span><text:span text:style-name="T6">effect ends before the effect granting mental control does, the would-be controller would then be able to mentally command the controlled creature. Likewise, the barrier keeps out a possessing life force but does not expel one if it is in place before the spell is cast. This second effect works regardless of alignment.</text:span></text:p>
      <text:p text:style-name="P5"><text:span text:style-name="T6">Third, the spell prevents bodily contact by summoned creatures. This causes the natural weapon attacks of such creatures to fail and the creatures to recoil if such attacks require touching the warded creature. Good summoned creatures are immune to this effect. The protection against contact by summoned creatures ends if the warded creature makes an attack against or tries to force the barrier against the blocked creature. Spell resistance can allow a creature to overcome this protection and touch the warded creature.</text:span></text:p>
      <text:p text:style-name="P5"><text:span text:style-name="T8">Arcane Material Component: </text:span><text:span text:style-name="T6">A little powdered silver with which you trace a 3-foot -diameter circle on the floor (or ground) around the creature to be warded.</text:span></text:p>
      <text:p text:style-name="P7"/>
      <text:p text:style-name="P5"><text:span text:style-name="T5">Protection from Good</text:span></text:p>
      <text:p text:style-name="P5"><text:span text:style-name="T6">Abjuration [Evil]</text:span></text:p>
      <text:p text:style-name="P5"><text:span text:style-name="T7">Level:</text:span><text:span text:style-name="T6"> Clr 1, Evil 1, Sor/Wiz 1</text:span></text:p>
      <text:p text:style-name="P5"><text:span text:style-name="T6">This spell functions like </text:span><text:span text:style-name="T8">protection from evil</text:span><text:span text:style-name="T6">, except that the deflection and resistance bonuses apply to attacks from good creatures, and good summoned creatures cannot touch the subject.</text:span></text:p>
      <text:p text:style-name="P7"/>
      <text:p text:style-name="P5"><text:span text:style-name="T5">Protection from Law</text:span></text:p>
      <text:p text:style-name="P5"><text:span text:style-name="T6">Abjuration [Chaotic]</text:span></text:p>
      <text:p text:style-name="P5"><text:span text:style-name="T7">Level:</text:span><text:span text:style-name="T6"> Chaos 1, Clr 1, Sor/Wiz 1</text:span></text:p>
      <text:p text:style-name="P5"><text:span text:style-name="T6">This spell functions like </text:span><text:span text:style-name="T8">protection from evil</text:span><text:span text:style-name="T6">, except that the deflection and resistance bonuses apply to attacks from lawful creatures, and lawful summoned creatures cannot touch the subject.</text:span></text:p>
      <text:p text:style-name="P7"/>
      <text:p text:style-name="P5"><text:span text:style-name="T5">Protection from Spells</text:span></text:p>
      <text:p text:style-name="P5"><text:span text:style-name="T6">Abjuration</text:span></text:p>
      <text:p text:style-name="P5"><text:span text:style-name="T7">Level: </text:span><text:span text:style-name="T6">Magic 8, Sor/Wiz 8</text:span></text:p>
      <text:p text:style-name="P5"><text:span text:style-name="T7">Components:</text:span><text:span text:style-name="T6"> V, S, M, F</text:span></text:p>
      <text:p text:style-name="P5"><text:span text:style-name="T7">Casting Time:</text:span><text:span text:style-name="T6"> 1 standard action</text:span></text:p>
      <text:p text:style-name="P5"><text:span text:style-name="T7">Range:</text:span><text:span text:style-name="T6"> Touch</text:span></text:p>
      <text:p text:style-name="P5"><text:span text:style-name="T7">Targets:</text:span><text:span text:style-name="T6"> Up to one creature touched per four levels</text:span></text:p>
      <text:p text:style-name="P5"><text:span text:style-name="T7">Duration:</text:span><text:span text:style-name="T6"> 10 min./level</text:span></text:p>
      <text:p text:style-name="P5"><text:span text:style-name="T7">Saving Throw: </text:span><text:span text:style-name="T6">Will negates (harmless)</text:span></text:p>
      <text:p text:style-name="P5"><text:span text:style-name="T7">Spell Resistance:</text:span><text:span text:style-name="T6"> Yes (harmless)</text:span></text:p>
      <text:p text:style-name="P5"><text:soft-page-break/><text:span text:style-name="T6">The subject gains a +8 resistance bonus on saving throws against spells and spell-like abilities (but not against supernatural and extraordinary abilities).</text:span></text:p>
      <text:p text:style-name="P5"><text:span text:style-name="T8">Material Component: </text:span><text:span text:style-name="T6">A diamond of at least 500 gp value, which must be crushed and sprinkled over the targets.</text:span></text:p>
      <text:p text:style-name="P5"><text:span text:style-name="T8">Focus: </text:span><text:span text:style-name="T6">One 1,000 gp diamond per creature to be granted the protection. Each subject must carry one such gem for the duration of the spell. If a subject loses the gem, the spell ceases to affect him.</text:span></text:p>
      <text:p text:style-name="P7"/>
      <text:p text:style-name="P5"><text:span text:style-name="T5">Prying Eyes</text:span></text:p>
      <text:p text:style-name="P5"><text:span text:style-name="T6">Divination</text:span></text:p>
      <text:p text:style-name="P5"><text:span text:style-name="T7">Level:</text:span><text:span text:style-name="T6"> Sor/Wiz 5</text:span></text:p>
      <text:p text:style-name="P5"><text:span text:style-name="T7">Components:</text:span><text:span text:style-name="T6"> V, S, M</text:span></text:p>
      <text:p text:style-name="P5"><text:span text:style-name="T7">Casting Time:</text:span><text:span text:style-name="T6"> 1 minute</text:span></text:p>
      <text:p text:style-name="P5"><text:span text:style-name="T7">Range:</text:span><text:span text:style-name="T6"> One mile</text:span></text:p>
      <text:p text:style-name="P5"><text:span text:style-name="T7">Effect:</text:span><text:span text:style-name="T6"> Ten or more levitating eyes</text:span></text:p>
      <text:p text:style-name="P5"><text:span text:style-name="T7">Duration:</text:span><text:span text:style-name="T6"> 1 hour/level; see text (D)</text:span></text:p>
      <text:p text:style-name="P5"><text:span text:style-name="T7">Saving Throw:</text:span><text:span text:style-name="T6"> None</text:span></text:p>
      <text:p text:style-name="P5"><text:span text:style-name="T7">Spell Resistance:</text:span><text:span text:style-name="T6"> No</text:span></text:p>
      <text:p text:style-name="P5"><text:span text:style-name="T6">You create a number of semitangible, visible magical orbs (called “eyes”) equal to 1d4 + your caster level. These eyes move out, scout around, and return as you direct them when casting the spell. Each eye can see 120 feet (normal vision only) in all directions.</text:span></text:p>
      <text:p text:style-name="P5"><text:span text:style-name="T6">While the individual eyes are quite fragile, they’re small and difficult to spot. Each eye is a Fine construct, about the size of a small apple, that has 1 hit point, AC 18 (+8 bonus for its size), flies at a speed of 30 feet with perfect maneuverability, and has a +16 Hide modifier. It has a Spot modifier equal to your caster level (maximum +15) and is subject to illusions, darkness, fog, and any other factors that would affect your ability to receive visual information about your surroundings. An eye traveling through darkness must find its way by touch.</text:span></text:p>
      <text:p text:style-name="P5"><text:span text:style-name="T6">When you create the eyes, you specify instructions you want them to follow in a command of no more than twenty-five words. Any knowledge you possess is known by the eyes as well.</text:span></text:p>
      <text:p text:style-name="P5"><text:span text:style-name="T6">In order to report their findings, the eyes must return to your hand. Each replays in your mind all it has seen during its existence. It takes an eye 1 round to replay 1 hour of recorded images. After relaying its findings, an eye disappears. </text:span></text:p>
      <text:p text:style-name="P5"><text:span text:style-name="T6">If an eye ever gets more than 1 mile away from you, it instantly ceases to exist. However, your link with the eye is such that you won’t know if the eye was destroyed because it wandered out of range or because of some other event.</text:span></text:p>
      <text:p text:style-name="P5"><text:span text:style-name="T6">The eyes exist for up to 1 hour per caster level or until they return to you. </text:span><text:span text:style-name="T8">Dispel magic </text:span><text:span text:style-name="T6">can destroy eyes. Roll separately for each eye caught in an area dispel. Of course, if an eye is sent into darkness, it could hit a wall or similar obstacle and destroy itself.</text:span></text:p>
      <text:p text:style-name="P5"><text:span text:style-name="T8">Material Component: </text:span><text:span text:style-name="T6">A handful of crystal marbles.</text:span></text:p>
      <text:p text:style-name="P7"/>
      <text:p text:style-name="P5"><text:span text:style-name="T5">Prying Eyes, Greater</text:span></text:p>
      <text:p text:style-name="P5"><text:span text:style-name="T6">Divination</text:span></text:p>
      <text:p text:style-name="P5"><text:soft-page-break/><text:span text:style-name="T7">Level:</text:span><text:span text:style-name="T6"> Sor/Wiz 8</text:span></text:p>
      <text:p text:style-name="P5"><text:span text:style-name="T6">This spell functions like </text:span><text:span text:style-name="T8">prying eyes, </text:span><text:span text:style-name="T6">except that the eyes can see all things as they actually are, just as if they had </text:span><text:span text:style-name="T8">true seeing </text:span><text:span text:style-name="T6">with a range of 120 feet. Thus, they can navigate darkened areas at full normal speed. Also, a </text:span><text:span text:style-name="T8">greater prying eye</text:span><text:span text:style-name="T6">’s maximum Spot modifier is +25 instead of +15.</text:span></text:p>
      <text:p text:style-name="P7"/>
      <text:p text:style-name="P5"><text:span text:style-name="T5">Purify Food and Drink</text:span></text:p>
      <text:p text:style-name="P5"><text:span text:style-name="T6">Transmutation</text:span></text:p>
      <text:p text:style-name="P5"><text:span text:style-name="T7">Level:</text:span><text:span text:style-name="T6"> Clr 0, Drd 0</text:span></text:p>
      <text:p text:style-name="P5"><text:span text:style-name="T7">Components:</text:span><text:span text:style-name="T6"> V, S</text:span></text:p>
      <text:p text:style-name="P5"><text:span text:style-name="T7">Casting Time:</text:span><text:span text:style-name="T6"> 1 standard action</text:span></text:p>
      <text:p text:style-name="P5"><text:span text:style-name="T7">Range:</text:span><text:span text:style-name="T6"> 10 ft.</text:span></text:p>
      <text:p text:style-name="P5"><text:span text:style-name="T7">Target:</text:span><text:span text:style-name="T6"> 1 cu. ft./level of contaminated food and water</text:span></text:p>
      <text:p text:style-name="P5"><text:span text:style-name="T7">Duration:</text:span><text:span text:style-name="T6"> Instantaneous</text:span></text:p>
      <text:p text:style-name="P5"><text:span text:style-name="T7">Saving Throw: </text:span><text:span text:style-name="T6">Will negates (object)</text:span></text:p>
      <text:p text:style-name="P5"><text:span text:style-name="T7">Spell Resistance:</text:span><text:span text:style-name="T6"> Yes (object)</text:span></text:p>
      <text:p text:style-name="P5"><text:span text:style-name="T6">This spell makes spoiled, rotten, poisonous, or otherwise contaminated food and water pure and suitable for eating and drinking. This spell does not prevent subsequent natural decay or spoilage. Unholy water and similar food and drink of significance is spoiled by </text:span><text:span text:style-name="T8">purify food and drink, </text:span><text:span text:style-name="T6">but the spell has no effect on creatures of any type nor upon magic potions.</text:span></text:p>
      <text:p text:style-name="P5"><text:span text:style-name="T8">Note: </text:span><text:span text:style-name="T6">Water weighs about 8 pounds per gallon. One cubic foot of water contains roughly 8 gallons and weighs about 60 pounds.</text:span></text:p>
      <text:p text:style-name="P7"/>
      <text:p text:style-name="P5"><text:span text:style-name="T5">Pyrotechnics</text:span></text:p>
      <text:p text:style-name="P5"><text:span text:style-name="T6">Transmutation</text:span></text:p>
      <text:p text:style-name="P5"><text:span text:style-name="T7">Level:</text:span><text:span text:style-name="T6"> Brd 2, Sor/Wiz 2</text:span></text:p>
      <text:p text:style-name="P5"><text:span text:style-name="T7">Components:</text:span><text:span text:style-name="T6"> V, S, M</text:span></text:p>
      <text:p text:style-name="P5"><text:span text:style-name="T7">Casting Time:</text:span><text:span text:style-name="T6"> 1 standard action</text:span></text:p>
      <text:p text:style-name="P5"><text:span text:style-name="T7">Range:</text:span><text:span text:style-name="T6"> Long (400 ft. + 40 ft./level)</text:span></text:p>
      <text:p text:style-name="P5"><text:span text:style-name="T7">Target:</text:span><text:span text:style-name="T6"> One fire source, up to a 20-ft. cube</text:span></text:p>
      <text:p text:style-name="P5"><text:span text:style-name="T7">Duration:</text:span><text:span text:style-name="T6"> 1d4+1 rounds, or 1d4+1 rounds after creatures leave the smoke cloud; see text</text:span></text:p>
      <text:p text:style-name="P5"><text:soft-page-break/><text:span text:style-name="T7">Saving Throw: </text:span><text:span text:style-name="T6">Will negates or Fortitude negates; see text</text:span></text:p>
      <text:p text:style-name="P5"><text:span text:style-name="T7">Spell Resistance:</text:span><text:span text:style-name="T6"> Yes or No; see text</text:span></text:p>
      <text:p text:style-name="P5"><text:span text:style-name="T8">Pyrotechnics </text:span><text:span text:style-name="T6">turns a fire into either a burst of blinding fireworks or a thick cloud of choking smoke, depending on the version you choose.</text:span></text:p>
      <text:p text:style-name="P5"><text:span text:style-name="T8">Fireworks: </text:span><text:span text:style-name="T6">The fireworks are a flashing, fiery, momentary burst of glowing, colored aerial lights. This effect causes creatures within 120 feet of the fire source to become blinded for 1d4+1 rounds (Will negates). These creatures must have line of sight to the fire to be affected. Spell resistance can prevent blindness.</text:span></text:p>
      <text:p text:style-name="P5"><text:span text:style-name="T8">Smoke Cloud: </text:span><text:span text:style-name="T6">A writhing stream of smoke billows out from the source, forming a choking cloud. The cloud spreads 20 feet in all directions and lasts for 1 round per caster level. All sight, even darkvision, is ineffective in or through the cloud. All within the cloud take –4 penalties to Strength and Dexterity (Fortitude negates). These effects last for 1d4+1 rounds after the cloud dissipates or after the creature leaves the area of the cloud. Spell resistance does not apply.</text:span></text:p>
      <text:p text:style-name="P5"><text:span text:style-name="T8">Material Component: </text:span><text:span text:style-name="T6">The spell uses one fire source, which is immediately extinguished. A fire so large that it exceeds a 20-foot cube is only partly extinguished. Magical fires are not extinguished, although a fire-based creature used as a source takes 1 point of damage per caster level.</text:span></text:p>
      <text:p text:style-name="P7"/>
      <text:p text:style-name="P5"><text:span text:style-name="T5">Quench</text:span></text:p>
      <text:p text:style-name="P5"><text:span text:style-name="T6">Transmutation</text:span></text:p>
      <text:p text:style-name="P5"><text:span text:style-name="T7">Level:</text:span><text:span text:style-name="T6"> Drd 3</text:span></text:p>
      <text:p text:style-name="P5"><text:span text:style-name="T7">Components:</text:span><text:span text:style-name="T6"> V, S, DF</text:span></text:p>
      <text:p text:style-name="P5"><text:span text:style-name="T7">Casting Time:</text:span><text:span text:style-name="T6"> 1 standard action</text:span></text:p>
      <text:p text:style-name="P5"><text:span text:style-name="T7">Range: </text:span><text:span text:style-name="T6">Medium (100 ft. + 10 ft./level)</text:span></text:p>
      <text:p text:style-name="P5"><text:span text:style-name="T7">Area or Target:</text:span><text:span text:style-name="T6"> One 20-ft. cube/level (S) or one fire-based magic item</text:span></text:p>
      <text:p text:style-name="P5"><text:span text:style-name="T7">Duration:</text:span><text:span text:style-name="T6"> Instantaneous</text:span></text:p>
      <text:p text:style-name="P5"><text:span text:style-name="T7">Saving Throw:</text:span><text:span text:style-name="T6"> None or Will negates (object)</text:span></text:p>
      <text:p text:style-name="P5"><text:span text:style-name="T7">Spell Resistance:</text:span><text:span text:style-name="T6"> No or Yes (object)</text:span></text:p>
      <text:p text:style-name="P5"><text:span text:style-name="T8">Quench </text:span><text:span text:style-name="T6">is often used to put out forest fires and other conflagrations. It extinguishes all nonmagical fires in its area. The spell also dispels any fire spells in its area, though you must succeed on a dispel check (1d20 +1 per caster level, maximum +15) against each spell to dispel it. The DC to dispel such spells is 11 + the caster level of the fire spell.</text:span></text:p>
      <text:p text:style-name="P5"><text:span text:style-name="T6">Each elemental (fire) creature within the area of a </text:span><text:span text:style-name="T8">quench </text:span><text:span text:style-name="T6">spell takes 1d6 points of damage per caster level (maximum 15d6, no save allowed).</text:span></text:p>
      <text:p text:style-name="P5"><text:span text:style-name="T6">Alternatively, you can target the spell on a single magic item that creates or controls flame</text:span><text:span text:style-name="T8">. </text:span><text:span text:style-name="T6">The item loses all its fire-based magical abilities for 1d4 hours unless it succeeds on a Will save. (Artifacts are immune to this effect.)</text:span></text:p>
      <text:p text:style-name="P7"/>
      <text:p text:style-name="P5"><text:span text:style-name="T1">Rage</text:span></text:p>
      <text:p text:style-name="P5"><text:span text:style-name="T2">Enchantment (Compulsion) [Mind-Affecting]</text:span></text:p>
      <text:p text:style-name="P5"><text:span text:style-name="T3">Level:</text:span><text:span text:style-name="T2"> Brd 2, Sor/Wiz 3</text:span></text:p>
      <text:p text:style-name="P5"><text:soft-page-break/><text:span text:style-name="T3">Components:</text:span><text:span text:style-name="T2"> V, S</text:span></text:p>
      <text:p text:style-name="P5"><text:span text:style-name="T3">Casting Time:</text:span><text:span text:style-name="T2"> 1 standard action</text:span></text:p>
      <text:p text:style-name="P5"><text:span text:style-name="T3">Range: </text:span><text:span text:style-name="T2">Medium (100 ft. + 10 ft./level)</text:span></text:p>
      <text:p text:style-name="P5"><text:span text:style-name="T3">Targets:</text:span><text:span text:style-name="T2"> One willing living creature per three levels, no two of which may be more than 30 ft. apart</text:span></text:p>
      <text:p text:style-name="P5"><text:span text:style-name="T3">Duration:</text:span><text:span text:style-name="T2"> Concentration + 1 round/level (D)</text:span></text:p>
      <text:p text:style-name="P5"><text:span text:style-name="T3">Saving Throw:</text:span><text:span text:style-name="T2"> None</text:span></text:p>
      <text:p text:style-name="P5"><text:span text:style-name="T3">Spell Resistance:</text:span><text:span text:style-name="T2"> Yes</text:span></text:p>
      <text:p text:style-name="P5"><text:span text:style-name="T2">Each affected creature gains a +2 morale bonus to Strength and Constitution, a +1 morale bonus on Will saves, and a –2</text:span><text:span text:style-name="T6"> penalty to AC. The effect is otherwise identical with a barbarian’s rage except that the subjects aren’t fatigued at the end of the rage.</text:span></text:p>
      <text:p text:style-name="P14"/>
      <text:p text:style-name="P5"><text:span text:style-name="T5">Rainbow Pattern</text:span></text:p>
      <text:p text:style-name="P5"><text:span text:style-name="T6">Illusion (Pattern) [Mind-Affecting]</text:span></text:p>
      <text:p text:style-name="P5"><text:span text:style-name="T7">Level:</text:span><text:span text:style-name="T6"> Brd 4, Sor/Wiz 4</text:span></text:p>
      <text:p text:style-name="P5"><text:span text:style-name="T7">Components:</text:span><text:span text:style-name="T6"> V (Brd only), S, M, F; see text</text:span></text:p>
      <text:p text:style-name="P5"><text:span text:style-name="T7">Casting Time:</text:span><text:span text:style-name="T6"> 1 standard action</text:span></text:p>
      <text:p text:style-name="P5"><text:span text:style-name="T7">Range: </text:span><text:span text:style-name="T6">Medium (100 ft. + 10 ft./level)</text:span></text:p>
      <text:p text:style-name="P5"><text:span text:style-name="T7">Effect:</text:span><text:span text:style-name="T6"> Colorful lights with a 20-ft.-radius spread</text:span></text:p>
      <text:p text:style-name="P5"><text:span text:style-name="T7">Duration:</text:span><text:span text:style-name="T6"> Concentration +1 round/ level (D)</text:span></text:p>
      <text:p text:style-name="P5"><text:span text:style-name="T7">Saving Throw: </text:span><text:span text:style-name="T6">Will negates</text:span></text:p>
      <text:p text:style-name="P5"><text:span text:style-name="T7">Spell Resistance:</text:span><text:span text:style-name="T6"> Yes</text:span></text:p>
      <text:p text:style-name="P5"><text:span text:style-name="T6">A glowing, rainbow-hued pattern of interweaving colors fascinates those within it. </text:span><text:span text:style-name="T8">Rainbow pattern </text:span><text:span text:style-name="T6">fascinates a maximum of 24 Hit Dice of creatures. Creatures with the fewest HD are affected first. Among creatures with equal HD, those who are closest to the spell’s point of origin are affected first. An affected creature that fails its saves is fascinated by the pattern.</text:span></text:p>
      <text:p text:style-name="P5"><text:span text:style-name="T6">With a simple gesture (a free action), you can make the rainbow pattern move up to 30 feet per round (moving its effective point of origin). All fascinated creatures follow the moving rainbow of light, trying to get or remain within the effect. Fascinated creatures who are restrained and removed from the pattern still try to follow it. If the pattern leads its subjects into a dangerous area each fascinated creature gets a second save. If the view of the lights is completely blocked creatures who can’t see them are no longer affected.</text:span></text:p>
      <text:p text:style-name="P5"><text:span text:style-name="T6">The spell does not affect sightless creatures.</text:span></text:p>
      <text:p text:style-name="P5"><text:span text:style-name="T8">Verbal Component: </text:span><text:span text:style-name="T6">A wizard or sorcerer need not utter a sound to cast this spell, but a bard must sing, play music, or recite a rhyme as a verbal component.</text:span></text:p>
      <text:p text:style-name="P5"><text:span text:style-name="T8">Material Component: </text:span><text:span text:style-name="T6">A piece of phosphor.</text:span></text:p>
      <text:p text:style-name="P5"><text:soft-page-break/><text:span text:style-name="T8">Focus: </text:span><text:span text:style-name="T6">A crystal prism.</text:span></text:p>
      <text:p text:style-name="P7"/>
      <text:p text:style-name="P5"><text:span text:style-name="T5">Raise Dead</text:span></text:p>
      <text:p text:style-name="P5"><text:span text:style-name="T6">Conjuration (Healing)</text:span></text:p>
      <text:p text:style-name="P5"><text:span text:style-name="T7">Level:</text:span><text:span text:style-name="T6"> Clr 5</text:span></text:p>
      <text:p text:style-name="P5"><text:span text:style-name="T7">Components:</text:span><text:span text:style-name="T6"> V, S, M, DF</text:span></text:p>
      <text:p text:style-name="P5"><text:span text:style-name="T7">Casting Time:</text:span><text:span text:style-name="T6"> 1 minute</text:span></text:p>
      <text:p text:style-name="P5"><text:span text:style-name="T7">Range:</text:span><text:span text:style-name="T6"> Touch</text:span></text:p>
      <text:p text:style-name="P5"><text:span text:style-name="T7">Target:</text:span><text:span text:style-name="T6"> Dead creature touched</text:span></text:p>
      <text:p text:style-name="P5"><text:span text:style-name="T7">Duration:</text:span><text:span text:style-name="T6"> Instantaneous</text:span></text:p>
      <text:p text:style-name="P5"><text:span text:style-name="T7">Saving Throw:</text:span><text:span text:style-name="T6"> None; see text</text:span></text:p>
      <text:p text:style-name="P5"><text:span text:style-name="T7">Spell Resistance:</text:span><text:span text:style-name="T6"> Yes (harmless)</text:span></text:p>
      <text:p text:style-name="P5"><text:span text:style-name="T6">You restore life to a deceased creature. You can raise a creature that has been dead for no longer than one day per caster level. In addition, the subject’s soul must be free and willing to return. If the subject’s soul is not willing to return, the spell does not work; therefore, a subject that wants to return receives no saving throw.</text:span></text:p>
      <text:p text:style-name="P5"><text:span text:style-name="T6">Coming back from the dead is an ordeal. The subject of the spell loses one level (or 1 Hit Die) when it is raised, just as if it had lost a level or a Hit Die to an energy-draining creature. If the subject is 1st level, it loses 2 points of Constitution instead (if this would reduce its Con to 0 or less, it can’t be raised). This level/HD loss or Constitution loss cannot be repaired by any means. A character who died with spells prepared has a 50% chance of losing any given spell upon being raised, in addition to losing spells for losing a level. A spellcasting creature that doesn’t prepare spells (such as a sorcerer) has a 50% chance of losing any given unused spell slot as if it had been used to cast a spell, in addition to losing spell slots for losing a level.</text:span></text:p>
      <text:p text:style-name="P5"><text:span text:style-name="T6">A raised creature has a number of hit points equal to its current Hit Dice. Any ability scores damaged to 0 are raised to 1. Normal poison and normal disease are cured in the process of raising the subject, but magical diseases and curses are not undone. While the spell closes mortal wounds and repairs lethal damage of most kinds, the body of the creature to be raised must be whole. Otherwise, missing parts are still missing when the creature is brought back to life. None of the dead creature’s equipment or possessions are affected in any way by this spell.</text:span></text:p>
      <text:p text:style-name="P5"><text:span text:style-name="T6">A creature who has been turned into an undead creature or killed by a death effect can’t be raised by this spell. Constructs, elementals, outsiders, and undead creatures can’t be raised. The spell cannot bring back a creature that has died of old age.</text:span></text:p>
      <text:p text:style-name="P5"><text:span text:style-name="T8">Material Component: </text:span><text:span text:style-name="T6">Diamonds worth a total of least 5,000 gp.</text:span></text:p>
      <text:p text:style-name="P7"/>
      <text:p text:style-name="P5"><text:span text:style-name="T5">Ray of Enfeeblement</text:span></text:p>
      <text:p text:style-name="P5"><text:span text:style-name="T6">Necromancy</text:span></text:p>
      <text:p text:style-name="P5"><text:span text:style-name="T7">Level:</text:span><text:span text:style-name="T6"> Sor/Wiz 1</text:span></text:p>
      <text:p text:style-name="P5"><text:span text:style-name="T7">Components:</text:span><text:span text:style-name="T6"> V, S</text:span></text:p>
      <text:p text:style-name="P5"><text:span text:style-name="T7">Casting Time:</text:span><text:span text:style-name="T6"> 1 standard action</text:span></text:p>
      <text:p text:style-name="P5"><text:span text:style-name="T7">Range:</text:span><text:span text:style-name="T6"> Close (25 ft. + 5 ft./2 levels)</text:span></text:p>
      <text:p text:style-name="P5"><text:soft-page-break/><text:span text:style-name="T7">Effect:</text:span><text:span text:style-name="T6"> Ray</text:span></text:p>
      <text:p text:style-name="P5"><text:span text:style-name="T7">Duration:</text:span><text:span text:style-name="T6"> 1 min./level</text:span></text:p>
      <text:p text:style-name="P5"><text:span text:style-name="T7">Saving Throw:</text:span><text:span text:style-name="T6"> None</text:span></text:p>
      <text:p text:style-name="P5"><text:span text:style-name="T7">Spell Resistance:</text:span><text:span text:style-name="T6"> Yes</text:span></text:p>
      <text:p text:style-name="P5"><text:span text:style-name="T6">A coruscating ray springs from your hand. You must succeed on a ranged touch attack to strike a target. The subject takes a penalty to Strength equal to 1d6+1 per two caster levels (maximum 1d6+5). The subject’s Strength score cannot drop below 1.</text:span></text:p>
      <text:p text:style-name="P7"/>
      <text:p text:style-name="P5"><text:span text:style-name="T5">Ray of Exhaustion</text:span></text:p>
      <text:p text:style-name="P5"><text:span text:style-name="T6">Necromancy</text:span></text:p>
      <text:p text:style-name="P5"><text:span text:style-name="T7">Level:</text:span><text:span text:style-name="T6"> Sor/Wiz 3</text:span></text:p>
      <text:p text:style-name="P5"><text:span text:style-name="T7">Components:</text:span><text:span text:style-name="T6"> V, S, M</text:span></text:p>
      <text:p text:style-name="P5"><text:span text:style-name="T7">Casting Time:</text:span><text:span text:style-name="T6"> 1 standard action</text:span></text:p>
      <text:p text:style-name="P5"><text:span text:style-name="T7">Range:</text:span><text:span text:style-name="T6"> Close (25 ft. + 5 ft./2 levels)</text:span></text:p>
      <text:p text:style-name="P5"><text:span text:style-name="T7">Effect:</text:span><text:span text:style-name="T6"> Ray</text:span></text:p>
      <text:p text:style-name="P5"><text:span text:style-name="T7">Duration:</text:span><text:span text:style-name="T6"> 1 min./level</text:span></text:p>
      <text:p text:style-name="P5"><text:span text:style-name="T7">Saving Throw:</text:span><text:span text:style-name="T6"> Fortitude partial; see text</text:span></text:p>
      <text:p text:style-name="P5"><text:span text:style-name="T7">Spell Resistance:</text:span><text:span text:style-name="T6"> Yes</text:span></text:p>
      <text:p text:style-name="P5"><text:span text:style-name="T6">A black ray projects from your pointing finger. You must succeed on a ranged touch attack with the ray to strike a target.</text:span></text:p>
      <text:p text:style-name="P5"><text:span text:style-name="T6">The subject is immediately exhausted for the spell’s duration. A successful Fortitude save means the creature is only fatigued.</text:span></text:p>
      <text:p text:style-name="P5"><text:span text:style-name="T6">A character that is already fatigued instead becomes exhausted.</text:span></text:p>
      <text:p text:style-name="P5"><text:span text:style-name="T6">This spell has no effect on a creature that is already exhausted. Unlike normal exhaustion or fatigue, the effect ends as soon as the spell’s duration expires.</text:span></text:p>
      <text:p text:style-name="P5"><text:span text:style-name="T8">Material Component: </text:span><text:span text:style-name="T6">A drop of sweat.</text:span></text:p>
      <text:p text:style-name="P7"/>
      <text:p text:style-name="P5"><text:span text:style-name="T5">Ray of Frost</text:span></text:p>
      <text:p text:style-name="P5"><text:span text:style-name="T6">Evocation [Cold]</text:span></text:p>
      <text:p text:style-name="P5"><text:soft-page-break/><text:span text:style-name="T7">Level:</text:span><text:span text:style-name="T6"> Sor/Wiz 0</text:span></text:p>
      <text:p text:style-name="P5"><text:span text:style-name="T7">Components:</text:span><text:span text:style-name="T6"> V, S</text:span></text:p>
      <text:p text:style-name="P5"><text:span text:style-name="T7">Casting Time:</text:span><text:span text:style-name="T6"> 1 standard action</text:span></text:p>
      <text:p text:style-name="P5"><text:span text:style-name="T7">Range:</text:span><text:span text:style-name="T6"> Close (25 ft. + 5 ft./2 levels)</text:span></text:p>
      <text:p text:style-name="P5"><text:span text:style-name="T7">Effect:</text:span><text:span text:style-name="T6"> Ray</text:span></text:p>
      <text:p text:style-name="P5"><text:span text:style-name="T7">Duration:</text:span><text:span text:style-name="T6"> Instantaneous</text:span></text:p>
      <text:p text:style-name="P5"><text:span text:style-name="T7">Saving Throw:</text:span><text:span text:style-name="T6"> None</text:span></text:p>
      <text:p text:style-name="P5"><text:span text:style-name="T7">Spell Resistance:</text:span><text:span text:style-name="T6"> Yes</text:span></text:p>
      <text:p text:style-name="P5"><text:span text:style-name="T6">A ray of freezing air and ice projects from your pointing finger. You must succeed on a ranged touch attack with the ray to deal damage to a target. The ray deals 1d3 points of cold damage.</text:span></text:p>
      <text:p text:style-name="P7"/>
      <text:p text:style-name="P5"><text:span text:style-name="T5">Read Magic</text:span></text:p>
      <text:p text:style-name="P5"><text:span text:style-name="T6">Divination</text:span></text:p>
      <text:p text:style-name="P5"><text:span text:style-name="T7">Level:</text:span><text:span text:style-name="T6"> Brd 0, Clr 0, Drd 0, Pal 1, Rgr 1, Sor/Wiz 0</text:span></text:p>
      <text:p text:style-name="P5"><text:span text:style-name="T7">Components:</text:span><text:span text:style-name="T6"> V, S, F</text:span></text:p>
      <text:p text:style-name="P5"><text:span text:style-name="T7">Casting Time:</text:span><text:span text:style-name="T6"> 1 standard action</text:span></text:p>
      <text:p text:style-name="P5"><text:span text:style-name="T7">Range:</text:span><text:span text:style-name="T6"> Personal</text:span></text:p>
      <text:p text:style-name="P5"><text:span text:style-name="T7">Target:</text:span><text:span text:style-name="T6"> You</text:span></text:p>
      <text:p text:style-name="P5"><text:span text:style-name="T7">Duration:</text:span><text:span text:style-name="T6"> 10 min./level</text:span></text:p>
      <text:p text:style-name="P5"><text:span text:style-name="T6">By means of </text:span><text:span text:style-name="T8">read magic, </text:span><text:span text:style-name="T6">you can decipher magical inscriptions on objects—books, scrolls, weapons, and the like—that would otherwise be unintelligible. This deciphering does not normally invoke the magic contained in the writing, although it may do so in the case of a cursed scroll. Furthermore, once the spell is cast and you have read the magical inscription, you are thereafter able to read that particular writing without recourse to the use of </text:span><text:span text:style-name="T8">read magic. </text:span><text:span text:style-name="T6">You can read at the rate of one page (250 words) per minute. The spell allows you to identify a </text:span><text:span text:style-name="T8">glyph of warding </text:span><text:span text:style-name="T6">with a DC 13 Spellcraft check, a </text:span><text:span text:style-name="T8">greater glyph of warding </text:span><text:span text:style-name="T6">with a DC 16 Spellcraft check, or any </text:span><text:span text:style-name="T8">symbol </text:span><text:span text:style-name="T6">spell with a Spellcraft check (DC 10 + spell level).</text:span></text:p>
      <text:p text:style-name="P5"><text:span text:style-name="T8">Read magic </text:span><text:span text:style-name="T6">can be made permanent with a </text:span><text:span text:style-name="T8">permanency </text:span><text:span text:style-name="T6">spell.</text:span></text:p>
      <text:p text:style-name="P5"><text:span text:style-name="T8">Focus: </text:span><text:span text:style-name="T6">A clear crystal or mineral prism.</text:span></text:p>
      <text:p text:style-name="P7"/>
      <text:p text:style-name="P5"><text:span text:style-name="T5">Reduce Animal</text:span></text:p>
      <text:p text:style-name="P5"><text:span text:style-name="T6">Transmutation</text:span></text:p>
      <text:p text:style-name="P5"><text:soft-page-break/><text:span text:style-name="T7">Level:</text:span><text:span text:style-name="T6"> Drd 2, Rgr 3</text:span></text:p>
      <text:p text:style-name="P5"><text:span text:style-name="T7">Components:</text:span><text:span text:style-name="T6"> V, S</text:span></text:p>
      <text:p text:style-name="P5"><text:span text:style-name="T7">Casting Time:</text:span><text:span text:style-name="T6"> 1 standard action</text:span></text:p>
      <text:p text:style-name="P5"><text:span text:style-name="T7">Range:</text:span><text:span text:style-name="T6"> Touch</text:span></text:p>
      <text:p text:style-name="P5"><text:span text:style-name="T7">Target:</text:span><text:span text:style-name="T6"> One willing animal of Small, Medium, Large, or Huge size</text:span></text:p>
      <text:p text:style-name="P5"><text:span text:style-name="T7">Duration:</text:span><text:span text:style-name="T6"> 1 hour/level (D)</text:span></text:p>
      <text:p text:style-name="P5"><text:span text:style-name="T7">Saving Throw:</text:span><text:span text:style-name="T6"> None</text:span></text:p>
      <text:p text:style-name="P5"><text:span text:style-name="T7">Spell Resistance:</text:span><text:span text:style-name="T6"> No</text:span></text:p>
      <text:p text:style-name="P5"><text:span text:style-name="T6">This spell functions like </text:span><text:span text:style-name="T8">reduce person, </text:span><text:span text:style-name="T6">except that it affects a single willing animal. Reduce the damage dealt by the animal’s natural attacks as appropriate for its new size.</text:span></text:p>
      <text:p text:style-name="P7"/>
      <text:p text:style-name="P5"><text:span text:style-name="T5">Reduce Person</text:span></text:p>
      <text:p text:style-name="P5"><text:span text:style-name="T6">Transmutation</text:span></text:p>
      <text:p text:style-name="P5"><text:span text:style-name="T7">Level:</text:span><text:span text:style-name="T6"> Sor/Wiz 1</text:span></text:p>
      <text:p text:style-name="P5"><text:span text:style-name="T7">Components:</text:span><text:span text:style-name="T6"> V, S, M</text:span></text:p>
      <text:p text:style-name="P5"><text:span text:style-name="T7">Casting Time:</text:span><text:span text:style-name="T6"> 1 round</text:span></text:p>
      <text:p text:style-name="P5"><text:span text:style-name="T7">Range:</text:span><text:span text:style-name="T6"> Close (25 ft. + 5 ft./2 levels)</text:span></text:p>
      <text:p text:style-name="P5"><text:span text:style-name="T7">Target:</text:span><text:span text:style-name="T6"> One humanoid creature</text:span></text:p>
      <text:p text:style-name="P5"><text:span text:style-name="T7">Duration:</text:span><text:span text:style-name="T6"> 1 min./level (D)</text:span></text:p>
      <text:p text:style-name="P5"><text:span text:style-name="T7">Saving Throw:</text:span><text:span text:style-name="T6"> Fortitude negates</text:span></text:p>
      <text:p text:style-name="P5"><text:span text:style-name="T7">Spell Resistance:</text:span><text:span text:style-name="T6"> Yes</text:span></text:p>
      <text:p text:style-name="P5"><text:span text:style-name="T6">This spell causes instant diminution of a humanoid creature, halving its height, length, and width and dividing its weight by 8. This decrease changes the creature’s size category to the next smaller one. The target gains a +2 size bonus to Dexterity, a –2 size penalty to Strength (to a minimum of 1), and a +1 bonus on attack rolls and AC due to its reduced size.</text:span></text:p>
      <text:p text:style-name="P5"><text:span text:style-name="T6">A Small humanoid creature whose size decreases to Tiny has a space of 2-1/2 feet and a natural reach of 0 feet (meaning that it must enter an opponent’s square to attack). A Large humanoid creature whose size decreases to Medium has a space of 5 feet and a natural reach of 5 feet. This spell doesn’t change the target’s speed.</text:span></text:p>
      <text:p text:style-name="P5"><text:span text:style-name="T6">All equipment worn or carried by a creature is similarly reduced by the spell.</text:span></text:p>
      <text:p text:style-name="P5"><text:span text:style-name="T6">Melee and projectile weapons deal less damage. Other magical properties are not affected by this spell. Any </text:span><text:span text:style-name="T8">reduced </text:span><text:span text:style-name="T6">item that leaves the </text:span><text:span text:style-name="T8">reduced </text:span><text:span text:style-name="T6">creature’s possession (including a projectile or thrown weapon) instantly returns to its normal size. This means that thrown weapons deal their normal damage (projectiles deal damage based on the size of the weapon that fired them).</text:span></text:p>
      <text:p text:style-name="P5"><text:soft-page-break/><text:span text:style-name="T6">Multiple magical effects that reduce size do not stack.</text:span></text:p>
      <text:p text:style-name="P5"><text:span text:style-name="T8">Reduce person </text:span><text:span text:style-name="T6">counters and dispels </text:span><text:span text:style-name="T8">enlarge person</text:span><text:span text:style-name="T6">.</text:span></text:p>
      <text:p text:style-name="P5"><text:span text:style-name="T8">Reduce person </text:span><text:span text:style-name="T6">can be made permanent with a </text:span><text:span text:style-name="T8">permanency </text:span><text:span text:style-name="T6">spell.</text:span></text:p>
      <text:p text:style-name="P5"><text:span text:style-name="T8">Material Component: </text:span><text:span text:style-name="T6">A pinch of powdered iron.</text:span></text:p>
      <text:p text:style-name="P7"/>
      <text:p text:style-name="P5"><text:span text:style-name="T5">Reduce Person, Mass</text:span></text:p>
      <text:p text:style-name="P5"><text:span text:style-name="T6">Transmutation</text:span></text:p>
      <text:p text:style-name="P5"><text:span text:style-name="T7">Level:</text:span><text:span text:style-name="T6"> Sor/Wiz 4</text:span></text:p>
      <text:p text:style-name="P5"><text:span text:style-name="T7">Target:</text:span><text:span text:style-name="T6"> One humanoid creature/level, no two of which can be more than 30 ft. apart</text:span></text:p>
      <text:p text:style-name="P5"><text:span text:style-name="T6">This spell functions like </text:span><text:span text:style-name="T8">reduce person</text:span><text:span text:style-name="T6">, except that it affects multiple creatures.</text:span></text:p>
      <text:p text:style-name="P7"/>
      <text:p text:style-name="P5"><text:span text:style-name="T5">Refuge</text:span></text:p>
      <text:p text:style-name="P5"><text:span text:style-name="T6">Conjuration (Teleportation)</text:span></text:p>
      <text:p text:style-name="P5"><text:span text:style-name="T7">Level:</text:span><text:span text:style-name="T6"> Clr 7, Sor/Wiz 9</text:span></text:p>
      <text:p text:style-name="P5"><text:span text:style-name="T7">Components:</text:span><text:span text:style-name="T6"> V, S, M</text:span></text:p>
      <text:p text:style-name="P5"><text:span text:style-name="T7">Casting Time:</text:span><text:span text:style-name="T6"> 1 standard action</text:span></text:p>
      <text:p text:style-name="P5"><text:span text:style-name="T7">Range:</text:span><text:span text:style-name="T6"> Touch</text:span></text:p>
      <text:p text:style-name="P5"><text:span text:style-name="T7">Target:</text:span><text:span text:style-name="T6"> Object touched</text:span></text:p>
      <text:p text:style-name="P5"><text:span text:style-name="T7">Duration:</text:span><text:span text:style-name="T6"> Permanent until discharged</text:span></text:p>
      <text:p text:style-name="P5"><text:span text:style-name="T7">Saving Throw:</text:span><text:span text:style-name="T6"> None</text:span></text:p>
      <text:p text:style-name="P5"><text:span text:style-name="T7">Spell Resistance:</text:span><text:span text:style-name="T6"> No</text:span></text:p>
      <text:p text:style-name="P5"><text:span text:style-name="T6">You create powerful magic in some specially prepared object. This object contains the power to instantly transport its possessor across any distance within the same plane to your abode. Once the item is transmuted, you must give it willingly to a creature and at the same time inform it of a command word to be spoken when the item is used. To make use of the item, the subject speaks the command word at the same time that it rends or breaks the item (a standard action). When this is done, the individual and all objects it is wearing and carrying (to a maximum of the character’s heavy load) are instantly transported to your abode. No other creatures are affected (aside from a familiar that is touching the subject).</text:span></text:p>
      <text:p text:style-name="P5"><text:span text:style-name="T6">You can alter the spell when casting it so that it transports you to within 10 feet of the possessor of the item when it is broken and the command word spoken. You will have a general idea of the location and situation of the item possessor at the time the </text:span><text:span text:style-name="T8">refuge </text:span><text:span text:style-name="T6">spell is discharged, but once you decide to alter the spell in this fashion, you have no choice whether or not to be transported.</text:span></text:p>
      <text:p text:style-name="P5"><text:span text:style-name="T8">Material Component: </text:span><text:span text:style-name="T6">The specially prepared object, whose construction requires gems worth 1,500 gp.</text:span></text:p>
      <text:p text:style-name="P7"><text:soft-page-break/></text:p>
      <text:p text:style-name="P5"><text:span text:style-name="T5">Regenerate</text:span></text:p>
      <text:p text:style-name="P5"><text:span text:style-name="T6">Conjuration (Healing)</text:span></text:p>
      <text:p text:style-name="P5"><text:span text:style-name="T7">Level:</text:span><text:span text:style-name="T6"> Clr 7, Drd 9, Healing 7</text:span></text:p>
      <text:p text:style-name="P5"><text:span text:style-name="T7">Components:</text:span><text:span text:style-name="T6"> V, S, DF</text:span></text:p>
      <text:p text:style-name="P5"><text:span text:style-name="T7">Casting Time:</text:span><text:span text:style-name="T6"> 3 full rounds</text:span></text:p>
      <text:p text:style-name="P5"><text:span text:style-name="T7">Range:</text:span><text:span text:style-name="T6"> Touch</text:span></text:p>
      <text:p text:style-name="P5"><text:span text:style-name="T7">Target:</text:span><text:span text:style-name="T6"> Living creature touched</text:span></text:p>
      <text:p text:style-name="P5"><text:span text:style-name="T7">Duration:</text:span><text:span text:style-name="T6"> Instantaneous</text:span></text:p>
      <text:p text:style-name="P5"><text:span text:style-name="T7">Saving Throw:</text:span><text:span text:style-name="T6"> Fortitude negates (harmless)</text:span></text:p>
      <text:p text:style-name="P5"><text:span text:style-name="T7">Spell Resistance:</text:span><text:span text:style-name="T6"> Yes (harmless)</text:span></text:p>
      <text:p text:style-name="P5"><text:span text:style-name="T6">The subject’s severed body members (fingers, toes, hands, feet, arms, legs, tails, or even heads of multiheaded creatures), broken bones, and ruined organs grow back. After the spell is cast, the physical regeneration is complete in 1 round if the severed members are present and touching the creature. It takes 2d10 rounds otherwise.</text:span></text:p>
      <text:p text:style-name="P5"><text:span text:style-name="T8">Regenerate </text:span><text:span text:style-name="T6">also cures 4d8 points of damage +1 point per caster level (maximum +35), rids the subject of exhaustion and/or fatigue, and eliminates all nonlethal damage the subject has taken. It has no effect on nonliving creatures (including undead).</text:span></text:p>
      <text:p text:style-name="P7"/>
      <text:p text:style-name="P5"><text:span text:style-name="T5">Reincarnate</text:span></text:p>
      <text:p text:style-name="P5"><text:span text:style-name="T6">Transmutation</text:span></text:p>
      <text:p text:style-name="P5"><text:span text:style-name="T7">Level:</text:span><text:span text:style-name="T6"> Drd 4</text:span></text:p>
      <text:p text:style-name="P5"><text:span text:style-name="T7">Components:</text:span><text:span text:style-name="T6"> V, S, M, DF</text:span></text:p>
      <text:p text:style-name="P5"><text:span text:style-name="T7">Casting Time:</text:span><text:span text:style-name="T6"> 10 minutes</text:span></text:p>
      <text:p text:style-name="P5"><text:span text:style-name="T7">Range:</text:span><text:span text:style-name="T6"> Touch</text:span></text:p>
      <text:p text:style-name="P5"><text:span text:style-name="T7">Target:</text:span><text:span text:style-name="T6"> Dead creature touched</text:span></text:p>
      <text:p text:style-name="P5"><text:span text:style-name="T7">Duration:</text:span><text:span text:style-name="T6"> Instantaneous</text:span></text:p>
      <text:p text:style-name="P5"><text:span text:style-name="T7">Saving Throw:</text:span><text:span text:style-name="T6"> None; see text</text:span></text:p>
      <text:p text:style-name="P5"><text:span text:style-name="T7">Spell Resistance:</text:span><text:span text:style-name="T6"> Yes (harmless)</text:span></text:p>
      <text:p text:style-name="P5"><text:soft-page-break/><text:span text:style-name="T6">With this spell, you bring back a dead creature in another body, provided that its death occurred no more than one week before the casting of the spell and the subject’s soul is free and willing to return. If the subject’s soul is not willing to return, the spell does not work; therefore, a subject that wants to return receives no saving throw.</text:span></text:p>
      <text:p text:style-name="P5"><text:span text:style-name="T6">Since the dead creature is returning in a new body, all physical ills and afflictions are repaired. The condition of the remains is not a factor. So long as some small portion of the creature’s body still exists, it can be reincarnated, but the portion receiving the spell must have been part of the creature’s body at the time of death. The magic of the spell creates an entirely new young adult body for the soul to inhabit from the natural elements at hand. This process takes 1 hour to complete. <text:s/>When the body is ready, the subject is reincarnated.</text:span></text:p>
      <text:p text:style-name="P5"><text:span text:style-name="T6">A reincarnated creature recalls the majority of its former life and form. It retains any class abilities, feats, or skill ranks it formerly possessed. Its class, base attack bonus, base save bonuses, and hit points are unchanged. Strength, Dexterity, and Constitution scores depend partly on the new body. First eliminate the subject’s racial adjustments (since it is no longer of his previous race) and then apply the adjustments found below to its remaining ability scores. The subject’s level (or Hit Dice) is reduced by 1. If the subject was 1st level, its new Constitution score is reduced by 2. (If this reduction would put its Con at 0 or lower, it can’t be reincarnated). This level/HD loss or Constitution loss cannot be repaired by any means.</text:span></text:p>
      <text:p text:style-name="P5"><text:span text:style-name="T6">It’s possible for the change in the subject’s ability scores to make it difficult for it to pursue its previous character class. If this is the case, the subject is well advised to become a multiclass character.</text:span></text:p>
      <text:p text:style-name="P5"><text:span text:style-name="T6">For a humanoid creature, the new incarnation is determined using the following table. For nonhumanoid creatures, a similar table of creatures of the same type should be created.</text:span></text:p>
      <text:p text:style-name="P5"><text:span text:style-name="T6">A creature that has been turned into an undead creature or killed by a death effect can’t be returned to life by this spell. <text:s/>Constructs, elementals, outsiders, and undead creatures can’t be reincarnated. The spell cannot bring back a creature who has died of old age.</text:span></text:p>
      <table:table table:name="Table10" table:style-name="Table10">
        <table:table-column table:style-name="Table10.A"/>
        <table:table-column table:style-name="Table10.B"/>
        <table:table-column table:style-name="Table10.C"/>
        <table:table-column table:style-name="Table10.D"/>
        <table:table-column table:style-name="Table10.E"/>
        <table:table-row table:style-name="Table10.1">
          <table:table-cell table:style-name="Table10.A1" office:value-type="string">
            <text:p text:style-name="P11"><text:span text:style-name="T7">d%</text:span></text:p>
          </table:table-cell>
          <table:table-cell table:style-name="Table10.A1" office:value-type="string">
            <text:p text:style-name="P9"><text:span text:style-name="T7">Incarnation</text:span></text:p>
          </table:table-cell>
          <table:table-cell table:style-name="Table10.A1" office:value-type="string">
            <text:p text:style-name="P11"><text:span text:style-name="T7">Str</text:span></text:p>
          </table:table-cell>
          <table:table-cell table:style-name="Table10.A1" office:value-type="string">
            <text:p text:style-name="P11"><text:span text:style-name="T7">Dex</text:span></text:p>
          </table:table-cell>
          <table:table-cell table:style-name="Table10.A1" office:value-type="string">
            <text:p text:style-name="P11"><text:span text:style-name="T7">Con</text:span></text:p>
          </table:table-cell>
        </table:table-row>
        <table:table-row table:style-name="Table10.1">
          <table:table-cell table:style-name="Table10.A2" office:value-type="string">
            <text:p text:style-name="P11"><text:span text:style-name="T6">01</text:span></text:p>
          </table:table-cell>
          <table:table-cell table:style-name="Table10.A2" office:value-type="string">
            <text:p text:style-name="P9"><text:span text:style-name="T6">Bugbear</text:span></text:p>
          </table:table-cell>
          <table:table-cell table:style-name="Table10.A2" office:value-type="string">
            <text:p text:style-name="P11"><text:span text:style-name="T6">+4</text:span></text:p>
          </table:table-cell>
          <table:table-cell table:style-name="Table10.A2" office:value-type="string">
            <text:p text:style-name="P11"><text:span text:style-name="T6">+2</text:span></text:p>
          </table:table-cell>
          <table:table-cell table:style-name="Table10.A2" office:value-type="string">
            <text:p text:style-name="P11"><text:span text:style-name="T6">+2</text:span></text:p>
          </table:table-cell>
        </table:table-row>
        <table:table-row table:style-name="Table10.1">
          <table:table-cell table:style-name="Table10.A2" office:value-type="string">
            <text:p text:style-name="P10"><text:span text:style-name="T6">02–13</text:span></text:p>
          </table:table-cell>
          <table:table-cell table:style-name="Table10.A2" office:value-type="string">
            <text:p text:style-name="P5"><text:span text:style-name="T6">Dwarf</text:span></text:p>
          </table:table-cell>
          <table:table-cell table:style-name="Table10.A2" office:value-type="string">
            <text:p text:style-name="P10"><text:span text:style-name="T6">+0</text:span></text:p>
          </table:table-cell>
          <table:table-cell table:style-name="Table10.A2" office:value-type="string">
            <text:p text:style-name="P10"><text:span text:style-name="T6">+0</text:span></text:p>
          </table:table-cell>
          <table:table-cell table:style-name="Table10.A2" office:value-type="string">
            <text:p text:style-name="P10"><text:span text:style-name="T6">+2</text:span></text:p>
          </table:table-cell>
        </table:table-row>
        <table:table-row table:style-name="Table10.1">
          <table:table-cell table:style-name="Table10.A2" office:value-type="string">
            <text:p text:style-name="P10"><text:span text:style-name="T6">14–25</text:span></text:p>
          </table:table-cell>
          <table:table-cell table:style-name="Table10.A2" office:value-type="string">
            <text:p text:style-name="P5"><text:span text:style-name="T6">Elf</text:span></text:p>
          </table:table-cell>
          <table:table-cell table:style-name="Table10.A2" office:value-type="string">
            <text:p text:style-name="P10"><text:span text:style-name="T6">+0</text:span></text:p>
          </table:table-cell>
          <table:table-cell table:style-name="Table10.A2" office:value-type="string">
            <text:p text:style-name="P10"><text:span text:style-name="T6">+2</text:span></text:p>
          </table:table-cell>
          <table:table-cell table:style-name="Table10.A2" office:value-type="string">
            <text:p text:style-name="P10"><text:span text:style-name="T6">–2</text:span></text:p>
          </table:table-cell>
        </table:table-row>
        <table:table-row table:style-name="Table10.1">
          <table:table-cell table:style-name="Table10.A2" office:value-type="string">
            <text:p text:style-name="P10"><text:span text:style-name="T6">26</text:span></text:p>
          </table:table-cell>
          <table:table-cell table:style-name="Table10.A2" office:value-type="string">
            <text:p text:style-name="P5"><text:span text:style-name="T6">Gnoll</text:span></text:p>
          </table:table-cell>
          <table:table-cell table:style-name="Table10.A2" office:value-type="string">
            <text:p text:style-name="P10"><text:span text:style-name="T6">+4</text:span></text:p>
          </table:table-cell>
          <table:table-cell table:style-name="Table10.A2" office:value-type="string">
            <text:p text:style-name="P10"><text:span text:style-name="T6">+0</text:span></text:p>
          </table:table-cell>
          <table:table-cell table:style-name="Table10.A2" office:value-type="string">
            <text:p text:style-name="P10"><text:span text:style-name="T6">+2</text:span></text:p>
          </table:table-cell>
        </table:table-row>
        <table:table-row table:style-name="Table10.1">
          <table:table-cell table:style-name="Table10.A2" office:value-type="string">
            <text:p text:style-name="P10"><text:span text:style-name="T6">27–38</text:span></text:p>
          </table:table-cell>
          <table:table-cell table:style-name="Table10.A2" office:value-type="string">
            <text:p text:style-name="P5"><text:span text:style-name="T6">Gnome</text:span></text:p>
          </table:table-cell>
          <table:table-cell table:style-name="Table10.A2" office:value-type="string">
            <text:p text:style-name="P10"><text:span text:style-name="T6">–2</text:span></text:p>
          </table:table-cell>
          <table:table-cell table:style-name="Table10.A2" office:value-type="string">
            <text:p text:style-name="P10"><text:span text:style-name="T6">+0</text:span></text:p>
          </table:table-cell>
          <table:table-cell table:style-name="Table10.A2" office:value-type="string">
            <text:p text:style-name="P10"><text:span text:style-name="T6">+2</text:span></text:p>
          </table:table-cell>
        </table:table-row>
        <table:table-row table:style-name="Table10.1">
          <table:table-cell table:style-name="Table10.A2" office:value-type="string">
            <text:p text:style-name="P10"><text:span text:style-name="T6">39–42</text:span></text:p>
          </table:table-cell>
          <table:table-cell table:style-name="Table10.A2" office:value-type="string">
            <text:p text:style-name="P5"><text:span text:style-name="T6">Goblin</text:span></text:p>
          </table:table-cell>
          <table:table-cell table:style-name="Table10.A2" office:value-type="string">
            <text:p text:style-name="P10"><text:span text:style-name="T6">–2</text:span></text:p>
          </table:table-cell>
          <table:table-cell table:style-name="Table10.A2" office:value-type="string">
            <text:p text:style-name="P10"><text:span text:style-name="T6">+2</text:span></text:p>
          </table:table-cell>
          <table:table-cell table:style-name="Table10.A2" office:value-type="string">
            <text:p text:style-name="P10"><text:span text:style-name="T6">+0</text:span></text:p>
          </table:table-cell>
        </table:table-row>
        <table:table-row table:style-name="Table10.1">
          <table:table-cell table:style-name="Table10.A2" office:value-type="string">
            <text:p text:style-name="P10"><text:span text:style-name="T6">43–52</text:span></text:p>
          </table:table-cell>
          <table:table-cell table:style-name="Table10.A2" office:value-type="string">
            <text:p text:style-name="P5"><text:span text:style-name="T6">Half-elf</text:span></text:p>
          </table:table-cell>
          <table:table-cell table:style-name="Table10.A2" office:value-type="string">
            <text:p text:style-name="P10"><text:span text:style-name="T6">+0</text:span></text:p>
          </table:table-cell>
          <table:table-cell table:style-name="Table10.A2" office:value-type="string">
            <text:p text:style-name="P10"><text:span text:style-name="T6">+0</text:span></text:p>
          </table:table-cell>
          <table:table-cell table:style-name="Table10.A2" office:value-type="string">
            <text:p text:style-name="P10"><text:span text:style-name="T6">+0</text:span></text:p>
          </table:table-cell>
        </table:table-row>
        <table:table-row table:style-name="Table10.1">
          <table:table-cell table:style-name="Table10.A2" office:value-type="string">
            <text:p text:style-name="P10"><text:span text:style-name="T6">53–62</text:span></text:p>
          </table:table-cell>
          <table:table-cell table:style-name="Table10.A2" office:value-type="string">
            <text:p text:style-name="P5"><text:span text:style-name="T6">Half-orc</text:span></text:p>
          </table:table-cell>
          <table:table-cell table:style-name="Table10.A2" office:value-type="string">
            <text:p text:style-name="P10"><text:span text:style-name="T6">+2</text:span></text:p>
          </table:table-cell>
          <table:table-cell table:style-name="Table10.A2" office:value-type="string">
            <text:p text:style-name="P10"><text:span text:style-name="T6">+0</text:span></text:p>
          </table:table-cell>
          <table:table-cell table:style-name="Table10.A2" office:value-type="string">
            <text:p text:style-name="P10"><text:span text:style-name="T6">+0</text:span></text:p>
          </table:table-cell>
        </table:table-row>
        <table:table-row table:style-name="Table10.1">
          <table:table-cell table:style-name="Table10.A2" office:value-type="string">
            <text:p text:style-name="P10"><text:span text:style-name="T6">63–74</text:span></text:p>
          </table:table-cell>
          <table:table-cell table:style-name="Table10.A2" office:value-type="string">
            <text:p text:style-name="P5"><text:span text:style-name="T6">Halfling</text:span></text:p>
          </table:table-cell>
          <table:table-cell table:style-name="Table10.A2" office:value-type="string">
            <text:p text:style-name="P10"><text:span text:style-name="T6">–2</text:span></text:p>
          </table:table-cell>
          <table:table-cell table:style-name="Table10.A2" office:value-type="string">
            <text:p text:style-name="P10"><text:span text:style-name="T6">+2</text:span></text:p>
          </table:table-cell>
          <table:table-cell table:style-name="Table10.A2" office:value-type="string">
            <text:p text:style-name="P10"><text:span text:style-name="T6">+0</text:span></text:p>
          </table:table-cell>
        </table:table-row>
        <table:table-row table:style-name="Table10.1">
          <table:table-cell table:style-name="Table10.A2" office:value-type="string">
            <text:p text:style-name="P10"><text:span text:style-name="T6">75–89</text:span></text:p>
          </table:table-cell>
          <table:table-cell table:style-name="Table10.A2" office:value-type="string">
            <text:p text:style-name="P5"><text:span text:style-name="T6">Human</text:span></text:p>
          </table:table-cell>
          <table:table-cell table:style-name="Table10.A2" office:value-type="string">
            <text:p text:style-name="P10"><text:span text:style-name="T6">+0</text:span></text:p>
          </table:table-cell>
          <table:table-cell table:style-name="Table10.A2" office:value-type="string">
            <text:p text:style-name="P10"><text:span text:style-name="T6">+0</text:span></text:p>
          </table:table-cell>
          <table:table-cell table:style-name="Table10.A2" office:value-type="string">
            <text:p text:style-name="P10"><text:span text:style-name="T6">+0</text:span></text:p>
          </table:table-cell>
        </table:table-row>
        <table:table-row table:style-name="Table10.1">
          <table:table-cell table:style-name="Table10.A2" office:value-type="string">
            <text:p text:style-name="P10"><text:span text:style-name="T6">90–93</text:span></text:p>
          </table:table-cell>
          <table:table-cell table:style-name="Table10.A2" office:value-type="string">
            <text:p text:style-name="P5"><text:span text:style-name="T6">Kobold</text:span></text:p>
          </table:table-cell>
          <table:table-cell table:style-name="Table10.A2" office:value-type="string">
            <text:p text:style-name="P10"><text:span text:style-name="T6">–4</text:span></text:p>
          </table:table-cell>
          <table:table-cell table:style-name="Table10.A2" office:value-type="string">
            <text:p text:style-name="P10"><text:span text:style-name="T6">+2</text:span></text:p>
          </table:table-cell>
          <table:table-cell table:style-name="Table10.A2" office:value-type="string">
            <text:p text:style-name="P10"><text:span text:style-name="T6">–2</text:span></text:p>
          </table:table-cell>
        </table:table-row>
        <table:table-row table:style-name="Table10.1">
          <table:table-cell table:style-name="Table10.A2" office:value-type="string">
            <text:p text:style-name="P10"><text:span text:style-name="T6">94</text:span></text:p>
          </table:table-cell>
          <table:table-cell table:style-name="Table10.A2" office:value-type="string">
            <text:p text:style-name="P5"><text:span text:style-name="T6">Lizardfolk</text:span></text:p>
          </table:table-cell>
          <table:table-cell table:style-name="Table10.A2" office:value-type="string">
            <text:p text:style-name="P10"><text:span text:style-name="T6">+2</text:span></text:p>
          </table:table-cell>
          <table:table-cell table:style-name="Table10.A2" office:value-type="string">
            <text:p text:style-name="P10"><text:span text:style-name="T6">+0</text:span></text:p>
          </table:table-cell>
          <table:table-cell table:style-name="Table10.A2" office:value-type="string">
            <text:p text:style-name="P10"><text:span text:style-name="T6">+2</text:span></text:p>
          </table:table-cell>
        </table:table-row>
        <table:table-row table:style-name="Table10.1">
          <table:table-cell table:style-name="Table10.A2" office:value-type="string">
            <text:p text:style-name="P10"><text:span text:style-name="T6">95–98</text:span></text:p>
          </table:table-cell>
          <table:table-cell table:style-name="Table10.A2" office:value-type="string">
            <text:p text:style-name="P5"><text:span text:style-name="T6">Orc</text:span></text:p>
          </table:table-cell>
          <table:table-cell table:style-name="Table10.A2" office:value-type="string">
            <text:p text:style-name="P10"><text:span text:style-name="T6">+4</text:span></text:p>
          </table:table-cell>
          <table:table-cell table:style-name="Table10.A2" office:value-type="string">
            <text:p text:style-name="P10"><text:span text:style-name="T6">+0</text:span></text:p>
          </table:table-cell>
          <table:table-cell table:style-name="Table10.A2" office:value-type="string">
            <text:p text:style-name="P10"><text:span text:style-name="T6">+0</text:span></text:p>
          </table:table-cell>
        </table:table-row>
        <table:table-row table:style-name="Table10.1">
          <table:table-cell table:style-name="Table10.A2" office:value-type="string">
            <text:p text:style-name="P10"><text:span text:style-name="T6">99</text:span></text:p>
          </table:table-cell>
          <table:table-cell table:style-name="Table10.A2" office:value-type="string">
            <text:p text:style-name="P5"><text:span text:style-name="T6">Troglodyte</text:span></text:p>
          </table:table-cell>
          <table:table-cell table:style-name="Table10.A2" office:value-type="string">
            <text:p text:style-name="P10"><text:span text:style-name="T6">+0</text:span></text:p>
          </table:table-cell>
          <table:table-cell table:style-name="Table10.A2" office:value-type="string">
            <text:p text:style-name="P10"><text:span text:style-name="T6">–2</text:span></text:p>
          </table:table-cell>
          <table:table-cell table:style-name="Table10.A2" office:value-type="string">
            <text:p text:style-name="P10"><text:span text:style-name="T6">+4</text:span></text:p>
          </table:table-cell>
        </table:table-row>
        <table:table-row table:style-name="Table10.1">
          <table:table-cell table:style-name="Table10.A16" office:value-type="string">
            <text:p text:style-name="P11"><text:span text:style-name="T6">100</text:span></text:p>
          </table:table-cell>
          <table:table-cell table:style-name="Table10.A16" office:value-type="string">
            <text:p text:style-name="P9"><text:span text:style-name="T6">Other</text:span></text:p>
          </table:table-cell>
          <table:table-cell table:style-name="Table10.A16" office:value-type="string">
            <text:p text:style-name="P11"><text:span text:style-name="T6">?</text:span></text:p>
          </table:table-cell>
          <table:table-cell table:style-name="Table10.A16" office:value-type="string">
            <text:p text:style-name="P11"><text:span text:style-name="T6">?</text:span></text:p>
          </table:table-cell>
          <table:table-cell table:style-name="Table10.A16" office:value-type="string">
            <text:p text:style-name="P11"><text:span text:style-name="T6">?</text:span></text:p>
          </table:table-cell>
        </table:table-row>
      </table:table>
      <text:p text:style-name="P5"><text:span text:style-name="T6">The reincarnated creature gains all abilities associated with its new form, including forms of movement and speeds, natural armor, natural attacks, extraordinary abilities, and the like, but it doesn’t automatically speak the language of the new form. </text:span></text:p>
      <text:p text:style-name="P5"><text:span text:style-name="T6">A </text:span><text:span text:style-name="T8">wish </text:span><text:span text:style-name="T6">or a </text:span><text:span text:style-name="T8">miracle </text:span><text:span text:style-name="T6">spell can restore a reincarnated character to his or her original form.</text:span></text:p>
      <text:p text:style-name="P5"><text:soft-page-break/><text:span text:style-name="T8">Material Component: </text:span><text:span text:style-name="T6">Rare oils and unguents worth a total of least 1,000 gp, spread over the remains.</text:span></text:p>
      <text:p text:style-name="P7"/>
      <text:p text:style-name="P5"><text:span text:style-name="T5">Remove Blindness/Deafness</text:span></text:p>
      <text:p text:style-name="P5"><text:span text:style-name="T6">Conjuration (Healing)</text:span></text:p>
      <text:p text:style-name="P5"><text:span text:style-name="T7">Level:</text:span><text:span text:style-name="T6"> Clr 3, Pal 3</text:span></text:p>
      <text:p text:style-name="P5"><text:span text:style-name="T7">Components:</text:span><text:span text:style-name="T6"> V, S</text:span></text:p>
      <text:p text:style-name="P5"><text:span text:style-name="T7">Casting Time:</text:span><text:span text:style-name="T6"> 1 standard action</text:span></text:p>
      <text:p text:style-name="P5"><text:span text:style-name="T7">Range:</text:span><text:span text:style-name="T6"> Touch</text:span></text:p>
      <text:p text:style-name="P5"><text:span text:style-name="T7">Target:</text:span><text:span text:style-name="T6"> Creature touched</text:span></text:p>
      <text:p text:style-name="P5"><text:span text:style-name="T7">Duration:</text:span><text:span text:style-name="T6"> Instantaneous</text:span></text:p>
      <text:p text:style-name="P5"><text:span text:style-name="T7">Saving Throw:</text:span><text:span text:style-name="T6"> Fortitude negates (harmless)</text:span></text:p>
      <text:p text:style-name="P5"><text:span text:style-name="T7">Spell Resistance:</text:span><text:span text:style-name="T6"> Yes (harmless)</text:span></text:p>
      <text:p text:style-name="P5"><text:span text:style-name="T8">Remove blindness/deafness </text:span><text:span text:style-name="T6">cures blindness or deafness (your choice), whether the effect is normal or magical in nature. The spell does not restore ears or eyes that have been lost, but it repairs them if they are damaged.</text:span></text:p>
      <text:p text:style-name="P5"><text:span text:style-name="T8">Remove blindness/deafness </text:span><text:span text:style-name="T6">counters and dispels </text:span><text:span text:style-name="T8">blindness/deafness</text:span><text:span text:style-name="T6">.</text:span></text:p>
      <text:p text:style-name="P7"/>
      <text:p text:style-name="P5"><text:span text:style-name="T5">Remove Curse</text:span></text:p>
      <text:p text:style-name="P5"><text:span text:style-name="T6">Abjuration</text:span></text:p>
      <text:p text:style-name="P5"><text:span text:style-name="T7">Level:</text:span><text:span text:style-name="T6"> Brd 3, Clr 3, Pal 3, Sor/Wiz 4</text:span></text:p>
      <text:p text:style-name="P5"><text:span text:style-name="T7">Components:</text:span><text:span text:style-name="T6"> V, S</text:span></text:p>
      <text:p text:style-name="P5"><text:span text:style-name="T7">Casting Time:</text:span><text:span text:style-name="T6"> 1 standard action</text:span></text:p>
      <text:p text:style-name="P5"><text:span text:style-name="T7">Range:</text:span><text:span text:style-name="T6"> Touch</text:span></text:p>
      <text:p text:style-name="P5"><text:span text:style-name="T7">Target:</text:span><text:span text:style-name="T6"> Creature or item touched</text:span></text:p>
      <text:p text:style-name="P5"><text:span text:style-name="T7">Duration:</text:span><text:span text:style-name="T6"> Instantaneous</text:span></text:p>
      <text:p text:style-name="P5"><text:span text:style-name="T7">Saving Throw: </text:span><text:span text:style-name="T6">Will negates (harmless)</text:span></text:p>
      <text:p text:style-name="P5"><text:soft-page-break/><text:span text:style-name="T7">Spell Resistance:</text:span><text:span text:style-name="T6"> Yes (harmless)</text:span></text:p>
      <text:p text:style-name="P5"><text:span text:style-name="T8">Remove curse </text:span><text:span text:style-name="T6">instantaneously removes all curses on an object or a creature. </text:span><text:span text:style-name="T8">Remove curse </text:span><text:span text:style-name="T6">does not remove the curse from a cursed shield, weapon, or suit of armor, although the spell typically enables the creature afflicted with any such cursed item to remove and get rid of it. Certain special curses may not be countered by this spell or may be countered only by a caster of a certain level or higher.</text:span></text:p>
      <text:p text:style-name="P5"><text:span text:style-name="T8">Remove curse </text:span><text:span text:style-name="T6">counters and dispels </text:span><text:span text:style-name="T8">bestow curse</text:span><text:span text:style-name="T6">.</text:span></text:p>
      <text:p text:style-name="P7"/>
      <text:p text:style-name="P5"><text:span text:style-name="T5">Remove Disease</text:span></text:p>
      <text:p text:style-name="P5"><text:span text:style-name="T6">Conjuration (Healing)</text:span></text:p>
      <text:p text:style-name="P5"><text:span text:style-name="T7">Level:</text:span><text:span text:style-name="T6"> Clr 3, Drd 3, Rgr 3</text:span></text:p>
      <text:p text:style-name="P5"><text:span text:style-name="T7">Components:</text:span><text:span text:style-name="T6"> V, S</text:span></text:p>
      <text:p text:style-name="P5"><text:span text:style-name="T7">Casting Time:</text:span><text:span text:style-name="T6"> 1 standard action</text:span></text:p>
      <text:p text:style-name="P5"><text:span text:style-name="T7">Range:</text:span><text:span text:style-name="T6"> Touch</text:span></text:p>
      <text:p text:style-name="P5"><text:span text:style-name="T7">Target:</text:span><text:span text:style-name="T6"> Creature touched</text:span></text:p>
      <text:p text:style-name="P5"><text:span text:style-name="T7">Duration:</text:span><text:span text:style-name="T6"> Instantaneous</text:span></text:p>
      <text:p text:style-name="P5"><text:span text:style-name="T7">Saving Throw:</text:span><text:span text:style-name="T6"> Fortitude negates (harmless)</text:span></text:p>
      <text:p text:style-name="P5"><text:span text:style-name="T7">Spell Resistance:</text:span><text:span text:style-name="T6"> Yes (harmless)</text:span></text:p>
      <text:p text:style-name="P5"><text:span text:style-name="T8">Remove disease </text:span><text:span text:style-name="T6">cures all diseases that the subject is suffering from. The spell also kills parasites, including green slime and others. Certain special diseases may not be countered by this spell or may be countered only by a caster of a certain level or higher.</text:span></text:p>
      <text:p text:style-name="P5"><text:span text:style-name="T8">Note: </text:span><text:span text:style-name="T6">Since the spell’s duration is instantaneous, it does not prevent reinfection after a new exposure to the same disease at a later date.</text:span></text:p>
      <text:p text:style-name="P7"/>
      <text:p text:style-name="P5"><text:span text:style-name="T5">Remove Fear</text:span></text:p>
      <text:p text:style-name="P5"><text:span text:style-name="T6">Abjuration</text:span></text:p>
      <text:p text:style-name="P5"><text:span text:style-name="T7">Level:</text:span><text:span text:style-name="T6"> Brd 1, Clr 1</text:span></text:p>
      <text:p text:style-name="P5"><text:span text:style-name="T7">Components:</text:span><text:span text:style-name="T6"> V, S</text:span></text:p>
      <text:p text:style-name="P5"><text:span text:style-name="T7">Casting Time:</text:span><text:span text:style-name="T6"> 1 standard action</text:span></text:p>
      <text:p text:style-name="P5"><text:span text:style-name="T7">Range:</text:span><text:span text:style-name="T6"> Close (25 ft. + 5 ft./2 levels)</text:span></text:p>
      <text:p text:style-name="P5"><text:span text:style-name="T7">Targets:</text:span><text:span text:style-name="T6"> One creature plus one additional creature per four levels, no two of which can be more than 30 ft. apart</text:span></text:p>
      <text:p text:style-name="P5"><text:soft-page-break/><text:span text:style-name="T7">Duration:</text:span><text:span text:style-name="T6"> 10 minutes; see text</text:span></text:p>
      <text:p text:style-name="P5"><text:span text:style-name="T7">Saving Throw: </text:span><text:span text:style-name="T6">Will negates (harmless)</text:span></text:p>
      <text:p text:style-name="P5"><text:span text:style-name="T7">Spell Resistance:</text:span><text:span text:style-name="T6"> Yes (harmless)</text:span></text:p>
      <text:p text:style-name="P5"><text:span text:style-name="T6">You instill courage in the subject, granting it a +4 morale bonus against </text:span><text:span text:style-name="T8">fear </text:span><text:span text:style-name="T6">effects for 10 minutes. If the subject is under the influence of a </text:span><text:span text:style-name="T8">fear </text:span><text:span text:style-name="T6">effect when receiving the spell, that effect is suppressed for the duration of the spell.</text:span></text:p>
      <text:p text:style-name="P5"><text:span text:style-name="T8">Remove fear </text:span><text:span text:style-name="T6">counters and dispels </text:span><text:span text:style-name="T8">cause fear</text:span><text:span text:style-name="T6">.</text:span></text:p>
      <text:p text:style-name="P7"/>
      <text:p text:style-name="P5"><text:span text:style-name="T5">Remove Paralysis</text:span></text:p>
      <text:p text:style-name="P5"><text:span text:style-name="T6">Conjuration (Healing)</text:span></text:p>
      <text:p text:style-name="P5"><text:span text:style-name="T7">Level:</text:span><text:span text:style-name="T6"> Clr 2, Pal 2</text:span></text:p>
      <text:p text:style-name="P5"><text:span text:style-name="T7">Components:</text:span><text:span text:style-name="T6"> V, S</text:span></text:p>
      <text:p text:style-name="P5"><text:span text:style-name="T7">Casting Time:</text:span><text:span text:style-name="T6"> 1 standard action</text:span></text:p>
      <text:p text:style-name="P5"><text:span text:style-name="T7">Range:</text:span><text:span text:style-name="T6"> Close (25 ft. + 5 ft./2 levels)</text:span></text:p>
      <text:p text:style-name="P5"><text:span text:style-name="T7">Targets:</text:span><text:span text:style-name="T6"> Up to four creatures, no two of which can be more than 30 ft. apart</text:span></text:p>
      <text:p text:style-name="P5"><text:span text:style-name="T7">Duration:</text:span><text:span text:style-name="T6"> Instantaneous</text:span></text:p>
      <text:p text:style-name="P5"><text:span text:style-name="T7">Saving Throw: </text:span><text:span text:style-name="T6">Will negates (harmless)</text:span></text:p>
      <text:p text:style-name="P5"><text:span text:style-name="T7">Spell Resistance:</text:span><text:span text:style-name="T6"> Yes (harmless)</text:span></text:p>
      <text:p text:style-name="P5"><text:span text:style-name="T6">You can free one or more creatures from the effects of any temporary paralysis or related magic, including a ghoul’s touch or a </text:span><text:span text:style-name="T8">slow </text:span><text:span text:style-name="T6">spell. If the spell is cast on one creature, the paralysis is negated. If cast on two creatures, each receives another save with a +4 resistance bonus against the effect that afflicts it. If cast on three or four creatures, each receives another save with a +2 resistance bonus.</text:span></text:p>
      <text:p text:style-name="P5"><text:span text:style-name="T6">The spell does not restore ability scores reduced by penalties, damage, or drain.</text:span></text:p>
      <text:p text:style-name="P7"/>
      <text:p text:style-name="P5"><text:span text:style-name="T5">Repel Metal or Stone</text:span></text:p>
      <text:p text:style-name="P5"><text:span text:style-name="T6">Abjuration [Earth]</text:span></text:p>
      <text:p text:style-name="P5"><text:span text:style-name="T7">Level:</text:span><text:span text:style-name="T6"> Drd 8</text:span></text:p>
      <text:p text:style-name="P5"><text:span text:style-name="T7">Components:</text:span><text:span text:style-name="T6"> V, S</text:span></text:p>
      <text:p text:style-name="P5"><text:span text:style-name="T7">Casting Time:</text:span><text:span text:style-name="T6"> 1 standard action</text:span></text:p>
      <text:p text:style-name="P5"><text:soft-page-break/><text:span text:style-name="T7">Range:</text:span><text:span text:style-name="T6"> 60 ft.</text:span></text:p>
      <text:p text:style-name="P5"><text:span text:style-name="T7">Area:</text:span><text:span text:style-name="T6"> 60-ft. line from you</text:span></text:p>
      <text:p text:style-name="P5"><text:span text:style-name="T7">Duration:</text:span><text:span text:style-name="T6"> 1 round/level (D)</text:span></text:p>
      <text:p text:style-name="P5"><text:span text:style-name="T7">Saving Throw:</text:span><text:span text:style-name="T6"> None</text:span></text:p>
      <text:p text:style-name="P5"><text:span text:style-name="T7">Spell Resistance:</text:span><text:span text:style-name="T6"> No</text:span></text:p>
      <text:p text:style-name="P5"><text:span text:style-name="T6">Like </text:span><text:span text:style-name="T8">repel wood, </text:span><text:span text:style-name="T6">this spell creates waves of invisible and intangible energy that roll forth from you. All metal or stone objects in the path of the spell are pushed away from you to the limit of the range. Fixed metal or stone objects larger than 3 inches in diameter and loose objects weighing more than 500 pounds are not affected. Anything else, including animated objects, small boulders, and creatures in metal armor, moves back. Fixed objects 3 inches in diameter or smaller bend or break, and the pieces move with the wave of energy. Objects affected by the spell are repelled at the rate of 40 feet per round.</text:span></text:p>
      <text:p text:style-name="P5"><text:span text:style-name="T6">Objects such as metal armor, swords, and the like are pushed back, dragging their bearers with them. Even magic items with metal components are repelled, although an </text:span><text:span text:style-name="T8">antimagic field </text:span><text:span text:style-name="T6">blocks the effects.</text:span></text:p>
      <text:p text:style-name="P5"><text:span text:style-name="T6">The waves of energy continue to sweep down the set path for the spell’s duration. After you cast the spell, the path is set, and you can then do other things or go elsewhere without affecting the spell’s power.</text:span></text:p>
      <text:p text:style-name="P7"/>
      <text:p text:style-name="P5"><text:span text:style-name="T5">Repel Vermin</text:span></text:p>
      <text:p text:style-name="P5"><text:span text:style-name="T6">Abjuration</text:span></text:p>
      <text:p text:style-name="P5"><text:span text:style-name="T7">Level:</text:span><text:span text:style-name="T6"> Brd 4, Clr 4, Drd 4, Rgr 3</text:span></text:p>
      <text:p text:style-name="P5"><text:span text:style-name="T7">Components:</text:span><text:span text:style-name="T6"> V, S, DF</text:span></text:p>
      <text:p text:style-name="P5"><text:span text:style-name="T7">Casting Time:</text:span><text:span text:style-name="T6"> 1 standard action</text:span></text:p>
      <text:p text:style-name="P5"><text:span text:style-name="T7">Range:</text:span><text:span text:style-name="T6"> 10 ft.</text:span></text:p>
      <text:p text:style-name="P5"><text:span text:style-name="T7">Area:</text:span><text:span text:style-name="T6"> 10-ft.-radius emanation centered on you</text:span></text:p>
      <text:p text:style-name="P5"><text:span text:style-name="T7">Duration:</text:span><text:span text:style-name="T6"> 10 min./level (D)</text:span></text:p>
      <text:p text:style-name="P5"><text:span text:style-name="T7">Saving Throw:</text:span><text:span text:style-name="T6"> None or Will negates; see text</text:span></text:p>
      <text:p text:style-name="P5"><text:span text:style-name="T7">Spell Resistance:</text:span><text:span text:style-name="T6"> Yes</text:span></text:p>
      <text:p text:style-name="P5"><text:span text:style-name="T6">An invisible barrier holds back vermin. A vermin with Hit Dice of less than one-third your level cannot penetrate the barrier.</text:span></text:p>
      <text:p text:style-name="P5"><text:span text:style-name="T6">A vermin with Hit Dice of one-third your level or more can penetrate the barrier if it succeeds on a Will save. Even so, crossing the barrier deals the vermin 2d6 points of damage, and pressing against the barrier causes pain, which deters most vermin.</text:span></text:p>
      <text:p text:style-name="P7"/>
      <text:p text:style-name="P5"><text:span text:style-name="T5">Repel Wood</text:span></text:p>
      <text:p text:style-name="P5"><text:span text:style-name="T6">Transmutation</text:span></text:p>
      <text:p text:style-name="P5"><text:soft-page-break/><text:span text:style-name="T7">Level:</text:span><text:span text:style-name="T6"> Drd 6, Plant 6</text:span></text:p>
      <text:p text:style-name="P5"><text:span text:style-name="T7">Components:</text:span><text:span text:style-name="T6"> V, S</text:span></text:p>
      <text:p text:style-name="P5"><text:span text:style-name="T7">Casting Time:</text:span><text:span text:style-name="T6"> 1 standard action</text:span></text:p>
      <text:p text:style-name="P5"><text:span text:style-name="T7">Range:</text:span><text:span text:style-name="T6"> 60 ft.</text:span></text:p>
      <text:p text:style-name="P5"><text:span text:style-name="T7">Area:</text:span><text:span text:style-name="T6"> 60-ft. line-shaped emanation from you</text:span></text:p>
      <text:p text:style-name="P5"><text:span text:style-name="T7">Duration:</text:span><text:span text:style-name="T6"> 1 min./level (D)</text:span></text:p>
      <text:p text:style-name="P5"><text:span text:style-name="T7">Saving Throw:</text:span><text:span text:style-name="T6"> None</text:span></text:p>
      <text:p text:style-name="P5"><text:span text:style-name="T7">Spell Resistance:</text:span><text:span text:style-name="T6"> No</text:span></text:p>
      <text:p text:style-name="P5"><text:span text:style-name="T6">Waves of energy roll forth from you, moving in the direction that you determine, causing all wooden objects in the path of the spell to be pushed away from you to the limit of the range. Wooden objects larger than 3 inches in diameter that are fixed firmly are not affected, but loose objects are. Objects 3 inches in diameter or smaller that are fixed in place splinter and break, and the pieces move with the wave of energy. Objects affected by the spell are repelled at the rate of 40 feet per round.</text:span></text:p>
      <text:p text:style-name="P5"><text:span text:style-name="T6">Objects such as wooden shields, spears, wooden weapon shafts and hafts, and arrows and bolts are pushed back, dragging those carrying them along. (A creature being dragged by an item it is carrying can let go. A creature being dragged by a shield can loose it as a move action and drop it as a free action.) If a spear is planted (set) to prevent this forced movement, it splinters. Even magic items with wooden sections are repelled, although an </text:span><text:span text:style-name="T8">antimagic field </text:span><text:span text:style-name="T6">blocks the effects.</text:span></text:p>
      <text:p text:style-name="P5"><text:span text:style-name="T6">The waves of energy continue to sweep down the set path for the spell’s duration. After you cast the spell, the path is set, and you can then do other things or go elsewhere without affecting the spell’s power.</text:span></text:p>
      <text:p text:style-name="P7"/>
      <text:p text:style-name="P5"><text:span text:style-name="T5">Repulsion</text:span></text:p>
      <text:p text:style-name="P5"><text:span text:style-name="T6">Abjuration</text:span></text:p>
      <text:p text:style-name="P5"><text:span text:style-name="T7">Level:</text:span><text:span text:style-name="T6"> Clr 7, Protection 7, Sor/Wiz 6</text:span></text:p>
      <text:p text:style-name="P5"><text:span text:style-name="T7">Components:</text:span><text:span text:style-name="T6"> V, S, F/DF</text:span></text:p>
      <text:p text:style-name="P5"><text:span text:style-name="T7">Casting Time:</text:span><text:span text:style-name="T6"> 1 standard action</text:span></text:p>
      <text:p text:style-name="P5"><text:span text:style-name="T7">Range:</text:span><text:span text:style-name="T6"> Up to 10 ft./level</text:span></text:p>
      <text:p text:style-name="P5"><text:span text:style-name="T7">Area:</text:span><text:span text:style-name="T6"> Up to 10-ft.-radius/level emanation centered on you</text:span></text:p>
      <text:p text:style-name="P5"><text:span text:style-name="T7">Duration:</text:span><text:span text:style-name="T6"> 1 round/level (D)</text:span></text:p>
      <text:p text:style-name="P5"><text:span text:style-name="T7">Saving Throw: </text:span><text:span text:style-name="T6">Will negates</text:span></text:p>
      <text:p text:style-name="P5"><text:span text:style-name="T7">Spell Resistance:</text:span><text:span text:style-name="T6"> Yes</text:span></text:p>
      <text:p text:style-name="P5"><text:span text:style-name="T6">An invisible, mobile field surrounds you and prevents creatures from approaching you. You decide how big the field is at the time of casting (to the limit your level allows). Any creature within or entering the field must attempt a save. If it fails, it becomes unable to move toward you for the duration of the spell. Repelled creatures’ actions are not otherwise restricted.</text:span></text:p>
      <text:p text:style-name="P5"><text:span text:style-name="T6">They can fight other creatures and can cast spells and attack you with ranged weapons. If you move closer to an affected creature, nothing happens. (The creature is not forced back.) The creature is free to make melee attacks against you if you come within reach. If a repelled creature moves away from you and then tries to turn back toward you, it cannot move any closer if it is still within the spell’s area.</text:span></text:p>
      <text:p text:style-name="P5"><text:soft-page-break/><text:span text:style-name="T8">Arcane Focus: </text:span><text:span text:style-name="T6">A pair of small iron bars attached to two small canine statuettes, one black and one white, the whole array worth 50 gp.</text:span></text:p>
      <text:p text:style-name="P7"/>
      <text:p text:style-name="P5"><text:span text:style-name="T5">Resilient Sphere</text:span></text:p>
      <text:p text:style-name="P5"><text:span text:style-name="T6">Evocation [Force]</text:span></text:p>
      <text:p text:style-name="P5"><text:span text:style-name="T7">Level:</text:span><text:span text:style-name="T6"> Sor/Wiz 4</text:span></text:p>
      <text:p text:style-name="P5"><text:span text:style-name="T7">Components:</text:span><text:span text:style-name="T6"> V, S, M</text:span></text:p>
      <text:p text:style-name="P5"><text:span text:style-name="T7">Casting Time:</text:span><text:span text:style-name="T6"> 1 standard action</text:span></text:p>
      <text:p text:style-name="P5"><text:span text:style-name="T7">Range:</text:span><text:span text:style-name="T6"> Close (25 ft. + 5 ft./2 levels)</text:span></text:p>
      <text:p text:style-name="P5"><text:span text:style-name="T7">Effect:</text:span><text:span text:style-name="T6"> 1-ft.-diameter/level sphere, centered around a creature</text:span></text:p>
      <text:p text:style-name="P5"><text:span text:style-name="T7">Duration:</text:span><text:span text:style-name="T6"> 1 min./level (D)</text:span></text:p>
      <text:p text:style-name="P5"><text:span text:style-name="T7">Saving Throw:</text:span><text:span text:style-name="T6"> Reflex negates</text:span></text:p>
      <text:p text:style-name="P5"><text:span text:style-name="T7">Spell Resistance:</text:span><text:span text:style-name="T6"> Yes</text:span></text:p>
      <text:p text:style-name="P5"><text:span text:style-name="T6">A globe of shimmering force encloses a creature, provided the creature is small enough to fit within the diameter of the sphere. The sphere contains its subject for the spell’s duration. The sphere is not subject to damage of any sort except from a </text:span><text:span text:style-name="T8">rod of cancellation</text:span><text:span text:style-name="T6">, a rod </text:span><text:span text:style-name="T8">of negation</text:span><text:span text:style-name="T6">, a </text:span><text:span text:style-name="T8">disintegrate </text:span><text:span text:style-name="T6">spell, or a targeted </text:span><text:span text:style-name="T8">dispel magic </text:span><text:span text:style-name="T6">spell. These effects destroy the sphere without harm to the subject. Nothing can pass through the sphere, inside or out, though the subject can breathe normally.</text:span></text:p>
      <text:p text:style-name="P5"><text:span text:style-name="T6">The subject may struggle, but the sphere cannot be physically moved either by people outside it or by the struggles of those within.</text:span></text:p>
      <text:p text:style-name="P5"><text:span text:style-name="T8">Material Component: </text:span><text:span text:style-name="T6">A hemispherical piece of clear crystal and a matching hemispherical piece of gum arabic.</text:span></text:p>
      <text:p text:style-name="P7"/>
      <text:p text:style-name="P5"><text:span text:style-name="T5">Resistance</text:span></text:p>
      <text:p text:style-name="P5"><text:span text:style-name="T6">Abjuration</text:span></text:p>
      <text:p text:style-name="P5"><text:span text:style-name="T7">Level:</text:span><text:span text:style-name="T6"> Brd 0, Clr 0, Drd 0, Pal 1, Sor/Wiz 0</text:span></text:p>
      <text:p text:style-name="P5"><text:span text:style-name="T7">Components:</text:span><text:span text:style-name="T6"> V, S, M/DF</text:span></text:p>
      <text:p text:style-name="P5"><text:span text:style-name="T7">Casting Time:</text:span><text:span text:style-name="T6"> 1 standard action</text:span></text:p>
      <text:p text:style-name="P5"><text:span text:style-name="T7">Range:</text:span><text:span text:style-name="T6"> Touch</text:span></text:p>
      <text:p text:style-name="P5"><text:span text:style-name="T7">Target:</text:span><text:span text:style-name="T6"> Creature touched</text:span></text:p>
      <text:p text:style-name="P5"><text:span text:style-name="T7">Duration:</text:span><text:span text:style-name="T6"> 1 minute</text:span></text:p>
      <text:p text:style-name="P5"><text:soft-page-break/><text:span text:style-name="T7">Saving Throw: </text:span><text:span text:style-name="T6">Will negates (harmless)</text:span></text:p>
      <text:p text:style-name="P5"><text:span text:style-name="T7">Spell Resistance:</text:span><text:span text:style-name="T6"> Yes (harmless)</text:span></text:p>
      <text:p text:style-name="P5"><text:span text:style-name="T6">You imbue the subject with magical energy that protects it from harm, granting it a +1 resistance bonus on saves.</text:span></text:p>
      <text:p text:style-name="P5"><text:span text:style-name="T8">Resistance </text:span><text:span text:style-name="T6">can be made permanent with a </text:span><text:span text:style-name="T8">permanency </text:span><text:span text:style-name="T6">spell.</text:span></text:p>
      <text:p text:style-name="P5"><text:span text:style-name="T8">Arcane Material Component: </text:span><text:span text:style-name="T6">A miniature cloak.</text:span></text:p>
      <text:p text:style-name="P7"/>
      <text:p text:style-name="P5"><text:span text:style-name="T5">Resist Energy</text:span></text:p>
      <text:p text:style-name="P5"><text:span text:style-name="T6">Abjuration</text:span></text:p>
      <text:p text:style-name="P5"><text:span text:style-name="T7">Level:</text:span><text:span text:style-name="T6"> Clr 2, Drd 2, Fire 3, Pal 2, Rgr 1, Sor/Wiz 2</text:span></text:p>
      <text:p text:style-name="P5"><text:span text:style-name="T7">Components:</text:span><text:span text:style-name="T6"> V, S, DF</text:span></text:p>
      <text:p text:style-name="P5"><text:span text:style-name="T7">Casting Time:</text:span><text:span text:style-name="T6"> 1 standard action</text:span></text:p>
      <text:p text:style-name="P5"><text:span text:style-name="T7">Range:</text:span><text:span text:style-name="T6"> Touch</text:span></text:p>
      <text:p text:style-name="P5"><text:span text:style-name="T7">Target:</text:span><text:span text:style-name="T6"> Creature touched</text:span></text:p>
      <text:p text:style-name="P5"><text:span text:style-name="T7">Duration:</text:span><text:span text:style-name="T6"> 10 min./level</text:span></text:p>
      <text:p text:style-name="P5"><text:span text:style-name="T7">Saving Throw:</text:span><text:span text:style-name="T6"> Fortitude negates (harmless)</text:span></text:p>
      <text:p text:style-name="P5"><text:span text:style-name="T7">Spell Resistance:</text:span><text:span text:style-name="T6"> Yes (harmless)</text:span></text:p>
      <text:p text:style-name="P5"><text:span text:style-name="T6">This abjuration grants a creature limited protection from damage of whichever one of five energy types you select: acid, cold, electricity, fire, or sonic. The subject gains energy resistance 10 against the energy type chosen, meaning that each time the creature is subjected to such damage (whether from a natural or magical source), that damage is reduced by 10 points before being applied to the creature’s hit points. The value of the energy resistance granted increases to 20 points at 7th level and to a maximum of 30 points at 11th level. The spell protects the recipient’s equipment as well.</text:span></text:p>
      <text:p text:style-name="P5"><text:span text:style-name="T8">Resist energy </text:span><text:span text:style-name="T6">absorbs only damage. The subject could still suffer unfortunate side effects.</text:span></text:p>
      <text:p text:style-name="P5"><text:span text:style-name="T8">Note: Resist energy </text:span><text:span text:style-name="T6">overlaps (and does not stack with) </text:span><text:span text:style-name="T8">protection from energy. </text:span><text:span text:style-name="T6">If a character is warded by </text:span><text:span text:style-name="T8">protection from energy </text:span><text:span text:style-name="T6">and </text:span><text:span text:style-name="T8">resist energy, </text:span><text:span text:style-name="T6">the </text:span><text:span text:style-name="T8">protection </text:span><text:span text:style-name="T6">spell absorbs damage until its power is exhausted.</text:span></text:p>
      <text:p text:style-name="P7"/>
      <text:p text:style-name="P5"><text:span text:style-name="T5">Restoration</text:span></text:p>
      <text:p text:style-name="P5"><text:span text:style-name="T6">Conjuration (Healing)</text:span></text:p>
      <text:p text:style-name="P5"><text:span text:style-name="T7">Level:</text:span><text:span text:style-name="T6"> Clr 4, Pal 4</text:span></text:p>
      <text:p text:style-name="P5"><text:span text:style-name="T7">Components:</text:span><text:span text:style-name="T6"> V, S, M</text:span></text:p>
      <text:p text:style-name="P5"><text:soft-page-break/><text:span text:style-name="T6">This spell functions like </text:span><text:span text:style-name="T8">lesser restoration, </text:span><text:span text:style-name="T6">except that it also dispels negative levels and restores one experience level to a creature who has had a level drained. The drained level is restored only if the time since the creature lost the level is equal to or less than one day per caster level. A character who has a level restored by r</text:span><text:span text:style-name="T8">estoration has </text:span><text:span text:style-name="T6">exactly the minimum number of experience points necessary to restore him or her to his or her previous level.</text:span></text:p>
      <text:p text:style-name="P5"><text:span text:style-name="T8">Restoration </text:span><text:span text:style-name="T6">cures all temporary ability damage, and it restores all points permanently drained from a single ability score (your choice if more than one is drained). It also eliminates any fatigue or exhaustion suffered by the target. </text:span></text:p>
      <text:p text:style-name="P5"><text:span text:style-name="T8">Restoration </text:span><text:span text:style-name="T6">does not restore levels or Constitution points lost due to death.</text:span></text:p>
      <text:p text:style-name="P5"><text:span text:style-name="T8">Material Component: </text:span><text:span text:style-name="T6">Diamond dust worth 100 gp that is sprinkled over the target.</text:span></text:p>
      <text:p text:style-name="P7"/>
      <text:p text:style-name="P5"><text:span text:style-name="T5">Restoration, Greater</text:span></text:p>
      <text:p text:style-name="P5"><text:span text:style-name="T6">Conjuration (Healing)</text:span></text:p>
      <text:p text:style-name="P5"><text:span text:style-name="T7">Level:</text:span><text:span text:style-name="T6"> Clr 7</text:span></text:p>
      <text:p text:style-name="P5"><text:span text:style-name="T7">Components:</text:span><text:span text:style-name="T6"> V, S, XP</text:span></text:p>
      <text:p text:style-name="P5"><text:span text:style-name="T7">Casting Time:</text:span><text:span text:style-name="T6"> 10 minutes</text:span></text:p>
      <text:p text:style-name="P5"><text:span text:style-name="T6">This spell functions like </text:span><text:span text:style-name="T8">lesser restoration, </text:span><text:span text:style-name="T6">except that it dispels all negative levels afflicting the healed creature. This effect also reverses level drains by a force or creature, restoring the creature to the highest level it had previously attained. The drained levels are restored only if the time since the creature lost the level is no more than one week per caster level.</text:span></text:p>
      <text:p text:style-name="P5"><text:span text:style-name="T8">Greater restoration </text:span><text:span text:style-name="T6">also dispels all magical effects penalizing the creature’s abilities, cures all temporary ability damage, and restores all points permanently drained from all ability scores. It also eliminates fatigue and exhaustion, and removes all forms of insanity, </text:span><text:span text:style-name="T8">confusion, </text:span><text:span text:style-name="T6">and similar mental effects. </text:span><text:span text:style-name="T8">Greater restoration </text:span><text:span text:style-name="T6">does not restore levels or Constitution points lost due to death.</text:span></text:p>
      <text:p text:style-name="P5"><text:span text:style-name="T8">XP Cost: </text:span><text:span text:style-name="T6">500 XP.</text:span></text:p>
      <text:p text:style-name="P7"/>
      <text:p text:style-name="P5"><text:span text:style-name="T5">Restoration, Lesser</text:span></text:p>
      <text:p text:style-name="P5"><text:span text:style-name="T6">Conjuration (Healing)</text:span></text:p>
      <text:p text:style-name="P5"><text:span text:style-name="T7">Level:</text:span><text:span text:style-name="T6"> Clr 2, Drd 2, Pal 1</text:span></text:p>
      <text:p text:style-name="P5"><text:span text:style-name="T7">Components:</text:span><text:span text:style-name="T6"> V, S</text:span></text:p>
      <text:p text:style-name="P5"><text:span text:style-name="T7">Casting Time:</text:span><text:span text:style-name="T6"> 3 rounds</text:span></text:p>
      <text:p text:style-name="P5"><text:span text:style-name="T7">Range:</text:span><text:span text:style-name="T6"> Touch</text:span></text:p>
      <text:p text:style-name="P5"><text:span text:style-name="T7">Target:</text:span><text:span text:style-name="T6"> Creature touched</text:span></text:p>
      <text:p text:style-name="P5"><text:span text:style-name="T7">Duration:</text:span><text:span text:style-name="T6"> Instantaneous</text:span></text:p>
      <text:p text:style-name="P5"><text:span text:style-name="T7">Saving Throw: </text:span><text:span text:style-name="T6">Will negates (harmless)</text:span></text:p>
      <text:p text:style-name="P5"><text:span text:style-name="T7">Spell Resistance:</text:span><text:span text:style-name="T6"> Yes (harmless)</text:span></text:p>
      <text:p text:style-name="P5"><text:soft-page-break/><text:span text:style-name="T8">Lesser restoration </text:span><text:span text:style-name="T6">dispels any magical effects reducing one of the subject’s ability scores or cures 1d4 points of temporary ability damage to one of the subject’s ability scores. It also eliminates any fatigue suffered by the character, and improves an exhausted condition to fatigued. It does not restore permanent ability drain.</text:span></text:p>
      <text:p text:style-name="P7"/>
      <text:p text:style-name="P5"><text:span text:style-name="T5">Resurrection</text:span></text:p>
      <text:p text:style-name="P5"><text:span text:style-name="T6">Conjuration (Healing)</text:span></text:p>
      <text:p text:style-name="P5"><text:span text:style-name="T7">Level:</text:span><text:span text:style-name="T6"> Clr 7</text:span></text:p>
      <text:p text:style-name="P5"><text:span text:style-name="T7">Casting Time:</text:span><text:span text:style-name="T6"> 10 minutes</text:span></text:p>
      <text:p text:style-name="P5"><text:span text:style-name="T6">This spell functions like </text:span><text:span text:style-name="T8">raise dead, </text:span><text:span text:style-name="T6">except that you are able to restore life and complete strength to any deceased creature.</text:span></text:p>
      <text:p text:style-name="P5"><text:span text:style-name="T6">The condition of the remains is not a factor. So long as some small portion of the creature’s body still exists, it can be resurrected, but the portion receiving the spell must have been part of the creature’s body at the time of death. (The remains of a creature hit by a </text:span><text:span text:style-name="T8">disintegrate </text:span><text:span text:style-name="T6">spell count as a small portion of its body.) The creature can have been dead no longer than 10 years per caster level.</text:span></text:p>
      <text:p text:style-name="P5"><text:span text:style-name="T6">Upon completion of the spell, the creature is immediately restored to full hit points, vigor, and health, with no loss of prepared spells. However, the subject loses one level, or 2 points of Constitution if the subject was 1st level. (If this reduction would bring its Con to 0 or lower, it can’t be resurrected). This level loss or Constitution loss cannot be repaired by any means.</text:span></text:p>
      <text:p text:style-name="P5"><text:span text:style-name="T6">You can resurrect someone killed by a death effect or someone who has been turned into an undead creature and then destroyed. You cannot resurrect someone who has died of old age. Constructs, elementals, outsiders, and undead creatures can’t be resurrected.</text:span></text:p>
      <text:p text:style-name="P5"><text:span text:style-name="T8">Material Component: </text:span><text:span text:style-name="T6">A sprinkle of holy water and diamonds worth a total of at least 10,000 gp.</text:span></text:p>
      <text:p text:style-name="P7"/>
      <text:p text:style-name="P5"><text:span text:style-name="T5">Reverse Gravity</text:span></text:p>
      <text:p text:style-name="P5"><text:span text:style-name="T6">Transmutation</text:span></text:p>
      <text:p text:style-name="P5"><text:span text:style-name="T7">Level:</text:span><text:span text:style-name="T6"> Drd 8, Sor/Wiz 7</text:span></text:p>
      <text:p text:style-name="P5"><text:span text:style-name="T7">Components:</text:span><text:span text:style-name="T6"> V, S, M/DF</text:span></text:p>
      <text:p text:style-name="P5"><text:span text:style-name="T7">Casting Time:</text:span><text:span text:style-name="T6"> 1 standard action</text:span></text:p>
      <text:p text:style-name="P5"><text:span text:style-name="T7">Range: </text:span><text:span text:style-name="T6">Medium (100 ft. + 10 ft./level)</text:span></text:p>
      <text:p text:style-name="P5"><text:span text:style-name="T7">Area:</text:span><text:span text:style-name="T6"> Up to one 10-ft. cube per two levels (S)</text:span></text:p>
      <text:p text:style-name="P5"><text:span text:style-name="T7">Duration:</text:span><text:span text:style-name="T6"> 1 round/level (D)</text:span></text:p>
      <text:p text:style-name="P5"><text:span text:style-name="T7">Saving Throw:</text:span><text:span text:style-name="T6"> None; see text</text:span></text:p>
      <text:p text:style-name="P5"><text:span text:style-name="T7">Spell Resistance:</text:span><text:span text:style-name="T6"> No</text:span></text:p>
      <text:p text:style-name="P5"><text:span text:style-name="T6">This spell reverses gravity in an area, causing all unattached objects and creatures within that area to fall upward and reach the top of the area in 1 round. If some solid object (such as a ceiling) is encountered in this fall, falling objects and creatures strike it in the same manner as they would during a normal downward fall. If an object or creature reaches the top of the area without striking anything, it remains there, oscillating slightly, until the spell ends. At the end of the spell duration, affected objects and creatures fall downward.</text:span></text:p>
      <text:p text:style-name="P5"><text:span text:style-name="T6">Provided it has something to hold onto, a creature caught in the area can attempt a Reflex save to secure itself when the spell strikes. Creatures who can fly or levitate can keep themselves from falling.</text:span></text:p>
      <text:p text:style-name="P5"><text:soft-page-break/><text:span text:style-name="T8">Arcane Material Component: </text:span><text:span text:style-name="T6">A lodestone and iron filings.</text:span></text:p>
      <text:p text:style-name="P7"/>
      <text:p text:style-name="P5"><text:span text:style-name="T5">Righteous Might</text:span></text:p>
      <text:p text:style-name="P5"><text:span text:style-name="T6">Transmutation</text:span></text:p>
      <text:p text:style-name="P5"><text:span text:style-name="T7">Level:</text:span><text:span text:style-name="T6"> Clr 5, Strength 5</text:span></text:p>
      <text:p text:style-name="P5"><text:span text:style-name="T7">Components:</text:span><text:span text:style-name="T6"> V, S, DF</text:span></text:p>
      <text:p text:style-name="P5"><text:span text:style-name="T7">Casting Time:</text:span><text:span text:style-name="T6"> 1 standard action</text:span></text:p>
      <text:p text:style-name="P5"><text:span text:style-name="T7">Range:</text:span><text:span text:style-name="T6"> Personal</text:span></text:p>
      <text:p text:style-name="P5"><text:span text:style-name="T7">Target:</text:span><text:span text:style-name="T6"> You</text:span></text:p>
      <text:p text:style-name="P5"><text:span text:style-name="T7">Duration:</text:span><text:span text:style-name="T6"> 1 round/level (D)</text:span></text:p>
      <text:p text:style-name="P5"><text:span text:style-name="T6">Your height immediately doubles, and your weight increases by a factor of eight. This increase changes your size category to the next larger one, and you gain a +8 size bonus to Strength and a +4 size bonus to Constitution. You gain a +4 enhancement bonus to your natural armor. You gain damage reduction 5/evil (if you normally channel positive energy) or damage reduction 5/good (if you normally channel negative energy). At 12th level this damage reduction becomes 10/evil or 10/good, and at 15th level it becomes 15/evil or 15/good (the maximum). Your size modifier for AC and attacks changes as appropriate to your new size category. This spell doesn’t change your speed. <text:s/>Determine space and reach as appropriate to your new size.</text:span></text:p>
      <text:p text:style-name="P5"><text:span text:style-name="T6">If insufficient room is available for the desired growth, you attain the maximum possible size and may make a Strength check (using your increased Strength) to burst any enclosures in the process. If you fail, you are constrained without harm by the materials enclosing you— the spell cannot crush you by increasing your size.</text:span></text:p>
      <text:p text:style-name="P5"><text:span text:style-name="T6">All equipment you wear or carry is similarly enlarged by the spell. Melee and projectile weapons deal more damage. Other magical properties are not affected by this spell. Any enlarged item that leaves your possession (including a projectile or thrown weapon) instantly returns to its normal size. This means that thrown weapons deal their normal damage (projectiles deal damage based on the size of the weapon that fired them).</text:span></text:p>
      <text:p text:style-name="P5"><text:span text:style-name="T6">Multiple magical effects that increase size do not stack.</text:span></text:p>
      <text:p text:style-name="P7"/>
      <text:p text:style-name="P5"><text:span text:style-name="T5">Rope Trick</text:span></text:p>
      <text:p text:style-name="P5"><text:span text:style-name="T6">Transmutation</text:span></text:p>
      <text:p text:style-name="P5"><text:span text:style-name="T7">Level:</text:span><text:span text:style-name="T6"> Sor/Wiz 2</text:span></text:p>
      <text:p text:style-name="P5"><text:span text:style-name="T7">Components:</text:span><text:span text:style-name="T6"> V, S, M</text:span></text:p>
      <text:p text:style-name="P5"><text:span text:style-name="T7">Casting Time:</text:span><text:span text:style-name="T6"> 1 standard action</text:span></text:p>
      <text:p text:style-name="P5"><text:span text:style-name="T7">Range:</text:span><text:span text:style-name="T6"> Touch</text:span></text:p>
      <text:p text:style-name="P5"><text:span text:style-name="T7">Target:</text:span><text:span text:style-name="T6"> One touched piece of rope from 5 ft. to 30 ft. long</text:span></text:p>
      <text:p text:style-name="P5"><text:span text:style-name="T7">Duration:</text:span><text:span text:style-name="T6"> 1 hour/level (D)</text:span></text:p>
      <text:p text:style-name="P5"><text:span text:style-name="T7">Saving Throw:</text:span><text:span text:style-name="T6"> None</text:span></text:p>
      <text:p text:style-name="P5"><text:soft-page-break/><text:span text:style-name="T7">Spell Resistance:</text:span><text:span text:style-name="T6"> No</text:span></text:p>
      <text:p text:style-name="P5"><text:span text:style-name="T6">When this spell is cast upon a piece of rope from 5 to 30 feet long, one end of the rope rises into the air until the whole rope hangs perpendicular to the ground, as if affixed at the upper end. The upper end is, in fact, fastened to an extradimensional space that is outside the multiverse of extradimensional spaces (“planes”). Creatures in the extradimensional space are hidden, beyond the reach of spells (including divinations), unless those spells work across planes. The space holds as many as eight creatures (of any size). Creatures in the space can pull the rope up into the space, making the rope “disappear.” In that case, the rope counts as one of the eight creatures that can fit in the space. The rope can support up to 16,000 pounds. A weight greater than that can pull the rope free.</text:span></text:p>
      <text:p text:style-name="P5"><text:span text:style-name="T6">Spells cannot be cast across the extradimensional interface, nor can area effects cross it. Those in the extradimensional space can see out of it as if a 3-foot-by- 5-foot window were centered on the rope. The window is present on the Material Plane, but it’s invisible, and even creatures that can see the window can’t see through it. Anything inside the extradimensional space drops out when the spell ends. The rope can be climbed by only one person at a time. The </text:span><text:span text:style-name="T8">rope trick </text:span><text:span text:style-name="T6">spell enables climbers to reach a normal place if they do not climb all the way to the extradimensional space.</text:span></text:p>
      <text:p text:style-name="P5"><text:span text:style-name="T8">Note: </text:span><text:span text:style-name="T6">It is hazardous to create an extradimensional space within an existing extradimensional space or to take an extradimensional space into an existing one.</text:span></text:p>
      <text:p text:style-name="P5"><text:span text:style-name="T8">Material Component: </text:span><text:span text:style-name="T6">Powdered corn extract and a twisted loop of parchment.</text:span></text:p>
      <text:p text:style-name="P7"/>
      <text:p text:style-name="P5"><text:span text:style-name="T5">Rusting Grasp</text:span></text:p>
      <text:p text:style-name="P5"><text:span text:style-name="T6">Transmutation</text:span></text:p>
      <text:p text:style-name="P5"><text:span text:style-name="T7">Level:</text:span><text:span text:style-name="T6"> Drd 4</text:span></text:p>
      <text:p text:style-name="P5"><text:span text:style-name="T7">Components:</text:span><text:span text:style-name="T6"> V, S, DF</text:span></text:p>
      <text:p text:style-name="P5"><text:span text:style-name="T7">Casting Time:</text:span><text:span text:style-name="T6"> 1 standard action</text:span></text:p>
      <text:p text:style-name="P5"><text:span text:style-name="T7">Range:</text:span><text:span text:style-name="T6"> Touch</text:span></text:p>
      <text:p text:style-name="P5"><text:span text:style-name="T7">Target:</text:span><text:span text:style-name="T6"> One nonmagical ferrous object (or the volume of the object within 3 ft. of the touched point) or one ferrous creature</text:span></text:p>
      <text:p text:style-name="P5"><text:span text:style-name="T7">Duration:</text:span><text:span text:style-name="T6"> See text</text:span></text:p>
      <text:p text:style-name="P5"><text:span text:style-name="T7">Saving Throw:</text:span><text:span text:style-name="T6"> None</text:span></text:p>
      <text:p text:style-name="P5"><text:span text:style-name="T7">Spell Resistance:</text:span><text:span text:style-name="T6"> No</text:span></text:p>
      <text:p text:style-name="P5"><text:span text:style-name="T6">Any iron or iron alloy item you touch becomes instantaneously rusted, pitted, and worthless, effectively destroyed. If the item is so large that it cannot fit within a 3-foot radius a 3-foot-radius volume of the metal is rusted and destroyed. Magic items made of metal are immune to this spell.</text:span></text:p>
      <text:p text:style-name="P5"><text:span text:style-name="T6">You may employ </text:span><text:span text:style-name="T8">rusting grasp </text:span><text:span text:style-name="T6">in combat with a successful melee touch attack. </text:span><text:span text:style-name="T8">Rusting grasp </text:span><text:span text:style-name="T6">used in this way instantaneously destroys 1d6 points of Armor Class gained from metal armor (to the maximum amount of protection the armor offered) through corrosion. </text:span></text:p>
      <text:p text:style-name="P5"><text:span text:style-name="T6">Weapons in use by an opponent targeted by the spell are more difficult to grasp. You must succeed on a melee touch attack against the weapon. A metal weapon that is hit is destroyed.</text:span></text:p>
      <text:p text:style-name="P5"><text:span text:style-name="T8">Note: </text:span><text:span text:style-name="T6">Striking at an opponent’s weapon provokes an attack of opportunity. Also, you must touch the weapon and not the other way around.</text:span></text:p>
      <text:p text:style-name="P5"><text:span text:style-name="T6">Against a ferrous creature, </text:span><text:span text:style-name="T8">rusting grasp </text:span><text:span text:style-name="T6">instantaneously deals 3d6 points of damage +1 per caster level (maximum +15) per successful attack. The spell lasts for 1 round per level, and you can make one melee touch attack per roun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ourier New"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style:font-face style:name="Times New Roman CE" svg:font-family="'Times New Roman CE'" style:font-family-generic="system" style:font-pitch="variable"/>
    <style:font-face style:name="Times New Roman Cyr" svg:font-family="'Times New Roman Cy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style:vertical-align="auto" style:writing-mode="lr-tb"/>
      <style:text-properties fo:color="#000000" style:font-name="Times New Roman" fo:font-family="'Times New Roman'" style:font-family-generic="roman" style:font-pitch="variable" fo:font-size="12pt" fo:language="en" fo:country="US" style:font-name-asian="Times New Roman CE" style:font-family-asian="'Times New Roman CE'" style:font-family-generic-asian="system" style:font-pitch-asian="variable" style:font-size-asian="12pt" style:language-asian="en" style:country-asian="US" style:font-name-complex="Times New Roman Cyr" style:font-family-complex="'Times New Roman Cyr'" style:font-family-generic-complex="system" style:font-pitch-complex="variable"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text-align="start" style:justify-single-word="false" fo:orphans="0" fo:widows="0" style:vertical-align="auto"/>
      <style:text-properties fo:font-size="9pt" fo:language="en" fo:country="US" style:font-size-asian="9pt" style:language-asian="en" style:country-asian="US"/>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default-outline-level="1" style:list-style-name="" style:class="text">
      <style:paragraph-properties fo:text-align="start" style:justify-single-word="false" fo:orphans="0" fo:widows="0" fo:keep-with-next="always" style:vertical-align="auto"/>
      <style:text-properties fo:font-size="10pt" fo:language="en" fo:country="US" fo:font-weight="bold" style:font-size-asian="10pt" style:language-asian="en" style:country-asian="US" style:font-weight-asian="bold"/>
    </style:style>
    <style:style style:name="Heading_20_2" style:display-name="Heading 2" style:family="paragraph" style:parent-style-name="Standard" style:default-outline-level="2" style:list-style-name="" style:class="text">
      <style:paragraph-properties fo:text-align="start" style:justify-single-word="false" fo:orphans="0" fo:widows="0" fo:keep-with-next="always" style:vertical-align="auto"/>
      <style:text-properties fo:font-size="9pt" fo:language="en" fo:country="US" fo:font-weight="bold" style:font-size-asian="9pt" style:language-asian="en" style:country-asian="US" style:font-weight-asian="bold"/>
    </style:style>
    <style:style style:name="Heading_20_3" style:display-name="Heading 3" style:family="paragraph" style:parent-style-name="Standard" style:default-outline-level="3" style:list-style-name="" style:class="text">
      <style:paragraph-properties fo:text-align="end" style:justify-single-word="false" fo:orphans="0" fo:widows="0" fo:keep-with-next="always" style:vertical-align="auto"/>
      <style:text-properties fo:font-size="10pt" fo:language="en" fo:country="US" fo:font-weight="bold" style:font-size-asian="10pt" style:language-asian="en" style:country-asian="US" style:font-weight-asian="bold"/>
    </style:style>
    <style:style style:name="Heading_20_4" style:display-name="Heading 4" style:family="paragraph" style:parent-style-name="Standard" style:default-outline-level="4" style:list-style-name="" style:class="text">
      <style:paragraph-properties fo:text-align="center" style:justify-single-word="false" fo:orphans="0" fo:widows="0" fo:keep-with-next="always" style:vertical-align="auto"/>
      <style:text-properties fo:font-size="10pt" fo:language="en" fo:country="US" fo:font-weight="bold" style:font-size-asian="10pt" style:language-asian="en" style:country-asian="US" style:font-weight-asian="bold"/>
    </style:style>
    <style:style style:name="Heading_20_5" style:display-name="Heading 5" style:family="paragraph" style:parent-style-name="Standard" style:default-outline-level="5" style:list-style-name="" style:class="text">
      <style:paragraph-properties fo:text-align="start" style:justify-single-word="false" fo:orphans="0" fo:widows="0" fo:keep-with-next="always" style:vertical-align="auto"/>
      <style:text-properties fo:font-size="10pt" fo:language="en" fo:country="US" fo:font-style="italic" style:font-size-asian="10pt" style:language-asian="en" style:country-asian="US" style:font-style-asian="italic"/>
    </style:style>
    <style:style style:name="Body_20_Text_20_2" style:display-name="Body Text 2" style:family="paragraph" style:parent-style-name="Standard" style:default-outline-level="">
      <style:paragraph-properties fo:text-align="start" style:justify-single-word="false" fo:orphans="0" fo:widows="0" style:vertical-align="auto"/>
      <style:text-properties fo:font-size="10pt" fo:language="en" fo:country="US" style:font-size-asian="10pt" style:language-asian="en" style:country-asian="US"/>
    </style:style>
    <style:style style:name="Preformatted" style:family="paragraph" style:parent-style-name="Standard" style:default-outline-level="">
      <style:paragraph-properties fo:text-align="start" style:justify-single-word="false" fo:orphans="0" fo:widows="0" style:vertical-align="auto">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paragraph-properties>
      <style:text-properties style:font-name="Courier New" fo:font-family="'Courier New'" style:font-family-generic="roman" style:font-pitch="variable" fo:font-size="10pt" fo:language="en" fo:country="US" style:font-size-asian="10pt" style:language-asian="en" style:country-asian="US"/>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5in" fo:margin-bottom="0.75in" fo:margin-left="0.75in" fo:margin-right="0.75in" style:writing-mode="lr-tb" style:layout-grid-color="#c0c0c0" style:layout-grid-lines="2413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asswall</dc:title>
    <meta:initial-creator>AKSmith</meta:initial-creator>
    <meta:creation-date>2003-07-01T14:50:00</meta:creation-date>
    <dc:date>2003-10-22T13:19:00</dc:date>
    <meta:editing-cycles>4</meta:editing-cycles>
    <meta:editing-duration>PT2S</meta:editing-duration>
    <meta:document-statistic meta:table-count="10" meta:image-count="0" meta:object-count="0" meta:page-count="48" meta:paragraph-count="1243" meta:word-count="14007" meta:character-count="81372" meta:non-whitespace-character-count="68613"/>
    <meta:generator>LibreOffice/6.1.5.2$Linux_X86_64 LibreOffice_project/10$Build-2</meta:generator>
    <meta:user-defined meta:name="Company">Wizards of the Coast</meta:user-defined>
    <meta:user-defined meta:name="Operator">AKSmith</meta:user-defined>
  </office:meta>
</office:document-meta>
</file>